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124.65pt" style:rel-column-width="16383*"/>
    </style:style>
    <style:style style:name="Table2.D" style:family="table-column">
      <style:table-column-properties style:column-width="124.65pt" style:rel-column-width="16386*"/>
    </style:style>
    <style:style style:name="Table2.A1" style:family="table-cell">
      <style:table-cell-properties fo:padding="2.75pt" fo:border="none"/>
    </style:style>
    <style:style style:name="Table3" style:family="table">
      <style:table-properties style:width="492pt" table:align="left"/>
    </style:style>
    <style:style style:name="Table3.A" style:family="table-column">
      <style:table-column-properties style:column-width="120pt"/>
    </style:style>
    <style:style style:name="Table3.B" style:family="table-column">
      <style:table-column-properties style:column-width="372pt"/>
    </style:style>
    <style:style style:name="Table3.A1" style:family="table-cell">
      <style:table-cell-properties fo:padding="2.75pt" fo:border="none"/>
    </style:style>
    <style:style style:name="Table1" style:family="table">
      <style:table-properties style:width="463.3pt" table:align="right"/>
    </style:style>
    <style:style style:name="Table1.A" style:family="table-column">
      <style:table-column-properties style:column-width="228pt"/>
    </style:style>
    <style:style style:name="Table1.B" style:family="table-column">
      <style:table-column-properties style:column-width="235.3pt"/>
    </style:style>
    <style:style style:name="Table1.A1" style:family="table-cell">
      <style:table-cell-properties fo:padding="2.75pt" fo:border-left="none" fo:border-right="none" fo:border-top="none" fo:border-bottom="0.05pt solid #000000"/>
    </style:style>
    <style:style style:name="Table1.A2" style:family="table-cell">
      <style:table-cell-properties fo:padding="2.75pt" fo:border="none"/>
    </style:style>
    <style:style style:name="P1" style:family="paragraph" style:parent-style-name="Footer">
      <style:text-properties style:font-name="DejaVu Sans" fo:font-size="8pt" officeooo:rsid="001347d7" officeooo:paragraph-rsid="001347d7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font-weight="bold" officeooo:rsid="000e8d04" officeooo:paragraph-rsid="000e8d0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1pt" fo:font-weight="bold" officeooo:rsid="000e8d04" officeooo:paragraph-rsid="000e8d04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1pt" fo:font-weight="bold" officeooo:rsid="000e8d04" officeooo:paragraph-rsid="00881f17" style:font-size-asian="11pt" style:font-weight-asian="bold" style:font-size-complex="11pt" style:font-weight-complex="bold"/>
    </style:style>
    <style:style style:name="P5" style:family="paragraph" style:parent-style-name="Standard" style:master-page-name="">
      <style:paragraph-properties fo:margin-top="18pt" fo:margin-bottom="0pt" style:contextual-spacing="false" style:page-number="auto" fo:break-before="auto" fo:break-after="auto" fo:keep-with-next="always"/>
      <style:text-properties style:font-name="DejaVu Sans" fo:font-size="11pt" fo:font-weight="bold" officeooo:rsid="004906ac" officeooo:paragraph-rsid="00567b73" style:font-size-asian="11pt" style:font-weight-asian="bold" style:font-size-complex="11pt" style:font-weight-complex="bold"/>
    </style:style>
    <style:style style:name="P6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officeooo:rsid="000e8d04" officeooo:paragraph-rsid="000e8d04" style:font-size-asian="11pt" style:font-size-complex="11pt"/>
    </style:style>
    <style:style style:name="P7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officeooo:rsid="000e8d04" officeooo:paragraph-rsid="0068e3bb" style:font-size-asian="11pt" style:font-size-complex="11pt"/>
    </style:style>
    <style:style style:name="P8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officeooo:rsid="00105ea8" officeooo:paragraph-rsid="00105ea8" style:font-size-asian="11pt" style:font-size-complex="11pt"/>
    </style:style>
    <style:style style:name="P9" style:family="paragraph" style:parent-style-name="Standard" style:master-page-name="">
      <style:paragraph-properties fo:margin-top="11.99pt" fo:margin-bottom="0pt" style:contextual-spacing="false" fo:keep-together="always" style:page-number="auto" fo:keep-with-next="always"/>
      <style:text-properties style:font-name="DejaVu Sans" fo:font-size="11pt" officeooo:rsid="00105ea8" officeooo:paragraph-rsid="00105ea8" style:font-size-asian="11pt" style:font-size-complex="11pt"/>
    </style:style>
    <style:style style:name="P10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officeooo:rsid="00105ea8" officeooo:paragraph-rsid="0068e3bb" style:font-size-asian="11pt" style:font-size-complex="11pt"/>
    </style:style>
    <style:style style:name="P11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0e8d04" officeooo:paragraph-rsid="001347d7" style:font-size-asian="11pt" style:font-weight-asian="bold" style:font-size-complex="11pt" style:font-weight-complex="bold"/>
    </style:style>
    <style:style style:name="P12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182675" officeooo:paragraph-rsid="00182675" style:font-size-asian="11pt" style:font-weight-asian="bold" style:font-size-complex="11pt" style:font-weight-complex="bold"/>
    </style:style>
    <style:style style:name="P13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1674a6" officeooo:paragraph-rsid="001674a6" style:font-size-asian="11pt" style:font-weight-asian="bold" style:font-size-complex="11pt" style:font-weight-complex="bold"/>
    </style:style>
    <style:style style:name="P14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1674a6" officeooo:paragraph-rsid="001c9e82" style:font-size-asian="11pt" style:font-weight-asian="bold" style:font-size-complex="11pt" style:font-weight-complex="bold"/>
    </style:style>
    <style:style style:name="P15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4906ac" officeooo:paragraph-rsid="004d1e99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55d4c6" officeooo:paragraph-rsid="0055d4c6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5b7963" officeooo:paragraph-rsid="005b7963" style:font-size-asian="11pt" style:font-weight-asian="bold" style:font-size-complex="11pt" style:font-weight-complex="bold"/>
    </style:style>
    <style:style style:name="P18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105ea8" officeooo:paragraph-rsid="0068e3bb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5870d9" officeooo:paragraph-rsid="005870d9" style:font-size-asian="11pt" style:font-weight-asian="bold" style:font-size-complex="11pt" style:font-weight-complex="bold"/>
    </style:style>
    <style:style style:name="P20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1pt" fo:font-weight="bold" officeooo:rsid="0011c792" officeooo:paragraph-rsid="0068e3b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11.99pt" fo:margin-bottom="0pt" style:contextual-spacing="false"/>
      <style:text-properties style:font-name="DejaVu Sans" fo:font-size="11pt" fo:font-weight="bold" officeooo:rsid="00105ea8" officeooo:paragraph-rsid="0068e3bb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11.99pt" fo:margin-bottom="0pt" style:contextual-spacing="false"/>
      <style:text-properties style:font-name="DejaVu Sans" fo:font-size="11pt" fo:font-weight="bold" officeooo:rsid="007f2fee" officeooo:paragraph-rsid="00881f17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11.99pt" fo:margin-bottom="0pt" style:contextual-spacing="false"/>
      <style:text-properties style:font-name="DejaVu Sans" fo:font-size="11pt" fo:font-weight="normal" officeooo:rsid="0055d4c6" officeooo:paragraph-rsid="0055d4c6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11.99pt" fo:margin-bottom="0pt" style:contextual-spacing="false"/>
      <style:text-properties style:font-name="DejaVu Sans" fo:font-size="11pt" fo:font-style="italic" fo:font-weight="bold" officeooo:rsid="007f2fee" officeooo:paragraph-rsid="00881f17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style:paragraph-properties fo:margin-top="11.99pt" fo:margin-bottom="0pt" style:contextual-spacing="false" fo:keep-with-next="always"/>
      <style:text-properties style:font-name="DejaVu Sans" fo:font-size="11pt" fo:font-weight="bold" officeooo:rsid="00105ea8" officeooo:paragraph-rsid="0068e3bb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11.99pt" fo:margin-bottom="0pt" style:contextual-spacing="false" fo:keep-with-next="always"/>
      <style:text-properties style:font-name="DejaVu Sans" fo:font-size="11pt" fo:font-weight="bold" officeooo:rsid="001ac126" officeooo:paragraph-rsid="0068e3bb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11.99pt" fo:margin-bottom="0pt" style:contextual-spacing="false" fo:keep-with-next="always"/>
      <style:text-properties style:font-name="DejaVu Sans" fo:font-size="11pt" officeooo:rsid="001ac126" officeooo:paragraph-rsid="0068e3bb" style:font-size-asian="11pt" style:font-size-complex="11pt"/>
    </style:style>
    <style:style style:name="P28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3e6a1" officeooo:paragraph-rsid="0013e6a1"/>
    </style:style>
    <style:style style:name="P29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674a6" officeooo:paragraph-rsid="001674a6"/>
    </style:style>
    <style:style style:name="P30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05ea8" officeooo:paragraph-rsid="001674a6"/>
    </style:style>
    <style:style style:name="P31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05ea8" officeooo:paragraph-rsid="00182675"/>
    </style:style>
    <style:style style:name="P32" style:family="paragraph" style:parent-style-name="Standard" style:master-page-name="">
      <style:paragraph-properties fo:margin-left="36pt" fo:margin-right="0pt" fo:margin-top="2.01pt" fo:margin-bottom="0pt" style:contextual-spacing="false" fo:keep-together="auto" fo:text-indent="0pt" style:auto-text-indent="false" style:page-number="auto" fo:keep-with-next="always"/>
      <style:text-properties style:font-name="DejaVu Sans Mono" officeooo:rsid="00105ea8" officeooo:paragraph-rsid="001674a6"/>
    </style:style>
    <style:style style:name="P33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05ea8" officeooo:paragraph-rsid="005870d9"/>
    </style:style>
    <style:style style:name="P34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05ea8" officeooo:paragraph-rsid="0068e3bb"/>
    </style:style>
    <style:style style:name="P35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05ea8" officeooo:paragraph-rsid="00558d34"/>
    </style:style>
    <style:style style:name="P36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05ea8" officeooo:paragraph-rsid="0055d4c6"/>
    </style:style>
    <style:style style:name="P37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05ea8" officeooo:paragraph-rsid="007209c2"/>
    </style:style>
    <style:style style:name="P38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82675" officeooo:paragraph-rsid="00182675"/>
    </style:style>
    <style:style style:name="P39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82675" officeooo:paragraph-rsid="0051f30f"/>
    </style:style>
    <style:style style:name="P40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82675" officeooo:paragraph-rsid="004a2206"/>
    </style:style>
    <style:style style:name="P41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82675" officeooo:paragraph-rsid="006192ba"/>
    </style:style>
    <style:style style:name="P42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ac126" officeooo:paragraph-rsid="001ac126"/>
    </style:style>
    <style:style style:name="P43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1d2a21" officeooo:paragraph-rsid="001d2a21"/>
    </style:style>
    <style:style style:name="P44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228713" officeooo:paragraph-rsid="00228713"/>
    </style:style>
    <style:style style:name="P45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228713" officeooo:paragraph-rsid="002322cb"/>
    </style:style>
    <style:style style:name="P46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fo:font-weight="bold" officeooo:rsid="001d2a21" officeooo:paragraph-rsid="001e2bbd" style:font-weight-asian="bold" style:font-weight-complex="bold"/>
    </style:style>
    <style:style style:name="P47" style:family="paragraph" style:parent-style-name="Standard" style:master-page-name="">
      <style:paragraph-properties fo:margin-left="36pt" fo:margin-right="0pt" fo:margin-top="2.01pt" fo:margin-bottom="0pt" style:contextual-spacing="false" fo:keep-together="always" fo:text-indent="0pt" style:auto-text-indent="false" style:page-number="auto" fo:keep-with-next="always"/>
      <style:text-properties style:font-name="DejaVu Sans Mono" fo:font-weight="bold" officeooo:rsid="006de4e8" officeooo:paragraph-rsid="006de4e8" style:font-weight-asian="bold" style:font-weight-complex="bold"/>
    </style:style>
    <style:style style:name="P48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2ad277" officeooo:paragraph-rsid="002ad277"/>
    </style:style>
    <style:style style:name="P49" style:family="paragraph" style:parent-style-name="Standard" style:master-page-name="">
      <style:paragraph-properties fo:margin-left="36pt" fo:margin-right="0pt" fo:margin-top="2.01pt" fo:margin-bottom="0pt" style:contextual-spacing="false" fo:keep-together="always" fo:text-indent="0pt" style:auto-text-indent="false" style:page-number="auto" fo:keep-with-next="always"/>
      <style:text-properties style:font-name="DejaVu Sans Mono" officeooo:rsid="002ad277" officeooo:paragraph-rsid="00428889"/>
    </style:style>
    <style:style style:name="P50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2ad277" officeooo:paragraph-rsid="0046430a"/>
    </style:style>
    <style:style style:name="P51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2ebbe7" officeooo:paragraph-rsid="002ebbe7"/>
    </style:style>
    <style:style style:name="P52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2ebbe7" officeooo:paragraph-rsid="0061697c"/>
    </style:style>
    <style:style style:name="P53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3a0072" officeooo:paragraph-rsid="003a0072"/>
    </style:style>
    <style:style style:name="P54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3a0072" officeooo:paragraph-rsid="005ec17e"/>
    </style:style>
    <style:style style:name="P55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5a23f3" officeooo:paragraph-rsid="005a23f3"/>
    </style:style>
    <style:style style:name="P56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6028ec" officeooo:paragraph-rsid="006028ec"/>
    </style:style>
    <style:style style:name="P57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6aa80e" officeooo:paragraph-rsid="006aa80e"/>
    </style:style>
    <style:style style:name="P58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 Mono" officeooo:rsid="006ad889" officeooo:paragraph-rsid="006ad889"/>
    </style:style>
    <style:style style:name="P59" style:family="paragraph" style:parent-style-name="Standard" style:master-page-name="">
      <style:paragraph-properties fo:margin-left="36pt" fo:margin-right="0pt" fo:margin-top="2.01pt" fo:margin-bottom="0pt" style:contextual-spacing="false" fo:text-indent="0pt" style:auto-text-indent="false" style:page-number="auto" fo:keep-with-next="always"/>
      <style:text-properties style:font-name="DejaVu Sans" fo:font-size="11pt" fo:font-weight="bold" officeooo:rsid="005870d9" officeooo:paragraph-rsid="005870d9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left="36pt" fo:margin-right="0pt" fo:margin-top="2.01pt" fo:margin-bottom="0pt" style:contextual-spacing="false" fo:text-indent="0pt" style:auto-text-indent="false"/>
      <style:text-properties style:font-name="DejaVu Sans Mono" officeooo:rsid="00105ea8" officeooo:paragraph-rsid="001674a6"/>
    </style:style>
    <style:style style:name="P61" style:family="paragraph" style:parent-style-name="Standard">
      <style:paragraph-properties fo:margin-left="36pt" fo:margin-right="0pt" fo:margin-top="2.01pt" fo:margin-bottom="0pt" style:contextual-spacing="false" fo:text-indent="0pt" style:auto-text-indent="false"/>
      <style:text-properties style:font-name="DejaVu Sans Mono" fo:font-size="10pt" officeooo:rsid="0013e6a1" officeooo:paragraph-rsid="0013e6a1" style:font-size-asian="10pt" style:font-size-complex="10pt"/>
    </style:style>
    <style:style style:name="P62" style:family="paragraph" style:parent-style-name="Standard">
      <style:paragraph-properties fo:margin-left="36pt" fo:margin-right="0pt" fo:margin-top="2.01pt" fo:margin-bottom="0pt" style:contextual-spacing="false" fo:text-indent="0pt" style:auto-text-indent="false"/>
      <style:text-properties style:font-name="DejaVu Sans Mono" fo:font-style="normal" officeooo:rsid="00105ea8" officeooo:paragraph-rsid="0028fadf" style:font-style-asian="normal" style:font-style-complex="normal"/>
    </style:style>
    <style:style style:name="P63" style:family="paragraph" style:parent-style-name="Standard">
      <style:paragraph-properties fo:margin-left="36pt" fo:margin-right="0pt" fo:margin-top="2.01pt" fo:margin-bottom="0pt" style:contextual-spacing="false" fo:text-indent="0pt" style:auto-text-indent="false"/>
      <style:text-properties style:font-name="DejaVu Sans" fo:font-size="11pt" fo:font-style="italic" style:text-underline-style="solid" style:text-underline-width="auto" style:text-underline-color="font-color" fo:font-weight="bold" officeooo:rsid="005870d9" officeooo:paragraph-rsid="005870d9" style:font-size-asian="11pt" style:font-style-asian="italic" style:font-weight-asian="bold" style:font-size-complex="11pt" style:font-style-complex="italic" style:font-weight-complex="bold"/>
    </style:style>
    <style:style style:name="P64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officeooo:rsid="00105ea8" officeooo:paragraph-rsid="001674a6"/>
    </style:style>
    <style:style style:name="P65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officeooo:rsid="00105ea8" officeooo:paragraph-rsid="002ebbe7"/>
    </style:style>
    <style:style style:name="P66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officeooo:rsid="00105ea8" officeooo:paragraph-rsid="003a0072"/>
    </style:style>
    <style:style style:name="P67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officeooo:rsid="00105ea8" officeooo:paragraph-rsid="004a2206"/>
    </style:style>
    <style:style style:name="P68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officeooo:rsid="00105ea8" officeooo:paragraph-rsid="005a23f3"/>
    </style:style>
    <style:style style:name="P69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officeooo:rsid="00105ea8" officeooo:paragraph-rsid="005ec17e"/>
    </style:style>
    <style:style style:name="P70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officeooo:rsid="00105ea8" officeooo:paragraph-rsid="0061697c"/>
    </style:style>
    <style:style style:name="P71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officeooo:rsid="00105ea8" officeooo:paragraph-rsid="006192ba"/>
    </style:style>
    <style:style style:name="P72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officeooo:rsid="00105ea8" officeooo:paragraph-rsid="0068e3bb"/>
    </style:style>
    <style:style style:name="P73" style:family="paragraph" style:parent-style-name="Standard">
      <style:paragraph-properties fo:margin-left="36pt" fo:margin-right="0pt" fo:margin-top="2.01pt" fo:margin-bottom="0pt" style:contextual-spacing="false" fo:keep-together="always" fo:text-indent="0pt" style:auto-text-indent="false" fo:keep-with-next="always"/>
      <style:text-properties style:font-name="DejaVu Sans Mono" officeooo:rsid="00105ea8" officeooo:paragraph-rsid="006de4e8"/>
    </style:style>
    <style:style style:name="P74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fo:font-size="12pt" fo:font-weight="bold" officeooo:rsid="0055d4c6" officeooo:paragraph-rsid="0055d4c6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36pt" fo:margin-right="0pt" fo:margin-top="2.01pt" fo:margin-bottom="0pt" style:contextual-spacing="false" fo:text-indent="0pt" style:auto-text-indent="false" fo:keep-with-next="always"/>
      <style:text-properties style:font-name="DejaVu Sans Mono" fo:font-style="normal" officeooo:rsid="001d2a21" officeooo:paragraph-rsid="002103d2" style:font-style-asian="normal" style:font-style-complex="normal"/>
    </style:style>
    <style:style style:name="P76" style:family="paragraph" style:parent-style-name="Standard" style:master-page-name="">
      <style:paragraph-properties fo:margin-left="36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tyle="normal" officeooo:rsid="001d2a21" officeooo:paragraph-rsid="001d2a21" style:font-style-asian="normal" style:font-style-complex="normal"/>
    </style:style>
    <style:style style:name="P77" style:family="paragraph" style:parent-style-name="Standard" style:master-page-name="">
      <style:paragraph-properties fo:margin-left="36pt" fo:margin-right="0pt" fo:margin-top="0pt" fo:margin-bottom="0pt" style:contextual-spacing="false" fo:text-indent="0pt" style:auto-text-indent="false" style:page-number="auto" fo:keep-with-next="always"/>
      <style:text-properties style:font-name="DejaVu Sans Mono" officeooo:rsid="00228713" officeooo:paragraph-rsid="00228713"/>
    </style:style>
    <style:style style:name="P78" style:family="paragraph" style:parent-style-name="Standard" style:master-page-name="">
      <style:paragraph-properties fo:margin-left="36pt" fo:margin-right="0pt" fo:margin-top="0pt" fo:margin-bottom="0pt" style:contextual-spacing="false" fo:text-indent="0pt" style:auto-text-indent="false" style:page-number="auto" fo:keep-with-next="always"/>
      <style:text-properties style:font-name="DejaVu Sans Mono" officeooo:rsid="00228713" officeooo:paragraph-rsid="002322cb"/>
    </style:style>
    <style:style style:name="P79" style:family="paragraph" style:parent-style-name="Standard" style:master-page-name="">
      <style:paragraph-properties fo:margin-left="36pt" fo:margin-right="0pt" fo:margin-top="0pt" fo:margin-bottom="0pt" style:contextual-spacing="false" fo:text-indent="0pt" style:auto-text-indent="false" style:page-number="auto" fo:keep-with-next="always"/>
      <style:text-properties style:font-name="DejaVu Sans Mono" officeooo:rsid="002ad277" officeooo:paragraph-rsid="002c0ff8"/>
    </style:style>
    <style:style style:name="P80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officeooo:rsid="00228713" officeooo:paragraph-rsid="00228713"/>
    </style:style>
    <style:style style:name="P81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officeooo:rsid="00228713" officeooo:paragraph-rsid="002322cb"/>
    </style:style>
    <style:style style:name="P82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style="normal" officeooo:rsid="00228713" officeooo:paragraph-rsid="00228713" style:font-style-asian="normal" style:font-style-complex="normal"/>
    </style:style>
    <style:style style:name="P83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style="normal" officeooo:rsid="00228713" officeooo:paragraph-rsid="002322cb" style:font-style-asian="normal" style:font-style-complex="normal"/>
    </style:style>
    <style:style style:name="P84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style="normal" officeooo:rsid="001d2a21" officeooo:paragraph-rsid="001d2a21" style:font-style-asian="normal" style:font-style-complex="normal"/>
    </style:style>
    <style:style style:name="P85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style="normal" fo:font-weight="bold" officeooo:rsid="00228713" officeooo:paragraph-rsid="00228713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style="normal" fo:font-weight="bold" officeooo:rsid="00228713" officeooo:paragraph-rsid="002322cb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officeooo:rsid="002ad277" officeooo:paragraph-rsid="003a0072"/>
    </style:style>
    <style:style style:name="P88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officeooo:rsid="002ad277" officeooo:paragraph-rsid="003b7c5a"/>
    </style:style>
    <style:style style:name="P89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officeooo:rsid="002ad277" officeooo:paragraph-rsid="005ec17e"/>
    </style:style>
    <style:style style:name="P90" style:family="paragraph" style:parent-style-name="Standard">
      <style:paragraph-properties fo:margin-left="36pt" fo:margin-right="0pt" fo:margin-top="0pt" fo:margin-bottom="0pt" style:contextual-spacing="false" fo:keep-together="always" fo:text-indent="0pt" style:auto-text-indent="false" fo:keep-with-next="always"/>
      <style:text-properties style:font-name="DejaVu Sans Mono" officeooo:rsid="002ad277" officeooo:paragraph-rsid="002ad277"/>
    </style:style>
    <style:style style:name="P91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weight="bold" officeooo:rsid="002ad277" officeooo:paragraph-rsid="003a0072" style:font-weight-asian="bold" style:font-weight-complex="bold"/>
    </style:style>
    <style:style style:name="P92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weight="bold" officeooo:rsid="002ad277" officeooo:paragraph-rsid="002c0ff8" style:font-weight-asian="bold" style:font-weight-complex="bold"/>
    </style:style>
    <style:style style:name="P93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weight="bold" officeooo:rsid="002ad277" officeooo:paragraph-rsid="005ec17e" style:font-weight-asian="bold" style:font-weight-complex="bold"/>
    </style:style>
    <style:style style:name="P94" style:family="paragraph" style:parent-style-name="Standard">
      <style:paragraph-properties fo:margin-left="36pt" fo:margin-right="0pt" fo:margin-top="0pt" fo:margin-bottom="0pt" style:contextual-spacing="false" fo:keep-together="always" fo:text-indent="0pt" style:auto-text-indent="false" fo:keep-with-next="always"/>
      <style:text-properties style:font-name="DejaVu Sans Mono" fo:font-weight="bold" officeooo:rsid="002ad277" officeooo:paragraph-rsid="002ad277" style:font-weight-asian="bold" style:font-weight-complex="bold"/>
    </style:style>
    <style:style style:name="P95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weight="bold" officeooo:rsid="003a0072" officeooo:paragraph-rsid="003a0072" style:font-weight-asian="bold" style:font-weight-complex="bold"/>
    </style:style>
    <style:style style:name="P96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weight="bold" officeooo:rsid="003a0072" officeooo:paragraph-rsid="003b7c5a" style:font-weight-asian="bold" style:font-weight-complex="bold"/>
    </style:style>
    <style:style style:name="P97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weight="bold" officeooo:rsid="003a0072" officeooo:paragraph-rsid="005ec17e" style:font-weight-asian="bold" style:font-weight-complex="bold"/>
    </style:style>
    <style:style style:name="P98" style:family="paragraph" style:parent-style-name="Standard">
      <style:paragraph-properties fo:margin-left="36pt" fo:margin-right="0pt" fo:margin-top="0pt" fo:margin-bottom="0pt" style:contextual-spacing="false" fo:keep-together="always" fo:text-indent="0pt" style:auto-text-indent="false" fo:keep-with-next="always"/>
      <style:text-properties style:font-name="DejaVu Sans Mono" fo:font-weight="bold" officeooo:rsid="006de4e8" officeooo:paragraph-rsid="006de4e8" style:font-weight-asian="bold" style:font-weight-complex="bold"/>
    </style:style>
    <style:style style:name="P99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weight="bold" officeooo:rsid="001d2a21" officeooo:paragraph-rsid="001d2a21" style:font-weight-asian="bold" style:font-weight-complex="bold"/>
    </style:style>
    <style:style style:name="P100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weight="bold" officeooo:rsid="001ac126" officeooo:paragraph-rsid="001ac126" style:font-weight-asian="bold" style:font-weight-complex="bold"/>
    </style:style>
    <style:style style:name="P101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fo:font-weight="bold" officeooo:rsid="001ac126" officeooo:paragraph-rsid="001c9e82" style:font-weight-asian="bold" style:font-weight-complex="bold"/>
    </style:style>
    <style:style style:name="P102" style:family="paragraph" style:parent-style-name="Standard">
      <style:paragraph-properties fo:margin-left="36pt" fo:margin-right="0pt" fo:margin-top="0pt" fo:margin-bottom="0pt" style:contextual-spacing="false" fo:keep-together="always" fo:text-indent="0pt" style:auto-text-indent="false" fo:keep-with-next="always"/>
      <style:text-properties style:font-name="DejaVu Sans Mono" officeooo:rsid="000e8d04" officeooo:paragraph-rsid="006de4e8"/>
    </style:style>
    <style:style style:name="P103" style:family="paragraph" style:parent-style-name="Standard">
      <style:paragraph-properties fo:margin-left="36pt" fo:margin-right="0pt" fo:margin-top="0pt" fo:margin-bottom="0pt" style:contextual-spacing="false" fo:text-indent="0pt" style:auto-text-indent="false" fo:keep-with-next="always"/>
      <style:text-properties style:font-name="DejaVu Sans Mono" officeooo:rsid="001ac126" officeooo:paragraph-rsid="001ac126"/>
    </style:style>
    <style:style style:name="P104" style:family="paragraph" style:parent-style-name="Standard">
      <style:paragraph-properties fo:margin-left="36pt" fo:margin-right="0pt" fo:margin-top="0pt" fo:margin-bottom="0pt" style:contextual-spacing="false" fo:text-indent="0pt" style:auto-text-indent="false"/>
      <style:text-properties style:font-name="DejaVu Sans Mono" fo:font-style="normal" officeooo:rsid="002ad277" officeooo:paragraph-rsid="002ad277" style:font-style-asian="normal" style:font-style-complex="normal"/>
    </style:style>
    <style:style style:name="P105" style:family="paragraph" style:parent-style-name="Standard">
      <style:paragraph-properties fo:margin-left="36pt" fo:margin-right="0pt" fo:margin-top="0pt" fo:margin-bottom="0pt" style:contextual-spacing="false" fo:text-indent="0pt" style:auto-text-indent="false"/>
      <style:text-properties style:font-name="DejaVu Sans Mono" fo:font-style="normal" fo:font-weight="bold" officeooo:rsid="002ad277" officeooo:paragraph-rsid="002ad277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margin-left="36pt" fo:margin-right="0pt" fo:margin-top="4pt" fo:margin-bottom="0pt" style:contextual-spacing="false" fo:text-indent="0pt" style:auto-text-indent="false" fo:keep-with-next="always"/>
      <style:text-properties style:font-name="DejaVu Sans Mono" officeooo:rsid="00105ea8" officeooo:paragraph-rsid="001d2a21"/>
    </style:style>
    <style:style style:name="P107" style:family="paragraph" style:parent-style-name="Standard" style:master-page-name="">
      <style:paragraph-properties fo:margin-left="36pt" fo:margin-right="0pt" fo:margin-top="4pt" fo:margin-bottom="0pt" style:contextual-spacing="false" fo:text-indent="0pt" style:auto-text-indent="false" style:page-number="auto" fo:keep-with-next="always"/>
      <style:text-properties style:font-name="DejaVu Sans Mono" officeooo:rsid="003a0072" officeooo:paragraph-rsid="005ec17e"/>
    </style:style>
    <style:style style:name="P108" style:family="paragraph" style:parent-style-name="Standard" style:master-page-name="">
      <style:paragraph-properties fo:margin-left="36pt" fo:margin-right="0pt" fo:margin-top="4pt" fo:margin-bottom="0pt" style:contextual-spacing="false" fo:text-indent="0pt" style:auto-text-indent="false" style:page-number="auto" fo:keep-with-next="always"/>
      <style:text-properties style:font-name="DejaVu Sans Mono" fo:font-weight="bold" officeooo:rsid="001d2a21" officeooo:paragraph-rsid="001d2a21" style:font-weight-asian="bold" style:font-weight-complex="bold"/>
    </style:style>
    <style:style style:name="P109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1674a6" officeooo:paragraph-rsid="001674a6" style:font-size-asian="10pt" style:font-size-complex="10pt"/>
    </style:style>
    <style:style style:name="P110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167acc" officeooo:paragraph-rsid="00167acc" style:font-size-asian="10pt" style:font-size-complex="10pt"/>
    </style:style>
    <style:style style:name="P111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1979b6" officeooo:paragraph-rsid="001979b6" style:font-size-asian="10pt" style:font-size-complex="10pt"/>
    </style:style>
    <style:style style:name="P112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23ed8f" officeooo:paragraph-rsid="00279b19" style:font-size-asian="10pt" style:font-size-complex="10pt"/>
    </style:style>
    <style:style style:name="P113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25b045" officeooo:paragraph-rsid="0025b045" style:font-size-asian="10pt" style:font-size-complex="10pt"/>
    </style:style>
    <style:style style:name="P114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25b045" officeooo:paragraph-rsid="00279b19" style:font-size-asian="10pt" style:font-size-complex="10pt"/>
    </style:style>
    <style:style style:name="P115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2322cb" officeooo:paragraph-rsid="00279b19" style:font-size-asian="10pt" style:font-size-complex="10pt"/>
    </style:style>
    <style:style style:name="P116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299178" officeooo:paragraph-rsid="00299178" style:font-size-asian="10pt" style:font-size-complex="10pt"/>
    </style:style>
    <style:style style:name="P117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2ebbe7" officeooo:paragraph-rsid="002ebbe7" style:font-size-asian="10pt" style:font-size-complex="10pt"/>
    </style:style>
    <style:style style:name="P118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401aa3" officeooo:paragraph-rsid="00401aa3" style:font-size-asian="10pt" style:font-size-complex="10pt"/>
    </style:style>
    <style:style style:name="P119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401aa3" officeooo:paragraph-rsid="00705570" style:font-size-asian="10pt" style:font-size-complex="10pt"/>
    </style:style>
    <style:style style:name="P120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41cbf8" officeooo:paragraph-rsid="00428889" style:font-size-asian="10pt" style:font-size-complex="10pt"/>
    </style:style>
    <style:style style:name="P121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428889" officeooo:paragraph-rsid="00428889" style:font-size-asian="10pt" style:font-size-complex="10pt"/>
    </style:style>
    <style:style style:name="P122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279b19" officeooo:paragraph-rsid="00279b19" style:font-size-asian="10pt" style:font-size-complex="10pt"/>
    </style:style>
    <style:style style:name="P123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502287" officeooo:paragraph-rsid="00502287" style:font-size-asian="10pt" style:font-size-complex="10pt"/>
    </style:style>
    <style:style style:name="P124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502287" officeooo:paragraph-rsid="007a081d" style:font-size-asian="10pt" style:font-size-complex="10pt"/>
    </style:style>
    <style:style style:name="P125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5870d9" officeooo:paragraph-rsid="005870d9" style:font-size-asian="10pt" style:font-size-complex="10pt"/>
    </style:style>
    <style:style style:name="P126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3831a4" officeooo:paragraph-rsid="0061697c" style:font-size-asian="10pt" style:font-size-complex="10pt"/>
    </style:style>
    <style:style style:name="P127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6aa80e" officeooo:paragraph-rsid="006aa80e" style:font-size-asian="10pt" style:font-size-complex="10pt"/>
    </style:style>
    <style:style style:name="P128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6de4e8" officeooo:paragraph-rsid="006de4e8" style:font-size-asian="10pt" style:font-size-complex="10pt"/>
    </style:style>
    <style:style style:name="P129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6fd363" officeooo:paragraph-rsid="006fd363" style:font-size-asian="10pt" style:font-size-complex="10pt"/>
    </style:style>
    <style:style style:name="P130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officeooo:rsid="007209c2" officeooo:paragraph-rsid="007209c2" style:font-size-asian="10pt" style:font-size-complex="10pt"/>
    </style:style>
    <style:style style:name="P131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fo:font-weight="bold" officeooo:rsid="0023ed8f" officeooo:paragraph-rsid="0023ed8f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fo:font-weight="bold" officeooo:rsid="0023ed8f" officeooo:paragraph-rsid="003cac7a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fo:font-weight="bold" officeooo:rsid="0025b045" officeooo:paragraph-rsid="0025b045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fo:font-weight="bold" officeooo:rsid="002322cb" officeooo:paragraph-rsid="002322cb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fo:font-weight="bold" officeooo:rsid="00428889" officeooo:paragraph-rsid="00428889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fo:font-weight="bold" officeooo:rsid="001c9e82" officeooo:paragraph-rsid="001c9e8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left="72pt" fo:margin-right="0pt" fo:margin-top="2.01pt" fo:margin-bottom="0pt" style:contextual-spacing="false" fo:text-indent="0pt" style:auto-text-indent="false"/>
      <style:text-properties style:font-name="DejaVu Sans Mono" fo:font-size="10pt" fo:font-weight="bold" officeooo:rsid="001ac126" officeooo:paragraph-rsid="001ac126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182675" officeooo:paragraph-rsid="00182675" style:font-size-asian="10pt" style:font-size-complex="10pt"/>
    </style:style>
    <style:style style:name="P139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182675" officeooo:paragraph-rsid="006192ba" style:font-size-asian="10pt" style:font-size-complex="10pt"/>
    </style:style>
    <style:style style:name="P140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1ac126" officeooo:paragraph-rsid="001ac126" style:font-size-asian="10pt" style:font-size-complex="10pt"/>
    </style:style>
    <style:style style:name="P141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1c9e82" officeooo:paragraph-rsid="001c9e82" style:font-size-asian="10pt" style:font-size-complex="10pt"/>
    </style:style>
    <style:style style:name="P142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105ea8" officeooo:paragraph-rsid="00167acc" style:font-size-asian="10pt" style:font-size-complex="10pt"/>
    </style:style>
    <style:style style:name="P143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167acc" officeooo:paragraph-rsid="00167acc" style:font-size-asian="10pt" style:font-size-complex="10pt"/>
    </style:style>
    <style:style style:name="P144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1674a6" officeooo:paragraph-rsid="001674a6" style:font-size-asian="10pt" style:font-size-complex="10pt"/>
    </style:style>
    <style:style style:name="P145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1e2bbd" officeooo:paragraph-rsid="001e2bbd" style:font-size-asian="10pt" style:font-size-complex="10pt"/>
    </style:style>
    <style:style style:name="P146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2ebbe7" officeooo:paragraph-rsid="002ebbe7" style:font-size-asian="10pt" style:font-size-complex="10pt"/>
    </style:style>
    <style:style style:name="P147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2ebbe7" officeooo:paragraph-rsid="0061697c" style:font-size-asian="10pt" style:font-size-complex="10pt"/>
    </style:style>
    <style:style style:name="P148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3b7c5a" officeooo:paragraph-rsid="003b7c5a" style:font-size-asian="10pt" style:font-size-complex="10pt"/>
    </style:style>
    <style:style style:name="P149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23ed8f" officeooo:paragraph-rsid="003cac7a" style:font-size-asian="10pt" style:font-size-complex="10pt"/>
    </style:style>
    <style:style style:name="P150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2322cb" officeooo:paragraph-rsid="003cac7a" style:font-size-asian="10pt" style:font-size-complex="10pt"/>
    </style:style>
    <style:style style:name="P151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299178" officeooo:paragraph-rsid="003cac7a" style:font-size-asian="10pt" style:font-size-complex="10pt"/>
    </style:style>
    <style:style style:name="P152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25b045" officeooo:paragraph-rsid="003cac7a" style:font-size-asian="10pt" style:font-size-complex="10pt"/>
    </style:style>
    <style:style style:name="P153" style:family="paragraph" style:parent-style-name="Standard">
      <style:paragraph-properties fo:margin-left="72pt" fo:margin-right="0pt" fo:margin-top="2.01pt" fo:margin-bottom="0pt" style:contextual-spacing="false" fo:keep-together="auto" fo:text-indent="0pt" style:auto-text-indent="false" fo:keep-with-next="always"/>
      <style:text-properties style:font-name="DejaVu Sans Mono" fo:font-size="10pt" officeooo:rsid="00401aa3" officeooo:paragraph-rsid="00401aa3" style:font-size-asian="10pt" style:font-size-complex="10pt"/>
    </style:style>
    <style:style style:name="P154" style:family="paragraph" style:parent-style-name="Standard">
      <style:paragraph-properties fo:margin-left="72pt" fo:margin-right="0pt" fo:margin-top="2.01pt" fo:margin-bottom="0pt" style:contextual-spacing="false" fo:keep-together="auto" fo:text-indent="0pt" style:auto-text-indent="false" fo:keep-with-next="always"/>
      <style:text-properties style:font-name="DejaVu Sans Mono" fo:font-size="10pt" officeooo:rsid="00401aa3" officeooo:paragraph-rsid="00705570" style:font-size-asian="10pt" style:font-size-complex="10pt"/>
    </style:style>
    <style:style style:name="P155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46430a" officeooo:paragraph-rsid="0046430a" style:font-size-asian="10pt" style:font-size-complex="10pt"/>
    </style:style>
    <style:style style:name="P156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279b19" officeooo:paragraph-rsid="003cac7a" style:font-size-asian="10pt" style:font-size-complex="10pt"/>
    </style:style>
    <style:style style:name="P157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502287" officeooo:paragraph-rsid="00502287" style:font-size-asian="10pt" style:font-size-complex="10pt"/>
    </style:style>
    <style:style style:name="P158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502287" officeooo:paragraph-rsid="0051f30f" style:font-size-asian="10pt" style:font-size-complex="10pt"/>
    </style:style>
    <style:style style:name="P159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502287" officeooo:paragraph-rsid="00558d34" style:font-size-asian="10pt" style:font-size-complex="10pt"/>
    </style:style>
    <style:style style:name="P160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502287" officeooo:paragraph-rsid="0055d4c6" style:font-size-asian="10pt" style:font-size-complex="10pt"/>
    </style:style>
    <style:style style:name="P161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502287" officeooo:paragraph-rsid="007a081d" style:font-size-asian="10pt" style:font-size-complex="10pt"/>
    </style:style>
    <style:style style:name="P162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5a23f3" officeooo:paragraph-rsid="005a23f3" style:font-size-asian="10pt" style:font-size-complex="10pt"/>
    </style:style>
    <style:style style:name="P163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5870d9" officeooo:paragraph-rsid="005b7963" style:font-size-asian="10pt" style:font-size-complex="10pt"/>
    </style:style>
    <style:style style:name="P164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5870d9" officeooo:paragraph-rsid="005dfada" style:font-size-asian="10pt" style:font-size-complex="10pt"/>
    </style:style>
    <style:style style:name="P165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3cac7a" officeooo:paragraph-rsid="006028ec" style:font-size-asian="10pt" style:font-size-complex="10pt"/>
    </style:style>
    <style:style style:name="P166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6aa80e" officeooo:paragraph-rsid="006aa80e" style:font-size-asian="10pt" style:font-size-complex="10pt"/>
    </style:style>
    <style:style style:name="P167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6ad889" officeooo:paragraph-rsid="006ad889" style:font-size-asian="10pt" style:font-size-complex="10pt"/>
    </style:style>
    <style:style style:name="P168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6de4e8" officeooo:paragraph-rsid="006de4e8" style:font-size-asian="10pt" style:font-size-complex="10pt"/>
    </style:style>
    <style:style style:name="P169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6fd363" officeooo:paragraph-rsid="006fd363" style:font-size-asian="10pt" style:font-size-complex="10pt"/>
    </style:style>
    <style:style style:name="P170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officeooo:rsid="007209c2" officeooo:paragraph-rsid="007209c2" style:font-size-asian="10pt" style:font-size-complex="10pt"/>
    </style:style>
    <style:style style:name="P171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ize="10pt" fo:font-weight="bold" officeooo:rsid="0025b045" officeooo:paragraph-rsid="003cac7a" style:font-size-asian="10pt" style:font-weight-asian="bold" style:font-size-complex="10pt" style:font-weight-complex="bold"/>
    </style:style>
    <style:style style:name="P172" style:family="paragraph" style:parent-style-name="Standard">
      <style:paragraph-properties fo:margin-left="72pt" fo:margin-right="0pt" fo:margin-top="2.01pt" fo:margin-bottom="0pt" style:contextual-spacing="false" fo:keep-together="always" fo:text-indent="0pt" style:auto-text-indent="false" fo:keep-with-next="always"/>
      <style:text-properties style:font-name="DejaVu Sans Mono" fo:font-size="10pt" fo:font-weight="bold" officeooo:rsid="006de4e8" officeooo:paragraph-rsid="006de4e8" style:font-size-asian="10pt" style:font-weight-asian="bold" style:font-size-complex="10pt" style:font-weight-complex="bold"/>
    </style:style>
    <style:style style:name="P173" style:family="paragraph" style:parent-style-name="Standard">
      <style:paragraph-properties fo:margin-left="72pt" fo:margin-right="0pt" fo:margin-top="2.01pt" fo:margin-bottom="0pt" style:contextual-spacing="false" fo:text-indent="0pt" style:auto-text-indent="false" fo:keep-with-next="always"/>
      <style:text-properties style:font-name="DejaVu Sans Mono" fo:font-style="normal" officeooo:rsid="00105ea8" officeooo:paragraph-rsid="003cac7a" style:font-style-asian="normal" style:font-style-complex="normal"/>
    </style:style>
    <style:style style:name="P174" style:family="paragraph" style:parent-style-name="Standard" style:master-page-name="">
      <style:paragraph-properties fo:margin-left="72pt" fo:margin-right="0pt" fo:margin-top="2.01pt" fo:margin-bottom="0pt" style:contextual-spacing="false" fo:keep-together="auto" fo:text-indent="0pt" style:auto-text-indent="false" style:page-number="auto" fo:keep-with-next="always"/>
      <style:text-properties style:font-name="DejaVu Sans Mono" fo:font-size="10pt" officeooo:rsid="00401aa3" officeooo:paragraph-rsid="00401aa3" style:font-size-asian="10pt" style:font-size-complex="10pt"/>
    </style:style>
    <style:style style:name="P175" style:family="paragraph" style:parent-style-name="Standard" style:master-page-name="">
      <style:paragraph-properties fo:margin-left="72pt" fo:margin-right="0pt" fo:margin-top="2.01pt" fo:margin-bottom="0pt" style:contextual-spacing="false" fo:keep-together="auto" fo:text-indent="0pt" style:auto-text-indent="false" style:page-number="auto" fo:keep-with-next="always"/>
      <style:text-properties style:font-name="DejaVu Sans Mono" fo:font-size="10pt" officeooo:rsid="00401aa3" officeooo:paragraph-rsid="00705570" style:font-size-asian="10pt" style:font-size-complex="10pt"/>
    </style:style>
    <style:style style:name="P176" style:family="paragraph" style:parent-style-name="Standard" style:master-page-name="">
      <style:paragraph-properties fo:margin-left="72pt" fo:margin-right="0pt" fo:margin-top="2.01pt" fo:margin-bottom="0pt" style:contextual-spacing="false" fo:text-indent="0pt" style:auto-text-indent="false" style:page-number="auto" fo:keep-with-next="always"/>
      <style:text-properties style:font-name="DejaVu Sans Mono" fo:font-size="10pt" officeooo:rsid="003cac7a" officeooo:paragraph-rsid="005ec17e" style:font-size-asian="10pt" style:font-size-complex="10pt"/>
    </style:style>
    <style:style style:name="P177" style:family="paragraph" style:parent-style-name="Standard" style:master-page-name="">
      <style:paragraph-properties fo:margin-left="72pt" fo:margin-right="0pt" fo:margin-top="2.01pt" fo:margin-bottom="0pt" style:contextual-spacing="false" fo:text-indent="0pt" style:auto-text-indent="false" style:page-number="auto" fo:keep-with-next="always"/>
      <style:text-properties style:font-name="DejaVu Sans Mono" fo:font-size="10pt" officeooo:rsid="007209c2" officeooo:paragraph-rsid="007209c2" style:font-size-asian="10pt" style:font-size-complex="10pt"/>
    </style:style>
    <style:style style:name="P178" style:family="paragraph" style:parent-style-name="Standard" style:master-page-name="">
      <style:paragraph-properties fo:margin-left="72pt" fo:margin-right="0pt" fo:margin-top="2.01pt" fo:margin-bottom="0pt" style:contextual-spacing="false" fo:text-indent="0pt" style:auto-text-indent="false" style:page-number="auto" fo:keep-with-next="always"/>
      <style:text-properties style:font-name="DejaVu Sans Mono" fo:font-size="10pt" officeooo:rsid="005a23f3" officeooo:paragraph-rsid="005a23f3" style:font-size-asian="10pt" style:font-size-complex="10pt"/>
    </style:style>
    <style:style style:name="P179" style:family="paragraph" style:parent-style-name="Standard" style:master-page-name="">
      <style:paragraph-properties fo:margin-left="72pt" fo:margin-right="0pt" fo:margin-top="2.01pt" fo:margin-bottom="0pt" style:contextual-spacing="false" fo:text-indent="0pt" style:auto-text-indent="false" style:page-number="auto"/>
      <style:text-properties style:font-name="DejaVu Sans Mono" fo:font-size="10pt" officeooo:rsid="005a23f3" officeooo:paragraph-rsid="005a23f3" style:font-size-asian="10pt" style:font-size-complex="10pt"/>
    </style:style>
    <style:style style:name="P180" style:family="paragraph" style:parent-style-name="Standard" style:master-page-name="">
      <style:paragraph-properties fo:margin-left="72pt" fo:margin-right="0pt" fo:margin-top="2.01pt" fo:margin-bottom="0pt" style:contextual-spacing="false" fo:text-indent="0pt" style:auto-text-indent="false" style:page-number="auto"/>
      <style:text-properties style:font-name="DejaVu Sans Mono" fo:font-size="10pt" officeooo:rsid="005870d9" officeooo:paragraph-rsid="005dfada" style:font-size-asian="10pt" style:font-size-complex="10pt"/>
    </style:style>
    <style:style style:name="P181" style:family="paragraph" style:parent-style-name="Standard" style:master-page-name="">
      <style:paragraph-properties fo:margin-left="72pt" fo:margin-right="0pt" fo:margin-top="4pt" fo:margin-bottom="0pt" style:contextual-spacing="false" fo:text-indent="0pt" style:auto-text-indent="false" style:page-number="auto" fo:keep-with-next="always"/>
      <style:text-properties style:font-name="DejaVu Sans Mono" fo:font-size="10pt" officeooo:rsid="001e2bbd" officeooo:paragraph-rsid="001e2bbd" style:font-size-asian="10pt" style:font-size-complex="10pt"/>
    </style:style>
    <style:style style:name="P182" style:family="paragraph" style:parent-style-name="Standard">
      <style:paragraph-properties fo:margin-left="72pt" fo:margin-right="0pt" fo:margin-top="4pt" fo:margin-bottom="0pt" style:contextual-spacing="false" fo:text-indent="0pt" style:auto-text-indent="false" fo:keep-with-next="always"/>
      <style:text-properties style:font-name="DejaVu Sans Mono" fo:font-size="10pt" officeooo:rsid="001e2bbd" officeooo:paragraph-rsid="001e2bbd" style:font-size-asian="10pt" style:font-size-complex="10pt"/>
    </style:style>
    <style:style style:name="P183" style:family="paragraph" style:parent-style-name="Standard">
      <style:paragraph-properties fo:margin-left="72pt" fo:margin-right="0pt" fo:margin-top="4pt" fo:margin-bottom="0pt" style:contextual-spacing="false" fo:text-indent="0pt" style:auto-text-indent="false" fo:keep-with-next="always"/>
      <style:text-properties style:font-name="DejaVu Sans Mono" fo:font-size="10pt" officeooo:rsid="00472a42" officeooo:paragraph-rsid="00472a42" style:font-size-asian="10pt" style:font-size-complex="10pt"/>
    </style:style>
    <style:style style:name="P184" style:family="paragraph" style:parent-style-name="Standard">
      <style:paragraph-properties fo:margin-left="72pt" fo:margin-right="0pt" fo:margin-top="4pt" fo:margin-bottom="0pt" style:contextual-spacing="false" fo:text-indent="0pt" style:auto-text-indent="false" fo:keep-with-next="always"/>
      <style:text-properties style:font-name="DejaVu Sans Mono" fo:font-size="10pt" officeooo:rsid="00182675" officeooo:paragraph-rsid="00182675" style:font-size-asian="10pt" style:font-size-complex="10pt"/>
    </style:style>
    <style:style style:name="P185" style:family="paragraph" style:parent-style-name="Standard">
      <style:paragraph-properties fo:margin-left="72pt" fo:margin-right="0pt" fo:margin-top="4pt" fo:margin-bottom="0pt" style:contextual-spacing="false" fo:text-indent="0pt" style:auto-text-indent="false" fo:keep-with-next="always"/>
      <style:text-properties style:font-name="DejaVu Sans Mono" fo:font-size="10pt" officeooo:rsid="00182675" officeooo:paragraph-rsid="006192ba" style:font-size-asian="10pt" style:font-size-complex="10pt"/>
    </style:style>
    <style:style style:name="P186" style:family="paragraph" style:parent-style-name="Standard">
      <style:paragraph-properties fo:margin-left="72pt" fo:margin-right="0pt" fo:margin-top="4pt" fo:margin-bottom="0pt" style:contextual-spacing="false" fo:text-indent="0pt" style:auto-text-indent="false" fo:keep-with-next="always"/>
      <style:text-properties style:font-name="DejaVu Sans Mono" fo:font-size="10pt" officeooo:rsid="00502287" officeooo:paragraph-rsid="00558d34" style:font-size-asian="10pt" style:font-size-complex="10pt"/>
    </style:style>
    <style:style style:name="P187" style:family="paragraph" style:parent-style-name="Standard">
      <style:paragraph-properties fo:margin-left="72pt" fo:margin-right="0pt" fo:margin-top="4pt" fo:margin-bottom="0pt" style:contextual-spacing="false" fo:text-indent="0pt" style:auto-text-indent="false" fo:keep-with-next="always"/>
      <style:text-properties style:font-name="DejaVu Sans Mono" fo:font-size="10pt" officeooo:rsid="003cac7a" officeooo:paragraph-rsid="005ec17e" style:font-size-asian="10pt" style:font-size-complex="10pt"/>
    </style:style>
    <style:style style:name="P188" style:family="paragraph" style:parent-style-name="Standard">
      <style:paragraph-properties fo:margin-left="72pt" fo:margin-right="0pt" fo:margin-top="4pt" fo:margin-bottom="0pt" style:contextual-spacing="false" fo:text-indent="0pt" style:auto-text-indent="false" fo:keep-with-next="always"/>
      <style:text-properties style:font-name="DejaVu Sans Mono" fo:font-size="10pt" officeooo:rsid="006028ec" officeooo:paragraph-rsid="006028ec" style:font-size-asian="10pt" style:font-size-complex="10pt"/>
    </style:style>
    <style:style style:name="P189" style:family="paragraph" style:parent-style-name="Standard">
      <style:paragraph-properties fo:margin-left="72pt" fo:margin-right="0pt" fo:margin-top="4pt" fo:margin-bottom="0pt" style:contextual-spacing="false" fo:text-indent="0pt" style:auto-text-indent="false" fo:keep-with-next="always"/>
      <style:text-properties style:font-name="DejaVu Sans Mono" fo:font-size="10pt" fo:font-weight="normal" officeooo:rsid="006f25b4" officeooo:paragraph-rsid="006f25b4" style:font-size-asian="10pt" style:font-weight-asian="normal" style:font-size-complex="10pt" style:font-weight-complex="normal"/>
    </style:style>
    <style:style style:name="P190" style:family="paragraph" style:parent-style-name="Standard">
      <style:paragraph-properties fo:margin-left="72pt" fo:margin-right="0pt" fo:margin-top="4pt" fo:margin-bottom="0pt" style:contextual-spacing="false" fo:text-indent="0pt" style:auto-text-indent="false"/>
      <style:text-properties style:font-name="DejaVu Sans Mono" fo:font-size="10pt" officeooo:rsid="003831a4" officeooo:paragraph-rsid="003831a4" style:font-size-asian="10pt" style:font-size-complex="10pt"/>
    </style:style>
    <style:style style:name="P191" style:family="paragraph" style:parent-style-name="Standard">
      <style:paragraph-properties fo:margin-left="72pt" fo:margin-right="0pt" fo:margin-top="4pt" fo:margin-bottom="0pt" style:contextual-spacing="false" fo:text-indent="0pt" style:auto-text-indent="false"/>
      <style:text-properties style:font-name="DejaVu Sans Mono" fo:font-size="10pt" officeooo:rsid="004bd141" officeooo:paragraph-rsid="004bd141" style:font-size-asian="10pt" style:font-size-complex="10pt"/>
    </style:style>
    <style:style style:name="P192" style:family="paragraph" style:parent-style-name="Standard">
      <style:paragraph-properties fo:margin-left="72pt" fo:margin-right="0pt" fo:margin-top="4pt" fo:margin-bottom="0pt" style:contextual-spacing="false" fo:text-indent="0pt" style:auto-text-indent="false"/>
      <style:text-properties style:font-name="DejaVu Sans Mono" fo:font-size="10pt" officeooo:rsid="003cac7a" officeooo:paragraph-rsid="006028ec" style:font-size-asian="10pt" style:font-size-complex="10pt"/>
    </style:style>
    <style:style style:name="P193" style:family="paragraph" style:parent-style-name="Standard">
      <style:paragraph-properties fo:margin-left="72pt" fo:margin-right="0pt" fo:margin-top="4pt" fo:margin-bottom="0pt" style:contextual-spacing="false" fo:text-indent="0pt" style:auto-text-indent="false"/>
      <style:text-properties style:font-name="DejaVu Sans Mono" fo:font-size="10pt" officeooo:rsid="003b7c5a" officeooo:paragraph-rsid="003b7c5a" style:font-size-asian="10pt" style:font-size-complex="10pt"/>
    </style:style>
    <style:style style:name="P194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1e2bbd" officeooo:paragraph-rsid="001e2bbd" style:font-size-asian="10pt" style:font-size-complex="10pt"/>
    </style:style>
    <style:style style:name="P195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3b7c5a" officeooo:paragraph-rsid="003b7c5a" style:font-size-asian="10pt" style:font-size-complex="10pt"/>
    </style:style>
    <style:style style:name="P196" style:family="paragraph" style:parent-style-name="Standard">
      <style:paragraph-properties fo:margin-left="72pt" fo:margin-right="0pt" fo:margin-top="0pt" fo:margin-bottom="0pt" style:contextual-spacing="false" fo:keep-together="auto" fo:text-indent="0pt" style:auto-text-indent="false" fo:keep-with-next="always"/>
      <style:text-properties style:font-name="DejaVu Sans Mono" fo:font-size="10pt" officeooo:rsid="00401aa3" officeooo:paragraph-rsid="00401aa3" style:font-size-asian="10pt" style:font-size-complex="10pt"/>
    </style:style>
    <style:style style:name="P197" style:family="paragraph" style:parent-style-name="Standard">
      <style:paragraph-properties fo:margin-left="72pt" fo:margin-right="0pt" fo:margin-top="0pt" fo:margin-bottom="0pt" style:contextual-spacing="false" fo:keep-together="auto" fo:text-indent="0pt" style:auto-text-indent="false" fo:keep-with-next="always"/>
      <style:text-properties style:font-name="DejaVu Sans Mono" fo:font-size="10pt" officeooo:rsid="00401aa3" officeooo:paragraph-rsid="00705570" style:font-size-asian="10pt" style:font-size-complex="10pt"/>
    </style:style>
    <style:style style:name="P198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472a42" officeooo:paragraph-rsid="00472a42" style:font-size-asian="10pt" style:font-size-complex="10pt"/>
    </style:style>
    <style:style style:name="P199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46430a" officeooo:paragraph-rsid="0046430a" style:font-size-asian="10pt" style:font-size-complex="10pt"/>
    </style:style>
    <style:style style:name="P200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182675" officeooo:paragraph-rsid="00182675" style:font-size-asian="10pt" style:font-size-complex="10pt"/>
    </style:style>
    <style:style style:name="P201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182675" officeooo:paragraph-rsid="006192ba" style:font-size-asian="10pt" style:font-size-complex="10pt"/>
    </style:style>
    <style:style style:name="P202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502287" officeooo:paragraph-rsid="00558d34" style:font-size-asian="10pt" style:font-size-complex="10pt"/>
    </style:style>
    <style:style style:name="P203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3cac7a" officeooo:paragraph-rsid="005ec17e" style:font-size-asian="10pt" style:font-size-complex="10pt"/>
    </style:style>
    <style:style style:name="P204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3cac7a" officeooo:paragraph-rsid="003cac7a" style:font-size-asian="10pt" style:font-size-complex="10pt"/>
    </style:style>
    <style:style style:name="P205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3cac7a" officeooo:paragraph-rsid="006028ec" style:font-size-asian="10pt" style:font-size-complex="10pt"/>
    </style:style>
    <style:style style:name="P206" style:family="paragraph" style:parent-style-name="Standard">
      <style:paragraph-properties fo:margin-left="72pt" fo:margin-right="0pt" fo:margin-top="0pt" fo:margin-bottom="0pt" style:contextual-spacing="false" fo:keep-together="always" fo:text-indent="0pt" style:auto-text-indent="false" fo:keep-with-next="always"/>
      <style:text-properties style:font-name="DejaVu Sans Mono" fo:font-size="10pt" officeooo:rsid="006de4e8" officeooo:paragraph-rsid="006de4e8" style:font-size-asian="10pt" style:font-size-complex="10pt"/>
    </style:style>
    <style:style style:name="P207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officeooo:rsid="006fd363" officeooo:paragraph-rsid="006fd363" style:font-size-asian="10pt" style:font-size-complex="10pt"/>
    </style:style>
    <style:style style:name="P208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fo:font-weight="bold" officeooo:rsid="003b7c5a" officeooo:paragraph-rsid="003b7c5a" style:font-size-asian="10pt" style:font-weight-asian="bold" style:font-size-complex="10pt" style:font-weight-complex="bold"/>
    </style:style>
    <style:style style:name="P209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fo:font-weight="bold" officeooo:rsid="003cac7a" officeooo:paragraph-rsid="005ec17e" style:font-size-asian="10pt" style:font-weight-asian="bold" style:font-size-complex="10pt" style:font-weight-complex="bold"/>
    </style:style>
    <style:style style:name="P210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fo:font-weight="bold" officeooo:rsid="003cac7a" officeooo:paragraph-rsid="003cac7a" style:font-size-asian="10pt" style:font-weight-asian="bold" style:font-size-complex="10pt" style:font-weight-complex="bold"/>
    </style:style>
    <style:style style:name="P211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fo:font-weight="bold" officeooo:rsid="003cac7a" officeooo:paragraph-rsid="006028ec" style:font-size-asian="10pt" style:font-weight-asian="bold" style:font-size-complex="10pt" style:font-weight-complex="bold"/>
    </style:style>
    <style:style style:name="P212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fo:font-weight="bold" officeooo:rsid="006f25b4" officeooo:paragraph-rsid="006f25b4" style:font-size-asian="10pt" style:font-weight-asian="bold" style:font-size-complex="10pt" style:font-weight-complex="bold"/>
    </style:style>
    <style:style style:name="P213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10pt" fo:font-weight="normal" officeooo:rsid="006f25b4" officeooo:paragraph-rsid="006f25b4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fo:margin-left="72pt" fo:margin-right="0pt" fo:margin-top="0pt" fo:margin-bottom="0pt" style:contextual-spacing="false" fo:text-indent="0pt" style:auto-text-indent="false" fo:keep-with-next="always"/>
      <style:text-properties style:font-name="DejaVu Sans Mono" fo:font-size="9pt" fo:font-weight="normal" officeooo:rsid="006f25b4" officeooo:paragraph-rsid="006f25b4" style:font-size-asian="9pt" style:font-weight-asian="normal" style:font-size-complex="9pt" style:font-weight-complex="normal"/>
    </style:style>
    <style:style style:name="P215" style:family="paragraph" style:parent-style-name="Standard">
      <style:paragraph-properties fo:margin-left="72pt" fo:margin-right="0pt" fo:margin-top="0pt" fo:margin-bottom="0pt" style:contextual-spacing="false" fo:text-indent="0pt" style:auto-text-indent="false"/>
      <style:text-properties style:font-name="DejaVu Sans Mono" fo:font-size="10pt" officeooo:rsid="003831a4" officeooo:paragraph-rsid="003831a4" style:font-size-asian="10pt" style:font-size-complex="10pt"/>
    </style:style>
    <style:style style:name="P216" style:family="paragraph" style:parent-style-name="Standard">
      <style:paragraph-properties fo:margin-left="72pt" fo:margin-right="0pt" fo:margin-top="0pt" fo:margin-bottom="0pt" style:contextual-spacing="false" fo:text-indent="0pt" style:auto-text-indent="false"/>
      <style:text-properties style:font-name="DejaVu Sans Mono" fo:font-size="10pt" officeooo:rsid="00182675" officeooo:paragraph-rsid="006192ba" style:font-size-asian="10pt" style:font-size-complex="10pt"/>
    </style:style>
    <style:style style:name="P217" style:family="paragraph" style:parent-style-name="Standard">
      <style:paragraph-properties fo:margin-left="72pt" fo:margin-right="0pt" fo:margin-top="0pt" fo:margin-bottom="0pt" style:contextual-spacing="false" fo:text-indent="0pt" style:auto-text-indent="false"/>
      <style:text-properties style:font-name="DejaVu Sans Mono" fo:font-size="10pt" officeooo:rsid="006de4e8" officeooo:paragraph-rsid="006de4e8" style:font-size-asian="10pt" style:font-size-complex="10pt"/>
    </style:style>
    <style:style style:name="P218" style:family="paragraph" style:parent-style-name="Standard">
      <style:paragraph-properties fo:margin-left="72pt" fo:margin-right="0pt" fo:margin-top="0pt" fo:margin-bottom="0pt" style:contextual-spacing="false" fo:text-indent="0pt" style:auto-text-indent="false"/>
      <style:text-properties style:font-name="DejaVu Sans Mono" fo:font-size="10pt" fo:font-weight="bold" officeooo:rsid="001f8aa0" officeooo:paragraph-rsid="001f8aa0" style:font-size-asian="10pt" style:font-weight-asian="bold" style:font-size-complex="10pt" style:font-weight-complex="bold"/>
    </style:style>
    <style:style style:name="P219" style:family="paragraph" style:parent-style-name="Standard">
      <style:paragraph-properties fo:margin-left="72pt" fo:margin-right="0pt" fo:margin-top="0pt" fo:margin-bottom="0pt" style:contextual-spacing="false" fo:text-indent="0pt" style:auto-text-indent="false"/>
      <style:text-properties style:font-name="DejaVu Sans Mono" fo:font-size="10pt" fo:font-weight="bold" officeooo:rsid="003b7c5a" officeooo:paragraph-rsid="003b7c5a" style:font-size-asian="10pt" style:font-weight-asian="bold" style:font-size-complex="10pt" style:font-weight-complex="bold"/>
    </style:style>
    <style:style style:name="P220" style:family="paragraph" style:parent-style-name="Standard">
      <style:paragraph-properties fo:margin-left="72pt" fo:margin-right="0pt" fo:margin-top="0pt" fo:margin-bottom="0pt" style:contextual-spacing="false" fo:text-indent="0pt" style:auto-text-indent="false"/>
      <style:text-properties style:font-name="DejaVu Sans Mono" fo:font-size="10pt" fo:font-weight="bold" officeooo:rsid="003cac7a" officeooo:paragraph-rsid="003cac7a" style:font-size-asian="10pt" style:font-weight-asian="bold" style:font-size-complex="10pt" style:font-weight-complex="bold"/>
    </style:style>
    <style:style style:name="P221" style:family="paragraph" style:parent-style-name="Standard">
      <style:paragraph-properties fo:margin-left="72pt" fo:margin-right="0pt" fo:margin-top="0pt" fo:margin-bottom="0pt" style:contextual-spacing="false" fo:text-indent="0pt" style:auto-text-indent="false"/>
      <style:text-properties style:font-name="DejaVu Sans Mono" fo:font-size="10pt" fo:font-weight="normal" officeooo:rsid="006f25b4" officeooo:paragraph-rsid="006f25b4" style:font-size-asian="10pt" style:font-weight-asian="normal" style:font-size-complex="10pt" style:font-weight-complex="normal"/>
    </style:style>
    <style:style style:name="P222" style:family="paragraph" style:parent-style-name="Standard">
      <style:paragraph-properties fo:margin-left="72pt" fo:margin-right="0pt" fo:margin-top="0pt" fo:margin-bottom="0pt" style:contextual-spacing="false" fo:text-indent="0pt" style:auto-text-indent="false"/>
      <style:text-properties style:font-name="DejaVu Sans Mono" fo:font-size="9pt" fo:font-weight="normal" officeooo:rsid="006f25b4" officeooo:paragraph-rsid="006f25b4" style:font-size-asian="9pt" style:font-weight-asian="normal" style:font-size-complex="9pt" style:font-weight-complex="normal"/>
    </style:style>
    <style:style style:name="P223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/>
      <style:text-properties style:font-name="DejaVu Sans Mono" fo:font-size="10pt" fo:font-weight="bold" officeooo:rsid="0046430a" officeooo:paragraph-rsid="0046430a" style:font-size-asian="10pt" style:font-weight-asian="bold" style:font-size-complex="10pt" style:font-weight-complex="bold"/>
    </style:style>
    <style:style style:name="P224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/>
      <style:text-properties style:font-name="DejaVu Sans Mono" fo:font-size="10pt" officeooo:rsid="00472a42" officeooo:paragraph-rsid="00472a42" style:font-size-asian="10pt" style:font-size-complex="10pt"/>
    </style:style>
    <style:style style:name="P225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/>
      <style:text-properties style:font-name="DejaVu Sans Mono" fo:font-size="10pt" officeooo:rsid="003831a4" officeooo:paragraph-rsid="003831a4" style:font-size-asian="10pt" style:font-size-complex="10pt"/>
    </style:style>
    <style:style style:name="P226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officeooo:rsid="00182675" officeooo:paragraph-rsid="00182675" style:font-size-asian="10pt" style:font-size-complex="10pt"/>
    </style:style>
    <style:style style:name="P227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officeooo:rsid="00182675" officeooo:paragraph-rsid="006192ba" style:font-size-asian="10pt" style:font-size-complex="10pt"/>
    </style:style>
    <style:style style:name="P228" style:family="paragraph" style:parent-style-name="Standard" style:master-page-name="">
      <style:paragraph-properties fo:margin-left="72pt" fo:margin-right="0pt" fo:margin-top="0pt" fo:margin-bottom="0pt" style:contextual-spacing="false" fo:keep-together="auto" fo:text-indent="0pt" style:auto-text-indent="false" style:page-number="auto" fo:keep-with-next="always"/>
      <style:text-properties style:font-name="DejaVu Sans Mono" fo:font-size="10pt" officeooo:rsid="00401aa3" officeooo:paragraph-rsid="00401aa3" style:font-size-asian="10pt" style:font-size-complex="10pt"/>
    </style:style>
    <style:style style:name="P229" style:family="paragraph" style:parent-style-name="Standard" style:master-page-name="">
      <style:paragraph-properties fo:margin-left="72pt" fo:margin-right="0pt" fo:margin-top="0pt" fo:margin-bottom="0pt" style:contextual-spacing="false" fo:keep-together="auto" fo:text-indent="0pt" style:auto-text-indent="false" style:page-number="auto" fo:keep-with-next="always"/>
      <style:text-properties style:font-name="DejaVu Sans Mono" fo:font-size="10pt" officeooo:rsid="00401aa3" officeooo:paragraph-rsid="00705570" style:font-size-asian="10pt" style:font-size-complex="10pt"/>
    </style:style>
    <style:style style:name="P230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officeooo:rsid="003cac7a" officeooo:paragraph-rsid="005ec17e" style:font-size-asian="10pt" style:font-size-complex="10pt"/>
    </style:style>
    <style:style style:name="P231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officeooo:rsid="006fd363" officeooo:paragraph-rsid="006fd363" style:font-size-asian="10pt" style:font-size-complex="10pt"/>
    </style:style>
    <style:style style:name="P232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fo:font-weight="bold" officeooo:rsid="0055d4c6" officeooo:paragraph-rsid="0055d4c6" style:font-size-asian="10pt" style:font-weight-asian="bold" style:font-size-complex="10pt" style:font-weight-complex="bold"/>
    </style:style>
    <style:style style:name="P233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fo:font-weight="bold" officeooo:rsid="006de4e8" officeooo:paragraph-rsid="006de4e8" style:font-size-asian="10pt" style:font-weight-asian="bold" style:font-size-complex="10pt" style:font-weight-complex="bold"/>
    </style:style>
    <style:style style:name="P234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 fo:keep-with-next="auto"/>
      <style:text-properties style:font-name="DejaVu Sans Mono" fo:font-size="10pt" officeooo:rsid="006fd363" officeooo:paragraph-rsid="006fd363" style:font-size-asian="10pt" style:font-size-complex="10pt"/>
    </style:style>
    <style:style style:name="P235" style:family="paragraph" style:parent-style-name="Standard" style:master-page-name="">
      <style:paragraph-properties fo:margin-left="72pt" fo:margin-right="0pt" fo:margin-top="0pt" fo:margin-bottom="0pt" style:contextual-spacing="false" fo:text-indent="0pt" style:auto-text-indent="false" style:page-number="auto" fo:keep-with-next="auto"/>
      <style:text-properties style:font-name="DejaVu Sans Mono" fo:font-size="10pt" fo:font-weight="bold" officeooo:rsid="003cac7a" officeooo:paragraph-rsid="005ec17e" style:font-size-asian="10pt" style:font-weight-asian="bold" style:font-size-complex="10pt" style:font-weight-complex="bold"/>
    </style:style>
    <style:style style:name="P236" style:family="paragraph" style:parent-style-name="Standard">
      <style:paragraph-properties fo:margin-left="0pt" fo:margin-right="0pt" fo:margin-top="2.01pt" fo:margin-bottom="0pt" style:contextual-spacing="false" fo:keep-together="always" fo:text-indent="0pt" style:auto-text-indent="false" fo:keep-with-next="always"/>
      <style:text-properties style:font-name="DejaVu Sans Mono" fo:font-size="9pt" officeooo:rsid="003599cd" officeooo:paragraph-rsid="003599cd" style:font-size-asian="9pt" style:font-size-complex="9pt"/>
    </style:style>
    <style:style style:name="P237" style:family="paragraph" style:parent-style-name="Standard">
      <style:paragraph-properties fo:margin-left="0pt" fo:margin-right="0pt" fo:margin-top="2.01pt" fo:margin-bottom="0pt" style:contextual-spacing="false" fo:keep-together="always" fo:text-indent="0pt" style:auto-text-indent="false" fo:keep-with-next="always"/>
      <style:text-properties style:font-name="DejaVu Sans Mono" officeooo:rsid="001c9e82" officeooo:paragraph-rsid="003599cd"/>
    </style:style>
    <style:style style:name="P238" style:family="paragraph" style:parent-style-name="Standard" style:master-page-name="">
      <style:paragraph-properties fo:margin-left="0pt" fo:margin-right="0pt" fo:margin-top="2.01pt" fo:margin-bottom="0pt" style:contextual-spacing="false" fo:text-indent="0pt" style:auto-text-indent="false" style:page-number="auto" fo:keep-with-next="always"/>
      <style:text-properties style:font-name="DejaVu Sans Mono" fo:font-size="11pt" fo:font-style="italic" officeooo:rsid="001d2a21" officeooo:paragraph-rsid="001d2a21" style:font-size-asian="11pt" style:font-style-asian="italic" style:font-size-complex="11pt" style:font-style-complex="italic"/>
    </style:style>
    <style:style style:name="P239" style:family="paragraph" style:parent-style-name="Standard">
      <style:paragraph-properties fo:margin-left="0pt" fo:margin-right="0pt" fo:margin-top="4pt" fo:margin-bottom="0pt" style:contextual-spacing="false" fo:text-indent="0pt" style:auto-text-indent="false" fo:keep-with-next="always"/>
      <style:text-properties style:font-name="DejaVu Sans Mono" fo:font-size="11pt" fo:font-style="italic" officeooo:rsid="001d2a21" officeooo:paragraph-rsid="001d2a21" style:font-size-asian="11pt" style:font-style-asian="italic" style:font-size-complex="11pt" style:font-style-complex="italic"/>
    </style:style>
    <style:style style:name="P240" style:family="paragraph" style:parent-style-name="Standard">
      <style:paragraph-properties fo:margin-left="0pt" fo:margin-right="0pt" fo:margin-top="0pt" fo:margin-bottom="0pt" style:contextual-spacing="false" fo:keep-together="always" fo:text-indent="0pt" style:auto-text-indent="false" fo:keep-with-next="always"/>
      <style:text-properties style:font-name="DejaVu Sans Mono" fo:font-style="normal" officeooo:rsid="00346ee3" officeooo:paragraph-rsid="003599cd" style:font-style-asian="normal" style:font-style-complex="normal"/>
    </style:style>
    <style:style style:name="P241" style:family="paragraph" style:parent-style-name="Standard">
      <style:paragraph-properties fo:margin-left="0pt" fo:margin-right="0pt" fo:margin-top="0pt" fo:margin-bottom="0pt" style:contextual-spacing="false" fo:keep-together="always" fo:text-indent="0pt" style:auto-text-indent="false" fo:keep-with-next="always"/>
      <style:text-properties style:font-name="DejaVu Sans Mono" fo:font-style="normal" fo:font-weight="bold" officeooo:rsid="00346ee3" officeooo:paragraph-rsid="003599cd" style:font-style-asian="normal" style:font-weight-asian="bold" style:font-style-complex="normal" style:font-weight-complex="bold"/>
    </style:style>
    <style:style style:name="P242" style:family="paragraph" style:parent-style-name="Standard" style:master-page-name="">
      <style:paragraph-properties fo:margin-left="0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1pt" fo:font-style="italic" fo:font-weight="normal" officeooo:rsid="002322cb" officeooo:paragraph-rsid="002322cb" style:font-size-asian="11pt" style:font-style-asian="italic" style:font-weight-asian="normal" style:font-size-complex="11pt" style:font-style-complex="italic" style:font-weight-complex="normal"/>
    </style:style>
    <style:style style:name="P243" style:family="paragraph" style:parent-style-name="Standard">
      <style:paragraph-properties fo:margin-left="0pt" fo:margin-right="0pt" fo:margin-top="11.99pt" fo:margin-bottom="0pt" style:contextual-spacing="false" fo:text-indent="0pt" style:auto-text-indent="false" fo:keep-with-next="always"/>
      <style:text-properties style:font-name="DejaVu Sans" fo:font-size="11pt" fo:font-weight="bold" officeooo:rsid="00105ea8" officeooo:paragraph-rsid="0068e3bb" style:font-size-asian="11pt" style:font-weight-asian="bold" style:font-size-complex="11pt" style:font-weight-complex="bold"/>
    </style:style>
    <style:style style:name="P244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 fo:keep-with-next="always"/>
      <style:text-properties style:font-name="DejaVu Sans" fo:font-size="11pt" fo:font-weight="bold" officeooo:rsid="00105ea8" officeooo:paragraph-rsid="0068e3bb" style:font-size-asian="11pt" style:font-weight-asian="bold" style:font-size-complex="11pt" style:font-weight-complex="bold"/>
    </style:style>
    <style:style style:name="P245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 fo:keep-with-next="always">
        <style:tab-stops/>
      </style:paragraph-properties>
      <style:text-properties style:font-name="DejaVu Sans" fo:font-size="11pt" fo:font-weight="bold" officeooo:rsid="006de4e8" officeooo:paragraph-rsid="006de4e8" style:font-size-asian="11pt" style:font-weight-asian="bold" style:font-size-complex="11pt" style:font-weight-complex="bold"/>
    </style:style>
    <style:style style:name="P246" style:family="paragraph" style:parent-style-name="Standard" style:master-page-name="">
      <style:paragraph-properties fo:margin-left="0pt" fo:margin-right="0pt" fo:margin-top="11.99pt" fo:margin-bottom="0pt" style:contextual-spacing="false" fo:keep-together="always" fo:text-indent="0pt" style:auto-text-indent="false" style:page-number="auto" fo:keep-with-next="always"/>
      <style:text-properties style:font-name="DejaVu Sans" fo:font-size="11pt" fo:font-weight="bold" officeooo:rsid="0011c792" officeooo:paragraph-rsid="0068e3bb" style:font-size-asian="11pt" style:font-weight-asian="bold" style:font-size-complex="11pt" style:font-weight-complex="bold"/>
    </style:style>
    <style:style style:name="P247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 fo:keep-with-next="always"/>
      <style:text-properties style:font-name="DejaVu Sans" fo:font-size="11pt" fo:font-weight="bold" officeooo:rsid="001347d7" officeooo:paragraph-rsid="001347d7" style:font-size-asian="11pt" style:font-weight-asian="bold" style:font-size-complex="11pt" style:font-weight-complex="bold"/>
    </style:style>
    <style:style style:name="P248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 fo:keep-with-next="always"/>
      <style:text-properties style:font-name="DejaVu Sans" fo:font-size="11pt" fo:font-weight="bold" officeooo:rsid="004a2206" officeooo:paragraph-rsid="004a2206" style:font-size-asian="11pt" style:font-weight-asian="bold" style:font-size-complex="11pt" style:font-weight-complex="bold"/>
    </style:style>
    <style:style style:name="P249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 fo:keep-with-next="always"/>
      <style:text-properties style:font-name="DejaVu Sans" fo:font-size="11pt" fo:font-weight="bold" officeooo:rsid="005a23f3" officeooo:paragraph-rsid="005a23f3" style:font-size-asian="11pt" style:font-weight-asian="bold" style:font-size-complex="11pt" style:font-weight-complex="bold"/>
    </style:style>
    <style:style style:name="P250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 fo:keep-with-next="always"/>
      <style:text-properties style:font-name="DejaVu Sans" fo:font-size="11pt" officeooo:rsid="007209c2" officeooo:paragraph-rsid="007209c2" style:font-size-asian="11pt" style:font-size-complex="11pt"/>
    </style:style>
    <style:style style:name="P251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 fo:keep-with-next="always"/>
      <style:text-properties style:font-name="DejaVu Sans" fo:font-size="11pt" officeooo:rsid="000e8d04" officeooo:paragraph-rsid="0068e3bb" style:font-size-asian="11pt" style:font-size-complex="11pt"/>
    </style:style>
    <style:style style:name="P252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 fo:keep-with-next="always">
        <style:tab-stops/>
      </style:paragraph-properties>
      <style:text-properties style:font-name="DejaVu Sans" fo:font-size="11pt" officeooo:rsid="000e8d04" officeooo:paragraph-rsid="006c414c" style:font-size-asian="11pt" style:font-size-complex="11pt"/>
    </style:style>
    <style:style style:name="P253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 fo:keep-with-next="always">
        <style:tab-stops/>
      </style:paragraph-properties>
      <style:text-properties style:font-name="DejaVu Sans" fo:font-size="11pt" officeooo:rsid="000e8d04" officeooo:paragraph-rsid="0068e3bb" style:font-size-asian="11pt" style:font-size-complex="11pt"/>
    </style:style>
    <style:style style:name="P254" style:family="paragraph" style:parent-style-name="Standard" style:master-page-name="">
      <style:paragraph-properties fo:margin-left="0pt" fo:margin-right="0pt" fo:margin-top="11.99pt" fo:margin-bottom="0pt" style:contextual-spacing="false" fo:text-indent="0pt" style:auto-text-indent="false" style:page-number="auto"/>
      <style:text-properties style:font-name="DejaVu Sans" fo:font-size="11pt" fo:font-weight="bold" officeooo:rsid="004a2206" officeooo:paragraph-rsid="00558d34" style:font-size-asian="11pt" style:font-weight-asian="bold" style:font-size-complex="11pt" style:font-weight-complex="bold"/>
    </style:style>
    <style:style style:name="P255" style:family="paragraph" style:parent-style-name="Standard" style:master-page-name="">
      <style:paragraph-properties fo:margin-top="0pt" fo:margin-bottom="0pt" style:contextual-spacing="false" style:page-number="auto" fo:break-before="page"/>
      <style:text-properties style:font-name="DejaVu Sans" fo:font-size="14pt" fo:font-weight="bold" officeooo:rsid="000e8d04" officeooo:paragraph-rsid="0018c903" style:font-size-asian="14pt" style:font-weight-asian="bold" style:font-size-complex="14pt" style:font-weight-complex="bold"/>
    </style:style>
    <style:style style:name="P256" style:family="paragraph" style:parent-style-name="Standard" style:master-page-name="">
      <style:paragraph-properties fo:margin-top="0pt" fo:margin-bottom="0pt" style:contextual-spacing="false" style:page-number="auto" fo:break-before="page" fo:keep-with-next="always"/>
      <style:text-properties style:font-name="DejaVu Sans" fo:font-size="11pt" fo:font-weight="bold" officeooo:rsid="004906ac" officeooo:paragraph-rsid="004906ac" style:font-size-asian="11pt" style:font-weight-asian="bold" style:font-size-complex="11pt" style:font-weight-complex="bold"/>
    </style:style>
    <style:style style:name="P257" style:family="paragraph" style:parent-style-name="Standard" style:master-page-name="">
      <style:paragraph-properties fo:margin-top="0pt" fo:margin-bottom="0pt" style:contextual-spacing="false" style:page-number="auto" fo:break-before="page" fo:keep-with-next="always"/>
      <style:text-properties style:font-name="DejaVu Sans" fo:font-size="11pt" fo:font-weight="bold" officeooo:rsid="004906ac" officeooo:paragraph-rsid="00567b73" style:font-size-asian="11pt" style:font-weight-asian="bold" style:font-size-complex="11pt" style:font-weight-complex="bold"/>
    </style:style>
    <style:style style:name="P258" style:family="paragraph" style:parent-style-name="Table_20_Contents">
      <style:paragraph-properties fo:margin-top="0pt" fo:margin-bottom="0pt" style:contextual-spacing="false" fo:keep-together="always" fo:keep-with-next="always"/>
      <style:text-properties style:font-name="DejaVu Sans Mono" officeooo:rsid="003599cd" officeooo:paragraph-rsid="003599cd"/>
    </style:style>
    <style:style style:name="P259" style:family="paragraph" style:parent-style-name="Table_20_Contents">
      <style:paragraph-properties fo:margin-top="0pt" fo:margin-bottom="0pt" style:contextual-spacing="false" fo:keep-together="always" fo:keep-with-next="always"/>
      <style:text-properties style:font-name="DejaVu Sans Mono" fo:font-weight="bold" officeooo:rsid="003599cd" officeooo:paragraph-rsid="003599cd" style:font-weight-asian="bold" style:font-weight-complex="bold"/>
    </style:style>
    <style:style style:name="P260" style:family="paragraph" style:parent-style-name="Standard">
      <style:paragraph-properties fo:margin-top="0pt" fo:margin-bottom="0pt" style:contextual-spacing="false" fo:break-before="page"/>
      <style:text-properties style:font-name="DejaVu Sans" fo:font-size="14pt" fo:font-weight="bold" officeooo:rsid="000e8d04" officeooo:paragraph-rsid="000e8d04" style:font-size-asian="14pt" style:font-weight-asian="bold" style:font-size-complex="14pt" style:font-weight-complex="bold"/>
    </style:style>
    <style:style style:name="P261" style:family="paragraph" style:parent-style-name="Footnote">
      <style:text-properties officeooo:rsid="001979b6" officeooo:paragraph-rsid="001979b6"/>
    </style:style>
    <style:style style:name="P262" style:family="paragraph" style:parent-style-name="Standard" style:master-page-name="">
      <style:paragraph-properties fo:margin-left="36pt" fo:margin-right="60.01pt" fo:margin-top="6.01pt" fo:margin-bottom="0pt" style:contextual-spacing="false" fo:keep-together="always" fo:text-indent="0pt" style:auto-text-indent="false" style:page-number="auto" fo:keep-with-next="auto"/>
      <style:text-properties style:font-name="DejaVu Sans" officeooo:rsid="003599cd" officeooo:paragraph-rsid="003599cd"/>
    </style:style>
    <style:style style:name="P263" style:family="paragraph" style:parent-style-name="Standard" style:master-page-name="">
      <style:paragraph-properties fo:margin-left="72pt" fo:margin-right="-47.99pt" fo:margin-top="2.01pt" fo:margin-bottom="0pt" style:contextual-spacing="false" fo:text-indent="0pt" style:auto-text-indent="false" style:page-number="auto"/>
      <style:text-properties style:font-name="DejaVu Sans Mono" fo:font-size="10pt" officeooo:rsid="00428889" officeooo:paragraph-rsid="00428889" style:font-size-asian="10pt" style:font-size-complex="10pt"/>
    </style:style>
    <style:style style:name="P264" style:family="paragraph" style:parent-style-name="Standard">
      <style:paragraph-properties fo:margin-top="2.01pt" fo:margin-bottom="0pt" style:contextual-spacing="false"/>
      <style:text-properties style:font-name="DejaVu Sans" fo:font-size="11pt" fo:font-weight="bold" officeooo:rsid="004906ac" officeooo:paragraph-rsid="004d1e99" style:font-size-asian="11pt" style:font-weight-asian="bold" style:font-size-complex="11pt" style:font-weight-complex="bold"/>
    </style:style>
    <style:style style:name="P265" style:family="paragraph" style:parent-style-name="Table_20_Contents">
      <style:paragraph-properties fo:margin-top="2.01pt" fo:margin-bottom="0pt" style:contextual-spacing="false" fo:keep-together="always" fo:keep-with-next="always"/>
      <style:text-properties style:font-name="DejaVu Sans Mono" fo:font-size="9pt" officeooo:rsid="003599cd" style:font-size-asian="9pt" style:font-size-complex="9pt"/>
    </style:style>
    <style:style style:name="P266" style:family="paragraph" style:parent-style-name="Table_20_Contents">
      <style:paragraph-properties fo:keep-together="always" fo:keep-with-next="always"/>
      <style:text-properties style:font-name="DejaVu Sans Mono" officeooo:rsid="003599cd" officeooo:paragraph-rsid="003599cd"/>
    </style:style>
    <style:style style:name="P267" style:family="paragraph" style:parent-style-name="Standard" style:master-page-name="">
      <style:paragraph-properties fo:margin-left="60.01pt" fo:margin-right="83.99pt" fo:margin-top="11.99pt" fo:margin-bottom="0pt" style:contextual-spacing="false" fo:text-indent="-60.01pt" style:auto-text-indent="false" style:page-number="auto" fo:keep-with-next="always"/>
      <style:text-properties style:font-name="DejaVu Sans" fo:font-size="11pt" fo:font-weight="bold" officeooo:rsid="004906ac" officeooo:paragraph-rsid="004d1e99" style:font-size-asian="11pt" style:font-weight-asian="bold" style:font-size-complex="11pt" style:font-weight-complex="bold"/>
    </style:style>
    <style:style style:name="P268" style:family="paragraph" style:parent-style-name="Standard">
      <style:paragraph-properties fo:margin-left="72pt" fo:margin-right="83.99pt" fo:margin-top="0pt" fo:margin-bottom="0pt" style:contextual-spacing="false" fo:text-indent="-36pt" style:auto-text-indent="false" fo:keep-with-next="always"/>
      <style:text-properties style:font-name="DejaVu Sans Mono" fo:font-size="12pt" fo:font-weight="bold" officeooo:rsid="00558d34" officeooo:paragraph-rsid="00558d34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72pt" fo:margin-right="83.99pt" fo:margin-top="0pt" fo:margin-bottom="0pt" style:contextual-spacing="false" fo:text-indent="-36pt" style:auto-text-indent="false" fo:keep-with-next="always"/>
      <style:text-properties style:font-name="DejaVu Sans Mono" fo:font-size="12pt" fo:font-weight="normal" officeooo:rsid="00558d34" officeooo:paragraph-rsid="00558d34" style:font-size-asian="12pt" style:font-weight-asian="normal" style:font-size-complex="12pt" style:font-weight-complex="normal"/>
    </style:style>
    <style:style style:name="P270" style:family="paragraph" style:parent-style-name="Standard" style:master-page-name="">
      <style:paragraph-properties fo:margin-left="72pt" fo:margin-right="83.99pt" fo:margin-top="2.01pt" fo:margin-bottom="0pt" style:contextual-spacing="false" fo:text-indent="-36pt" style:auto-text-indent="false" style:page-number="auto" fo:keep-with-next="always"/>
      <style:text-properties style:font-name="DejaVu Sans Mono" fo:font-size="12pt" fo:font-weight="bold" officeooo:rsid="00558d34" officeooo:paragraph-rsid="00558d34" style:font-size-asian="12pt" style:font-weight-asian="bold" style:font-size-complex="12pt" style:font-weight-complex="bold"/>
    </style:style>
    <style:style style:name="P271" style:family="paragraph" style:parent-style-name="Standard" style:master-page-name="">
      <style:paragraph-properties fo:margin-left="144pt" fo:margin-right="0pt" fo:margin-top="2.01pt" fo:margin-bottom="0pt" style:contextual-spacing="false" fo:text-indent="0pt" style:auto-text-indent="false" style:page-number="auto"/>
      <style:text-properties style:font-name="DejaVu Sans" fo:font-size="11pt" fo:font-style="italic" style:text-underline-style="solid" style:text-underline-width="auto" style:text-underline-color="font-color" fo:font-weight="bold" officeooo:rsid="005870d9" officeooo:paragraph-rsid="005870d9" style:font-size-asian="11pt" style:font-style-asian="italic" style:font-weight-asian="bold" style:font-size-complex="11pt" style:font-style-complex="italic" style:font-weight-complex="bold"/>
    </style:style>
    <style:style style:name="P272" style:family="paragraph" style:parent-style-name="Standard" style:master-page-name="">
      <style:paragraph-properties fo:margin-left="96.01pt" fo:margin-right="0pt" fo:margin-top="6.01pt" fo:margin-bottom="0pt" style:contextual-spacing="false" fo:text-indent="0pt" style:auto-text-indent="false" style:page-number="auto" fo:keep-with-next="always"/>
      <style:text-properties style:font-name="DejaVu Sans" fo:font-size="11pt" fo:font-weight="bold" officeooo:rsid="005b7963" officeooo:paragraph-rsid="005b7963" style:font-size-asian="11pt" style:font-weight-asian="bold" style:font-size-complex="11pt" style:font-weight-complex="bold"/>
    </style:style>
    <style:style style:name="P273" style:family="paragraph" style:parent-style-name="Standard" style:master-page-name="">
      <style:paragraph-properties fo:margin-left="36pt" fo:margin-right="108pt" fo:margin-top="2.01pt" fo:margin-bottom="0pt" style:contextual-spacing="false" fo:text-indent="0pt" style:auto-text-indent="false" style:page-number="auto" fo:keep-with-next="always"/>
      <style:text-properties style:font-name="DejaVu Sans Mono" officeooo:rsid="00612d1c" officeooo:paragraph-rsid="006192ba"/>
    </style:style>
    <style:style style:name="P274" style:family="paragraph" style:parent-style-name="Standard" style:master-page-name="">
      <style:paragraph-properties fo:margin-left="72pt" fo:margin-right="-24.01pt" fo:margin-top="2.01pt" fo:margin-bottom="0pt" style:contextual-spacing="false" fo:text-indent="0pt" style:auto-text-indent="false" style:page-number="auto" fo:keep-with-next="always"/>
      <style:text-properties style:font-name="DejaVu Sans Mono" fo:font-size="10pt" officeooo:rsid="006ad889" officeooo:paragraph-rsid="006c414c" style:font-size-asian="10pt" style:font-size-complex="10pt"/>
    </style:style>
    <style:style style:name="P275" style:family="paragraph" style:parent-style-name="Standard" style:master-page-name="">
      <style:paragraph-properties fo:margin-left="72pt" fo:margin-right="-24.01pt" fo:margin-top="2.01pt" fo:margin-bottom="0pt" style:contextual-spacing="false" fo:text-indent="0pt" style:auto-text-indent="false" style:page-number="auto" fo:keep-with-next="always"/>
      <style:text-properties style:font-name="DejaVu Sans Mono" fo:font-size="10pt" officeooo:rsid="006ad889" officeooo:paragraph-rsid="006ad889" style:font-size-asian="10pt" style:font-size-complex="10pt"/>
    </style:style>
    <style:style style:name="P276" style:family="paragraph" style:parent-style-name="Standard">
      <style:paragraph-properties fo:margin-left="72pt" fo:margin-right="-24.01pt" fo:margin-top="2.01pt" fo:margin-bottom="0pt" style:contextual-spacing="false" fo:text-indent="0pt" style:auto-text-indent="false" fo:keep-with-next="always"/>
      <style:text-properties style:font-name="DejaVu Sans Mono" fo:font-size="10pt" officeooo:rsid="006ad889" officeooo:paragraph-rsid="006ad889" style:font-size-asian="10pt" style:font-size-complex="10pt"/>
    </style:style>
    <style:style style:name="P277" style:family="paragraph" style:parent-style-name="Standard">
      <style:paragraph-properties fo:margin-left="72pt" fo:margin-right="-24.01pt" fo:margin-top="0pt" fo:margin-bottom="0pt" style:contextual-spacing="false" fo:text-indent="0pt" style:auto-text-indent="false"/>
      <style:text-properties style:font-name="DejaVu Sans Mono" fo:font-size="10pt" officeooo:rsid="006c414c" officeooo:paragraph-rsid="006c414c" style:font-size-asian="10pt" style:font-size-complex="10pt"/>
    </style:style>
    <style:style style:name="P278" style:family="paragraph" style:parent-style-name="Standard" style:master-page-name="">
      <style:paragraph-properties fo:margin-left="72pt" fo:margin-right="-24.01pt" fo:margin-top="0pt" fo:margin-bottom="0pt" style:contextual-spacing="false" fo:text-indent="0pt" style:auto-text-indent="false" style:page-number="auto" fo:keep-with-next="always"/>
      <style:text-properties style:font-name="DejaVu Sans Mono" fo:font-size="10pt" officeooo:rsid="006c414c" officeooo:paragraph-rsid="006c414c" style:font-size-asian="10pt" style:font-size-complex="10pt"/>
    </style:style>
    <style:style style:name="P279" style:family="paragraph" style:parent-style-name="Standard">
      <style:paragraph-properties fo:margin-left="72pt" fo:margin-right="-24.01pt" fo:margin-top="0pt" fo:margin-bottom="0pt" style:contextual-spacing="false" fo:text-indent="0pt" style:auto-text-indent="false" fo:keep-with-next="always"/>
      <style:text-properties style:font-name="DejaVu Sans Mono" fo:font-size="10pt" officeooo:rsid="006b8c35" officeooo:paragraph-rsid="006c414c" style:font-size-asian="10pt" style:font-size-complex="10pt"/>
    </style:style>
    <style:style style:name="P280" style:family="paragraph" style:parent-style-name="Standard">
      <style:paragraph-properties fo:margin-left="72pt" fo:margin-right="-24.01pt" fo:margin-top="0pt" fo:margin-bottom="0pt" style:contextual-spacing="false" fo:text-indent="0pt" style:auto-text-indent="false" fo:keep-with-next="always"/>
      <style:text-properties style:font-name="DejaVu Sans Mono" fo:font-size="10pt" officeooo:rsid="006b8c35" officeooo:paragraph-rsid="006b8c35" style:font-size-asian="10pt" style:font-size-complex="10pt"/>
    </style:style>
    <style:style style:name="P281" style:family="paragraph" style:parent-style-name="Standard" style:master-page-name="">
      <style:paragraph-properties fo:margin-left="11.99pt" fo:margin-right="0pt" fo:margin-top="0pt" fo:margin-bottom="0pt" style:contextual-spacing="false" fo:text-indent="0pt" style:auto-text-indent="false" style:page-number="auto" fo:keep-with-next="always"/>
      <style:text-properties style:font-name="DejaVu Sans Mono" fo:font-size="10pt" fo:font-weight="normal" officeooo:rsid="006f25b4" officeooo:paragraph-rsid="006f25b4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margin-left="36pt" fo:margin-right="83.99pt" fo:margin-top="0pt" fo:margin-bottom="0pt" style:contextual-spacing="false" fo:text-indent="-36pt" style:auto-text-indent="false" fo:keep-with-next="always"/>
      <style:text-properties style:font-name="DejaVu Sans" fo:font-size="11pt" fo:font-style="italic" fo:font-weight="normal" officeooo:rsid="00558d34" officeooo:paragraph-rsid="00558d34" style:font-size-asian="11pt" style:font-style-asian="italic" style:font-weight-asian="normal" style:font-size-complex="11pt" style:font-style-complex="italic" style:font-weight-complex="normal"/>
    </style:style>
    <style:style style:name="P283" style:family="paragraph" style:parent-style-name="Standard" style:master-page-name="">
      <style:paragraph-properties fo:margin-left="0pt" fo:margin-right="-11.99pt" fo:margin-top="11.99pt" fo:margin-bottom="0pt" style:contextual-spacing="false" fo:text-indent="0pt" style:auto-text-indent="false" style:page-number="auto" fo:keep-with-next="always"/>
      <style:text-properties style:font-name="DejaVu Sans" fo:font-size="11pt" officeooo:rsid="000e8d04" officeooo:paragraph-rsid="0068e3bb" style:font-size-asian="11pt" style:font-size-complex="11pt"/>
    </style:style>
    <style:style style:name="P284" style:family="paragraph" style:parent-style-name="Standard" style:master-page-name="">
      <style:paragraph-properties fo:margin-left="0pt" fo:margin-right="-24.01pt" fo:margin-top="0pt" fo:margin-bottom="0pt" style:contextual-spacing="false" fo:text-indent="0pt" style:auto-text-indent="false" style:page-number="auto" fo:break-before="page"/>
      <style:text-properties style:font-name="DejaVu Sans" fo:font-size="14pt" fo:font-weight="bold" officeooo:rsid="000e8d04" officeooo:paragraph-rsid="0018c903" style:font-size-asian="14pt" style:font-weight-asian="bold" style:font-size-complex="14pt" style:font-weight-complex="bold"/>
    </style:style>
    <style:style style:name="P285" style:family="paragraph" style:parent-style-name="Standard" style:master-page-name="">
      <style:paragraph-properties fo:margin-left="0pt" fo:margin-right="-24.01pt" fo:margin-top="11.99pt" fo:margin-bottom="0pt" style:contextual-spacing="false" fo:text-indent="0pt" style:auto-text-indent="false" style:page-number="auto" fo:keep-with-next="always"/>
      <style:text-properties style:font-name="DejaVu Sans" fo:font-size="11pt" fo:font-weight="bold" officeooo:rsid="00539776" officeooo:paragraph-rsid="00539776" style:font-size-asian="11pt" style:font-weight-asian="bold" style:font-size-complex="11pt" style:font-weight-complex="bold"/>
    </style:style>
    <style:style style:name="P286" style:family="paragraph" style:parent-style-name="Table_20_Contents">
      <style:text-properties style:font-name="DejaVu Sans" fo:font-size="11pt" officeooo:rsid="007f2fee" officeooo:paragraph-rsid="00881f17" style:font-size-asian="11pt" style:font-size-complex="11pt"/>
    </style:style>
    <style:style style:name="P287" style:family="paragraph" style:parent-style-name="Table_20_Contents">
      <style:text-properties style:font-name="DejaVu Sans" fo:font-size="11pt" officeooo:rsid="007f5289" officeooo:paragraph-rsid="00881f17" style:font-size-asian="11pt" style:font-size-complex="11pt"/>
    </style:style>
    <style:style style:name="P288" style:family="paragraph" style:parent-style-name="Table_20_Contents">
      <style:text-properties style:font-name="DejaVu Sans" fo:font-size="11pt" fo:font-style="italic" officeooo:rsid="007f2fee" officeooo:paragraph-rsid="00881f17" style:font-size-asian="11pt" style:font-style-asian="italic" style:font-size-complex="11pt" style:font-style-complex="italic"/>
    </style:style>
    <style:style style:name="P289" style:family="paragraph" style:parent-style-name="Table_20_Contents">
      <style:text-properties style:font-name="DejaVu Sans" fo:font-size="11pt" fo:font-style="italic" officeooo:rsid="007f5289" officeooo:paragraph-rsid="00881f17" style:font-size-asian="11pt" style:font-style-asian="italic" style:font-size-complex="11pt" style:font-style-complex="italic"/>
    </style:style>
    <style:style style:name="P290" style:family="paragraph" style:parent-style-name="Standard">
      <style:paragraph-properties fo:margin-top="6.01pt" fo:margin-bottom="0pt" style:contextual-spacing="false"/>
      <style:text-properties style:font-name="DejaVu Sans" fo:font-size="14pt" fo:font-weight="bold" officeooo:rsid="008655b4" officeooo:paragraph-rsid="00881f17" style:font-size-asian="14pt" style:font-weight-asian="bold" style:font-size-complex="14pt" style:font-weight-complex="bold"/>
    </style:style>
    <style:style style:name="P291" style:family="paragraph" style:parent-style-name="Standard">
      <style:paragraph-properties fo:margin-top="24.01pt" fo:margin-bottom="0pt" style:contextual-spacing="false" fo:text-align="start" style:justify-single-word="false"/>
      <style:text-properties style:font-name="DejaVu Sans" fo:font-size="11pt" fo:font-weight="bold" officeooo:rsid="000e8d04" officeooo:paragraph-rsid="00881f17" style:font-size-asian="11pt" style:font-weight-asian="bold" style:font-size-complex="11pt" style:font-weight-complex="bold"/>
    </style:style>
    <style:style style:name="P292" style:family="paragraph" style:parent-style-name="Standard">
      <style:paragraph-properties fo:margin-top="6.01pt" fo:margin-bottom="0pt" style:contextual-spacing="false" fo:keep-with-next="always"/>
      <style:text-properties style:font-name="DejaVu Sans" fo:font-size="9pt" fo:font-weight="normal" officeooo:rsid="008a3ac9" officeooo:paragraph-rsid="008a3ac9" style:font-size-asian="9pt" style:font-weight-asian="normal" style:font-size-complex="9pt" style:font-weight-complex="normal"/>
    </style:style>
    <style:style style:name="P293" style:family="paragraph" style:parent-style-name="Standard" style:master-page-name="">
      <style:paragraph-properties fo:margin-left="47.99pt" fo:margin-right="11.99pt" fo:margin-top="0pt" fo:margin-bottom="0pt" style:contextual-spacing="false" fo:text-indent="-11.99pt" style:auto-text-indent="false" style:page-number="auto"/>
      <style:text-properties style:text-position="super 58%" style:font-name="DejaVu Sans" fo:font-size="9pt" fo:font-weight="bold" officeooo:rsid="008a3ac9" officeooo:paragraph-rsid="008a3ac9" style:font-size-asian="9pt" style:font-weight-asian="bold" style:font-size-complex="9pt" style:font-weight-complex="bold"/>
    </style:style>
    <style:style style:name="P294" style:family="paragraph" style:parent-style-name="Standard" style:master-page-name="">
      <style:paragraph-properties fo:margin-left="47.99pt" fo:margin-right="11.99pt" fo:margin-top="0pt" fo:margin-bottom="0pt" style:contextual-spacing="false" fo:text-indent="-11.99pt" style:auto-text-indent="false" style:page-number="auto"/>
      <style:text-properties style:font-name="DejaVu Sans" fo:font-size="9pt" fo:font-weight="normal" officeooo:rsid="008a3ac9" officeooo:paragraph-rsid="008aca8e" style:font-size-asian="9pt" style:font-weight-asian="normal" style:font-size-complex="9pt" style:font-weight-complex="normal"/>
    </style:style>
    <style:style style:name="P295" style:family="paragraph" style:parent-style-name="Table_20_Contents">
      <style:text-properties style:font-name="DejaVu Sans" fo:font-size="11pt" officeooo:rsid="007f5289" officeooo:paragraph-rsid="008a3ac9" style:font-size-asian="11pt" style:font-size-complex="11pt"/>
    </style:style>
    <style:style style:name="P296" style:family="paragraph" style:parent-style-name="Table_20_Contents">
      <style:text-properties style:font-name="DejaVu Sans" fo:font-size="11pt" officeooo:rsid="007f2fee" officeooo:paragraph-rsid="0088f339" style:font-size-asian="11pt" style:font-size-complex="11pt"/>
    </style:style>
    <style:style style:name="P297" style:family="paragraph" style:parent-style-name="Table_20_Contents">
      <style:text-properties style:font-name="DejaVu Sans" fo:font-size="11pt" officeooo:rsid="007f2fee" officeooo:paragraph-rsid="00881f17" style:font-size-asian="11pt" style:font-size-complex="11pt"/>
    </style:style>
    <style:style style:name="P298" style:family="paragraph" style:parent-style-name="Table_20_Contents">
      <style:text-properties style:font-name="DejaVu Sans" fo:font-size="11pt" officeooo:rsid="007f2fee" officeooo:paragraph-rsid="008a3ac9" style:font-size-asian="11pt" style:font-size-complex="11pt"/>
    </style:style>
    <style:style style:name="P299" style:family="paragraph" style:parent-style-name="Table_20_Contents">
      <style:text-properties style:font-name="DejaVu Sans" fo:font-size="11pt" officeooo:rsid="0088f339" officeooo:paragraph-rsid="008a3ac9" style:font-size-asian="11pt" style:font-size-complex="11pt"/>
    </style:style>
    <style:style style:name="P300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4" style:family="text">
      <style:text-properties fo:font-size="10pt" fo:font-style="italic" style:text-underline-style="solid" style:text-underline-width="auto" style:text-underline-color="font-color" officeooo:rsid="001674a6" style:font-size-asian="10pt" style:font-style-asian="italic" style:font-size-complex="10pt" style:font-style-complex="italic"/>
    </style:style>
    <style:style style:name="T5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fo:font-style="italic" style:text-underline-style="solid" style:text-underline-width="auto" style:text-underline-color="font-color" fo:font-weight="normal" officeooo:rsid="006fd363" style:font-size-asian="8.75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0pt" fo:font-style="italic" style:text-underline-style="solid" style:text-underline-width="auto" style:text-underline-color="font-color" fo:font-weight="normal" officeooo:rsid="00705570" style:font-size-asian="8.75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italic" style:text-underline-style="solid" style:text-underline-width="auto" style:text-underline-color="font-color" fo:font-weight="normal" officeooo:rsid="007209c2" style:font-size-asian="8.75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fo:font-weight="normal" officeooo:rsid="004906ac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italic" fo:font-weight="normal" officeooo:rsid="005ec17e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font-style="italic" fo:font-weight="normal" officeooo:rsid="001e2bbd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ize="10pt" fo:font-style="italic" fo:font-weight="normal" officeooo:rsid="008655b4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italic" fo:font-weight="normal" officeooo:rsid="006ad889" style:font-size-asian="8.75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font-style="italic" officeooo:rsid="0046430a" style:font-size-asian="10pt" style:font-style-asian="italic" style:font-size-complex="10pt" style:font-style-complex="italic"/>
    </style:style>
    <style:style style:name="T18" style:family="text">
      <style:text-properties fo:font-size="10pt" fo:font-style="italic" officeooo:rsid="002103d2" style:font-size-asian="10pt" style:font-style-asian="italic" style:font-size-complex="10pt" style:font-style-complex="italic"/>
    </style:style>
    <style:style style:name="T19" style:family="text">
      <style:text-properties fo:font-size="10pt" fo:font-style="italic" officeooo:rsid="001e2bbd" style:font-size-asian="10pt" style:font-style-asian="italic" style:font-size-complex="10pt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105ea8" style:font-size-asian="10pt" style:font-size-complex="10pt"/>
    </style:style>
    <style:style style:name="T22" style:family="text">
      <style:text-properties fo:font-size="10pt" officeooo:rsid="001c9e82" style:font-size-asian="10pt" style:font-size-complex="10pt"/>
    </style:style>
    <style:style style:name="T23" style:family="text">
      <style:text-properties fo:font-size="10pt" officeooo:rsid="001e2bbd" style:font-size-asian="10pt" style:font-size-complex="10pt"/>
    </style:style>
    <style:style style:name="T24" style:family="text">
      <style:text-properties fo:font-size="10pt" officeooo:rsid="002103d2" style:font-size-asian="10pt" style:font-size-complex="10pt"/>
    </style:style>
    <style:style style:name="T25" style:family="text">
      <style:text-properties fo:font-size="10pt" officeooo:rsid="002ad277" style:font-size-asian="10pt" style:font-size-complex="10pt"/>
    </style:style>
    <style:style style:name="T26" style:family="text">
      <style:text-properties fo:font-size="10pt" officeooo:rsid="003cac7a" style:font-size-asian="10pt" style:font-size-complex="10pt"/>
    </style:style>
    <style:style style:name="T27" style:family="text">
      <style:text-properties fo:font-size="10pt" officeooo:rsid="0046430a" style:font-size-asian="10pt" style:font-size-complex="10pt"/>
    </style:style>
    <style:style style:name="T28" style:family="text">
      <style:text-properties fo:font-size="10pt" officeooo:rsid="004906ac" style:font-size-asian="10pt" style:font-size-complex="10pt"/>
    </style:style>
    <style:style style:name="T29" style:family="text">
      <style:text-properties fo:font-size="10pt" officeooo:rsid="0051f30f" style:font-size-asian="10pt" style:font-size-complex="10pt"/>
    </style:style>
    <style:style style:name="T30" style:family="text">
      <style:text-properties fo:font-size="10pt" officeooo:rsid="005ec17e" style:font-size-asian="10pt" style:font-size-complex="10pt"/>
    </style:style>
    <style:style style:name="T31" style:family="text">
      <style:text-properties fo:font-size="10pt" officeooo:rsid="0063915c" style:font-size-asian="10pt" style:font-size-complex="10pt"/>
    </style:style>
    <style:style style:name="T32" style:family="text">
      <style:text-properties fo:font-size="10pt" officeooo:rsid="00228713" style:font-size-asian="10pt" style:font-size-complex="10pt"/>
    </style:style>
    <style:style style:name="T33" style:family="text">
      <style:text-properties fo:font-size="10pt" officeooo:rsid="003cbdf6" style:font-size-asian="10pt" style:font-size-complex="10pt"/>
    </style:style>
    <style:style style:name="T34" style:family="text">
      <style:text-properties fo:font-size="10pt" officeooo:rsid="0068e3bb" style:font-size-asian="10pt" style:font-size-complex="10pt"/>
    </style:style>
    <style:style style:name="T35" style:family="text">
      <style:text-properties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1979b6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1c9e82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1e2bbd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0228713" style:font-size-asian="10pt" style:font-weight-asian="normal" style:font-size-complex="10pt" style:font-weight-complex="normal"/>
    </style:style>
    <style:style style:name="T40" style:family="text">
      <style:text-properties fo:font-size="10pt" fo:font-weight="normal" officeooo:rsid="001d2a21" style:font-size-asian="10pt" style:font-weight-asian="normal" style:font-size-complex="10pt" style:font-weight-complex="normal"/>
    </style:style>
    <style:style style:name="T41" style:family="text">
      <style:text-properties fo:font-size="10pt" fo:font-weight="normal" officeooo:rsid="003a0072" style:font-size-asian="10pt" style:font-weight-asian="normal" style:font-size-complex="10pt" style:font-weight-complex="normal"/>
    </style:style>
    <style:style style:name="T42" style:family="text">
      <style:text-properties fo:font-size="10pt" fo:font-weight="normal" officeooo:rsid="0033c840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03cbdf6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4906ac" style:font-size-asian="10pt" style:font-weight-asian="normal" style:font-size-complex="10pt" style:font-weight-complex="normal"/>
    </style:style>
    <style:style style:name="T45" style:family="text">
      <style:text-properties fo:font-size="10pt" fo:font-weight="normal" officeooo:rsid="004ed3e1" style:font-size-asian="10pt" style:font-weight-asian="normal" style:font-size-complex="10pt" style:font-weight-complex="normal"/>
    </style:style>
    <style:style style:name="T46" style:family="text">
      <style:text-properties fo:font-size="10pt" fo:font-weight="normal" officeooo:rsid="0051f30f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539776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5ec17e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6278c2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63915c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64cae9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66c3c4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68e3bb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79a919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182675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7f2fee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8655b4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87b93b" style:font-size-asian="10pt" style:font-weight-asian="normal" style:font-size-complex="10pt" style:font-weight-complex="normal"/>
    </style:style>
    <style:style style:name="T59" style:family="text">
      <style:text-properties fo:font-size="10pt" fo:font-weight="normal" style:font-size-asian="8.75pt" style:font-weight-asian="normal" style:font-size-complex="10pt" style:font-weight-complex="normal"/>
    </style:style>
    <style:style style:name="T60" style:family="text">
      <style:text-properties fo:font-size="10pt" fo:font-weight="normal" officeooo:rsid="002ebbe7" style:font-size-asian="8.75pt" style:font-weight-asian="normal" style:font-size-complex="10pt" style:font-weight-complex="normal"/>
    </style:style>
    <style:style style:name="T61" style:family="text">
      <style:text-properties fo:font-size="10pt" fo:font-weight="normal" officeooo:rsid="003cac7a" style:font-size-asian="8.75pt" style:font-weight-asian="normal" style:font-size-complex="10pt" style:font-weight-complex="normal"/>
    </style:style>
    <style:style style:name="T62" style:family="text">
      <style:text-properties fo:font-size="10pt" fo:font-weight="normal" officeooo:rsid="003cbdf6" style:font-size-asian="8.75pt" style:font-weight-asian="normal" style:font-size-complex="10pt" style:font-weight-complex="normal"/>
    </style:style>
    <style:style style:name="T63" style:family="text">
      <style:text-properties fo:font-size="10pt" fo:font-weight="normal" officeooo:rsid="0061697c" style:font-size-asian="8.75pt" style:font-weight-asian="normal" style:font-size-complex="10pt" style:font-weight-complex="normal"/>
    </style:style>
    <style:style style:name="T64" style:family="text">
      <style:text-properties fo:font-size="10pt" fo:font-weight="normal" officeooo:rsid="0063915c" style:font-size-asian="8.75pt" style:font-weight-asian="normal" style:font-size-complex="10pt" style:font-weight-complex="normal"/>
    </style:style>
    <style:style style:name="T65" style:family="text">
      <style:text-properties fo:font-size="10pt" fo:font-weight="normal" officeooo:rsid="0068e3bb" style:font-size-asian="8.75pt" style:font-weight-asian="normal" style:font-size-complex="10pt" style:font-weight-complex="normal"/>
    </style:style>
    <style:style style:name="T66" style:family="text">
      <style:text-properties fo:font-size="10pt" fo:font-weight="normal" officeooo:rsid="001ac126" style:font-size-asian="8.75pt" style:font-weight-asian="normal" style:font-size-complex="10pt" style:font-weight-complex="normal"/>
    </style:style>
    <style:style style:name="T67" style:family="text">
      <style:text-properties fo:font-size="10pt" fo:font-weight="normal" officeooo:rsid="00105ea8" style:font-size-asian="8.75pt" style:font-weight-asian="normal" style:font-size-complex="10pt" style:font-weight-complex="normal"/>
    </style:style>
    <style:style style:name="T68" style:family="text">
      <style:text-properties fo:font-size="10pt" fo:font-weight="normal" officeooo:rsid="006aa80e" style:font-size-asian="8.75pt" style:font-weight-asian="normal" style:font-size-complex="10pt" style:font-weight-complex="normal"/>
    </style:style>
    <style:style style:name="T69" style:family="text">
      <style:text-properties fo:font-size="10pt" fo:font-weight="normal" officeooo:rsid="006ad889" style:font-size-asian="8.75pt" style:font-weight-asian="normal" style:font-size-complex="10pt" style:font-weight-complex="normal"/>
    </style:style>
    <style:style style:name="T70" style:family="text">
      <style:text-properties fo:font-size="10pt" fo:font-weight="normal" officeooo:rsid="006c414c" style:font-size-asian="8.75pt" style:font-weight-asian="normal" style:font-size-complex="10pt" style:font-weight-complex="normal"/>
    </style:style>
    <style:style style:name="T71" style:family="text">
      <style:text-properties fo:font-size="10pt" fo:font-weight="normal" officeooo:rsid="006fd363" style:font-size-asian="8.75pt" style:font-weight-asian="normal" style:font-size-complex="10pt" style:font-weight-complex="normal"/>
    </style:style>
    <style:style style:name="T72" style:family="text">
      <style:text-properties fo:font-size="10pt" fo:font-weight="normal" officeooo:rsid="00705570" style:font-size-asian="8.75pt" style:font-weight-asian="normal" style:font-size-complex="10pt" style:font-weight-complex="normal"/>
    </style:style>
    <style:style style:name="T73" style:family="text">
      <style:text-properties fo:font-size="10pt" fo:font-weight="normal" officeooo:rsid="007209c2" style:font-size-asian="8.75pt" style:font-weight-asian="normal" style:font-size-complex="10pt" style:font-weight-complex="normal"/>
    </style:style>
    <style:style style:name="T74" style:family="text">
      <style:text-properties fo:font-size="10pt" fo:font-weight="normal" officeooo:rsid="0074d6a4" style:font-size-asian="8.75pt" style:font-weight-asian="normal" style:font-size-complex="10pt" style:font-weight-complex="normal"/>
    </style:style>
    <style:style style:name="T75" style:family="text">
      <style:text-properties fo:font-size="10pt" fo:font-weight="normal" officeooo:rsid="007d4cad" style:font-size-asian="8.75pt" style:font-weight-asian="normal" style:font-size-complex="10pt" style:font-weight-complex="normal"/>
    </style:style>
    <style:style style:name="T76" style:family="text">
      <style:text-properties fo:font-size="10pt" fo:font-weight="normal" officeooo:rsid="0080dc1e" style:font-size-asian="8.75pt" style:font-weight-asian="normal" style:font-size-complex="10pt" style:font-weight-complex="normal"/>
    </style:style>
    <style:style style:name="T77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78" style:family="text">
      <style:text-properties fo:font-size="10pt" style:text-underline-style="solid" style:text-underline-width="auto" style:text-underline-color="font-color" fo:font-weight="normal" officeooo:rsid="004906ac" style:font-size-asian="10pt" style:font-weight-asian="normal" style:font-size-complex="10pt" style:font-weight-complex="normal"/>
    </style:style>
    <style:style style:name="T79" style:family="text">
      <style:text-properties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T80" style:family="text">
      <style:text-properties fo:font-size="10pt" style:text-underline-style="solid" style:text-underline-width="auto" style:text-underline-color="font-color" fo:font-weight="normal" officeooo:rsid="006aa80e" style:font-size-asian="8.75pt" style:font-weight-asian="normal" style:font-size-complex="10pt" style:font-weight-complex="normal"/>
    </style:style>
    <style:style style:name="T81" style:family="text">
      <style:text-properties fo:font-size="10pt" style:text-underline-style="solid" style:text-underline-width="auto" style:text-underline-color="font-color" fo:font-weight="normal" officeooo:rsid="006fd363" style:font-size-asian="8.75pt" style:font-weight-asian="normal" style:font-size-complex="10pt" style:font-weight-complex="normal"/>
    </style:style>
    <style:style style:name="T82" style:family="text">
      <style:text-properties fo:font-size="10pt" fo:font-weight="bold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01e2bbd" style:font-size-asian="10pt" style:font-weight-asian="bold" style:font-size-complex="10pt" style:font-weight-complex="bold"/>
    </style:style>
    <style:style style:name="T84" style:family="text">
      <style:text-properties fo:font-size="10pt" fo:font-weight="bold" officeooo:rsid="001979b6" style:font-size-asian="10pt" style:font-weight-asian="bold" style:font-size-complex="10pt" style:font-weight-complex="bold"/>
    </style:style>
    <style:style style:name="T85" style:family="text">
      <style:text-properties fo:font-size="10pt" fo:font-weight="bold" style:font-size-asian="8.75pt" style:font-weight-asian="bold" style:font-size-complex="10pt" style:font-weight-complex="bold"/>
    </style:style>
    <style:style style:name="T86" style:family="text">
      <style:text-properties fo:font-size="10pt" fo:font-weight="bold" officeooo:rsid="006ad889" style:font-size-asian="8.75pt" style:font-weight-asian="bold" style:font-size-complex="10pt" style:font-weight-complex="bold"/>
    </style:style>
    <style:style style:name="T87" style:family="text">
      <style:text-properties fo:font-size="10pt" fo:font-weight="bold" officeooo:rsid="006aa80e" style:font-size-asian="8.75pt" style:font-weight-asian="bold" style:font-size-complex="10pt" style:font-weight-complex="bold"/>
    </style:style>
    <style:style style:name="T88" style:family="text">
      <style:text-properties fo:font-size="10pt" fo:font-weight="bold" officeooo:rsid="006fd363" style:font-size-asian="8.75pt" style:font-weight-asian="bold" style:font-size-complex="10pt" style:font-weight-complex="bold"/>
    </style:style>
    <style:style style:name="T89" style:family="text">
      <style:text-properties fo:font-size="10pt" fo:font-weight="bold" officeooo:rsid="00705570" style:font-size-asian="8.75pt" style:font-weight-asian="bold" style:font-size-complex="10pt" style:font-weight-complex="bold"/>
    </style:style>
    <style:style style:name="T90" style:family="text">
      <style:text-properties fo:font-size="10pt" fo:font-weight="bold" officeooo:rsid="007209c2" style:font-size-asian="8.75pt" style:font-weight-asian="bold" style:font-size-complex="10pt" style:font-weight-complex="bold"/>
    </style:style>
    <style:style style:name="T9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size="10pt" fo:font-style="normal" fo:font-weight="normal" officeooo:rsid="001e2bbd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size="10pt" fo:font-style="normal" fo:font-weight="normal" officeooo:rsid="00401aa3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size="10pt" fo:font-style="normal" fo:font-weight="normal" officeooo:rsid="00428612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size="10pt" fo:font-style="normal" fo:font-weight="normal" officeooo:rsid="0046430a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font-size="10pt" fo:font-style="normal" fo:font-weight="normal" officeooo:rsid="008655b4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font-size="10pt" fo:font-style="normal" fo:font-weight="normal" officeooo:rsid="00105ea8" style:font-size-asian="8.75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size="10pt" fo:font-style="normal" style:font-size-asian="10pt" style:font-style-asian="normal" style:font-size-complex="10pt" style:font-style-complex="normal"/>
    </style:style>
    <style:style style:name="T99" style:family="text">
      <style:text-properties fo:font-size="10pt" fo:font-style="normal" officeooo:rsid="00428889" style:font-size-asian="10pt" style:font-style-asian="normal" style:font-size-complex="10pt" style:font-style-complex="normal"/>
    </style:style>
    <style:style style:name="T100" style:family="text">
      <style:text-properties fo:font-size="10pt" fo:font-style="normal" officeooo:rsid="00401aa3" style:font-size-asian="10pt" style:font-style-asian="normal" style:font-size-complex="10pt" style:font-style-complex="normal"/>
    </style:style>
    <style:style style:name="T101" style:family="text">
      <style:text-properties fo:font-size="10pt" fo:font-style="normal" officeooo:rsid="00428612" style:font-size-asian="10pt" style:font-style-asian="normal" style:font-size-complex="10pt" style:font-style-complex="normal"/>
    </style:style>
    <style:style style:name="T102" style:family="text">
      <style:text-properties fo:font-size="10pt" fo:font-style="normal" officeooo:rsid="001e2bbd" style:font-size-asian="10pt" style:font-style-asian="normal" style:font-size-complex="10pt" style:font-style-complex="normal"/>
    </style:style>
    <style:style style:name="T103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size="10pt" fo:font-style="normal" style:text-underline-style="none" fo:font-weight="normal" officeooo:rsid="006fd363" style:font-size-asian="8.75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06" style:family="text">
      <style:text-properties fo:font-size="10pt" style:text-underline-style="none" style:font-size-asian="10pt" style:font-size-complex="10pt"/>
    </style:style>
    <style:style style:name="T107" style:family="text">
      <style:text-properties fo:font-size="10pt" style:text-underline-style="none" officeooo:rsid="0028fadf" style:font-size-asian="10pt" style:font-size-complex="10pt"/>
    </style:style>
    <style:style style:name="T108" style:family="text">
      <style:text-properties fo:font-size="10pt" style:text-underline-style="none" officeooo:rsid="003cac7a" style:font-size-asian="10pt" style:font-size-complex="10pt"/>
    </style:style>
    <style:style style:name="T109" style:family="text">
      <style:text-properties fo:font-size="10pt" style:text-underline-style="none" fo:font-weight="bold" officeooo:rsid="003cac7a" style:font-size-asian="10pt" style:font-weight-asian="bold" style:font-size-complex="10pt" style:font-weight-complex="bold"/>
    </style:style>
    <style:style style:name="T11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11" style:family="text">
      <style:text-properties fo:font-size="10pt" style:text-underline-style="none" fo:font-weight="normal" officeooo:rsid="0063915c" style:font-size-asian="10pt" style:font-weight-asian="normal" style:font-size-complex="10pt" style:font-weight-complex="normal"/>
    </style:style>
    <style:style style:name="T112" style:family="text">
      <style:text-properties fo:font-size="10pt" style:font-size-asian="8.75pt" style:font-size-complex="10pt"/>
    </style:style>
    <style:style style:name="T113" style:family="text">
      <style:text-properties fo:font-size="10pt" officeooo:rsid="003cac7a" style:font-size-asian="8.75pt" style:font-size-complex="10pt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01674a6" style:font-weight-asian="bold" style:font-weight-complex="bold"/>
    </style:style>
    <style:style style:name="T116" style:family="text">
      <style:text-properties fo:font-weight="bold" officeooo:rsid="002103d2" style:font-weight-asian="bold" style:font-weight-complex="bold"/>
    </style:style>
    <style:style style:name="T117" style:family="text">
      <style:text-properties fo:font-weight="bold" officeooo:rsid="002c0ff8" style:font-weight-asian="bold" style:font-weight-complex="bold"/>
    </style:style>
    <style:style style:name="T118" style:family="text">
      <style:text-properties fo:font-weight="bold" officeooo:rsid="001f8aa0" style:font-weight-asian="bold" style:font-weight-complex="bold"/>
    </style:style>
    <style:style style:name="T119" style:family="text">
      <style:text-properties fo:font-weight="bold" officeooo:rsid="003cac7a" style:font-weight-asian="bold" style:font-weight-complex="bold"/>
    </style:style>
    <style:style style:name="T120" style:family="text">
      <style:text-properties fo:font-weight="bold" officeooo:rsid="004a2206" style:font-weight-asian="bold" style:font-weight-complex="bold"/>
    </style:style>
    <style:style style:name="T121" style:family="text">
      <style:text-properties fo:font-weight="bold" officeooo:rsid="0051f30f" style:font-weight-asian="bold" style:font-weight-complex="bold"/>
    </style:style>
    <style:style style:name="T122" style:family="text">
      <style:text-properties fo:font-weight="bold" officeooo:rsid="00558d34" style:font-weight-asian="bold" style:font-weight-complex="bold"/>
    </style:style>
    <style:style style:name="T123" style:family="text">
      <style:text-properties fo:font-weight="bold" officeooo:rsid="005dfada" style:font-weight-asian="bold" style:font-weight-complex="bold"/>
    </style:style>
    <style:style style:name="T124" style:family="text">
      <style:text-properties fo:font-weight="bold" officeooo:rsid="005ec17e" style:font-weight-asian="bold" style:font-weight-complex="bold"/>
    </style:style>
    <style:style style:name="T125" style:family="text">
      <style:text-properties fo:font-weight="bold" officeooo:rsid="006028ec" style:font-weight-asian="bold" style:font-weight-complex="bold"/>
    </style:style>
    <style:style style:name="T126" style:family="text">
      <style:text-properties fo:font-weight="bold" officeooo:rsid="0061697c" style:font-weight-asian="bold" style:font-weight-complex="bold"/>
    </style:style>
    <style:style style:name="T127" style:family="text">
      <style:text-properties fo:font-weight="bold" officeooo:rsid="006ad889" style:font-weight-asian="bold" style:font-weight-complex="bold"/>
    </style:style>
    <style:style style:name="T128" style:family="text">
      <style:text-properties fo:font-weight="bold" officeooo:rsid="006c414c" style:font-weight-asian="bold" style:font-weight-complex="bold"/>
    </style:style>
    <style:style style:name="T129" style:family="text">
      <style:text-properties fo:font-weight="bold" officeooo:rsid="006de4e8" style:font-weight-asian="bold" style:font-weight-complex="bold"/>
    </style:style>
    <style:style style:name="T130" style:family="text">
      <style:text-properties fo:font-weight="bold" officeooo:rsid="0073c36b" style:font-weight-asian="bold" style:font-weight-complex="bold"/>
    </style:style>
    <style:style style:name="T131" style:family="text">
      <style:text-properties fo:font-weight="bold" officeooo:rsid="0079a919" style:font-weight-asian="bold" style:font-weight-complex="bold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weight="normal" officeooo:rsid="002103d2" style:font-weight-asian="normal" style:font-weight-complex="normal"/>
    </style:style>
    <style:style style:name="T134" style:family="text">
      <style:text-properties fo:font-weight="normal" officeooo:rsid="003b7c5a" style:font-weight-asian="normal" style:font-weight-complex="normal"/>
    </style:style>
    <style:style style:name="T135" style:family="text">
      <style:text-properties fo:font-weight="normal" officeooo:rsid="004a2206" style:font-weight-asian="normal" style:font-weight-complex="normal"/>
    </style:style>
    <style:style style:name="T136" style:family="text">
      <style:text-properties fo:font-weight="normal" officeooo:rsid="004c6573" style:font-weight-asian="normal" style:font-weight-complex="normal"/>
    </style:style>
    <style:style style:name="T137" style:family="text">
      <style:text-properties fo:font-weight="normal" officeooo:rsid="004d1e99" style:font-weight-asian="normal" style:font-weight-complex="normal"/>
    </style:style>
    <style:style style:name="T138" style:family="text">
      <style:text-properties fo:font-weight="normal" officeooo:rsid="004ed3e1" style:font-weight-asian="normal" style:font-weight-complex="normal"/>
    </style:style>
    <style:style style:name="T139" style:family="text">
      <style:text-properties fo:font-weight="normal" officeooo:rsid="0051f30f" style:font-weight-asian="normal" style:font-weight-complex="normal"/>
    </style:style>
    <style:style style:name="T140" style:family="text">
      <style:text-properties fo:font-weight="normal" officeooo:rsid="00539776" style:font-weight-asian="normal" style:font-weight-complex="normal"/>
    </style:style>
    <style:style style:name="T141" style:family="text">
      <style:text-properties fo:font-weight="normal" officeooo:rsid="0055d4c6" style:font-weight-asian="normal" style:font-weight-complex="normal"/>
    </style:style>
    <style:style style:name="T142" style:family="text">
      <style:text-properties fo:font-weight="normal" officeooo:rsid="005ec17e" style:font-weight-asian="normal" style:font-weight-complex="normal"/>
    </style:style>
    <style:style style:name="T143" style:family="text">
      <style:text-properties fo:font-weight="normal" officeooo:rsid="0074d6a4" style:font-weight-asian="normal" style:font-weight-complex="normal"/>
    </style:style>
    <style:style style:name="T144" style:family="text">
      <style:text-properties fo:font-weight="normal" officeooo:rsid="008ba614" style:font-weight-asian="normal" style:font-weight-complex="normal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officeooo:rsid="001c9e82" style:font-style-asian="italic" style:font-style-complex="italic"/>
    </style:style>
    <style:style style:name="T147" style:family="text">
      <style:text-properties fo:font-style="italic" officeooo:rsid="002322cb" style:font-style-asian="italic" style:font-style-complex="italic"/>
    </style:style>
    <style:style style:name="T148" style:family="text">
      <style:text-properties fo:font-style="italic" officeooo:rsid="002c0ff8" style:font-style-asian="italic" style:font-style-complex="italic"/>
    </style:style>
    <style:style style:name="T149" style:family="text">
      <style:text-properties fo:font-style="italic" officeooo:rsid="00346ee3" style:font-style-asian="italic" style:font-style-complex="italic"/>
    </style:style>
    <style:style style:name="T150" style:family="text">
      <style:text-properties fo:font-style="italic" officeooo:rsid="003b7c5a" style:font-style-asian="italic" style:font-style-complex="italic"/>
    </style:style>
    <style:style style:name="T151" style:family="text">
      <style:text-properties fo:font-style="italic" officeooo:rsid="00428889" style:font-style-asian="italic" style:font-style-complex="italic"/>
    </style:style>
    <style:style style:name="T152" style:family="text">
      <style:text-properties fo:font-style="italic" officeooo:rsid="0046430a" style:font-style-asian="italic" style:font-style-complex="italic"/>
    </style:style>
    <style:style style:name="T153" style:family="text">
      <style:text-properties fo:font-style="italic" officeooo:rsid="004ed3e1" style:font-style-asian="italic" style:font-style-complex="italic"/>
    </style:style>
    <style:style style:name="T154" style:family="text">
      <style:text-properties fo:font-style="italic" officeooo:rsid="005ec17e" style:font-style-asian="italic" style:font-style-complex="italic"/>
    </style:style>
    <style:style style:name="T155" style:family="text">
      <style:text-properties fo:font-style="italic" officeooo:rsid="006f25b4" style:font-style-asian="italic" style:font-style-complex="italic"/>
    </style:style>
    <style:style style:name="T156" style:family="text">
      <style:text-properties fo:font-style="italic" officeooo:rsid="0066fd20" style:font-style-asian="italic" style:font-style-complex="italic"/>
    </style:style>
    <style:style style:name="T157" style:family="text">
      <style:text-properties fo:font-style="italic" officeooo:rsid="001e2bbd" style:font-style-asian="italic" style:font-style-complex="italic"/>
    </style:style>
    <style:style style:name="T158" style:family="text">
      <style:text-properties fo:font-style="italic" officeooo:rsid="0077c1e8" style:font-style-asian="italic" style:font-style-complex="italic"/>
    </style:style>
    <style:style style:name="T159" style:family="text">
      <style:text-properties fo:font-style="italic" officeooo:rsid="006de4e8" style:font-style-asian="italic" style:font-style-complex="italic"/>
    </style:style>
    <style:style style:name="T160" style:family="text">
      <style:text-properties fo:font-style="italic" officeooo:rsid="00612d1c" style:font-style-asian="italic" style:font-style-complex="italic"/>
    </style:style>
    <style:style style:name="T1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2" style:family="text">
      <style:text-properties fo:font-style="italic" fo:font-weight="normal" officeooo:rsid="002322cb" style:font-style-asian="italic" style:font-weight-asian="normal" style:font-style-complex="italic" style:font-weight-complex="normal"/>
    </style:style>
    <style:style style:name="T163" style:family="text">
      <style:text-properties fo:font-style="italic" fo:font-weight="normal" officeooo:rsid="003b7c5a" style:font-style-asian="italic" style:font-weight-asian="normal" style:font-style-complex="italic" style:font-weight-complex="normal"/>
    </style:style>
    <style:style style:name="T164" style:family="text">
      <style:text-properties fo:font-style="italic" fo:font-weight="normal" officeooo:rsid="006de4e8" style:font-style-asian="italic" style:font-weight-asian="normal" style:font-style-complex="italic" style:font-weight-complex="normal"/>
    </style:style>
    <style:style style:name="T165" style:family="text">
      <style:text-properties fo:font-style="italic" fo:font-weight="normal" officeooo:rsid="0077c1e8" style:font-style-asian="italic" style:font-weight-asian="normal" style:font-style-complex="italic" style:font-weight-complex="normal"/>
    </style:style>
    <style:style style:name="T166" style:family="text">
      <style:text-properties fo:font-style="italic" fo:font-weight="normal" officeooo:rsid="001e2bbd" style:font-style-asian="italic" style:font-weight-asian="normal" style:font-style-complex="italic" style:font-weight-complex="normal"/>
    </style:style>
    <style:style style:name="T167" style:family="text">
      <style:text-properties fo:font-style="italic" style:text-underline-style="solid" style:text-underline-width="auto" style:text-underline-color="font-color" fo:font-weight="normal" officeooo:rsid="002322cb" style:font-style-asian="italic" style:font-weight-asian="normal" style:font-style-complex="italic" style:font-weight-complex="normal"/>
    </style:style>
    <style:style style:name="T1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9" style:family="text">
      <style:text-properties officeooo:rsid="00167acc"/>
    </style:style>
    <style:style style:name="T170" style:family="text">
      <style:text-properties style:font-name="DejaVu Sans Mono" fo:font-size="10pt" fo:font-weight="normal" officeooo:rsid="003a0072" style:font-size-asian="10pt" style:font-weight-asian="normal" style:font-size-complex="10pt" style:font-weight-complex="normal"/>
    </style:style>
    <style:style style:name="T171" style:family="text">
      <style:text-properties style:font-name="DejaVu Sans Mono" fo:font-size="10pt" fo:font-weight="normal" officeooo:rsid="004906ac" style:font-size-asian="10pt" style:font-weight-asian="normal" style:font-size-complex="10pt" style:font-weight-complex="normal"/>
    </style:style>
    <style:style style:name="T172" style:family="text">
      <style:text-properties fo:font-size="12pt" fo:font-weight="normal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0182675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018c903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officeooo:rsid="001979b6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01ac126" style:font-size-asian="12pt" style:font-weight-asian="normal" style:font-size-complex="12pt" style:font-weight-complex="normal"/>
    </style:style>
    <style:style style:name="T177" style:family="text">
      <style:text-properties fo:font-size="12pt" fo:font-style="italic" fo:font-weight="normal" officeooo:rsid="001ac126" style:font-size-asian="12pt" style:font-style-asian="italic" style:font-weight-asian="normal" style:font-size-complex="12pt" style:font-style-complex="italic" style:font-weight-complex="normal"/>
    </style:style>
    <style:style style:name="T178" style:family="text">
      <style:text-properties fo:font-size="12pt" fo:font-style="normal" fo:font-weight="normal" officeooo:rsid="001ac126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font-size="12pt" officeooo:rsid="007f2fee" style:font-size-asian="12pt" style:font-size-complex="12pt"/>
    </style:style>
    <style:style style:name="T180" style:family="text">
      <style:text-properties style:font-name="DejaVu Sans" fo:font-size="8pt" style:font-size-asian="8pt" style:font-size-complex="8pt"/>
    </style:style>
    <style:style style:name="T181" style:family="text">
      <style:text-properties style:font-name="DejaVu Sans" fo:font-size="8pt" style:text-underline-style="none" style:font-size-asian="8pt" style:font-size-complex="8pt"/>
    </style:style>
    <style:style style:name="T182" style:family="text">
      <style:text-properties style:font-name="DejaVu Sans" fo:font-size="11pt" style:font-size-asian="9.60000038146973pt" style:font-size-complex="11pt"/>
    </style:style>
    <style:style style:name="T183" style:family="text">
      <style:text-properties style:font-name="DejaVu Sans" fo:font-size="11pt" fo:font-style="italic" style:font-size-asian="9.60000038146973pt" style:font-style-asian="italic" style:font-size-complex="11pt" style:font-style-complex="italic"/>
    </style:style>
    <style:style style:name="T184" style:family="text">
      <style:text-properties officeooo:rsid="001ac126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fo:font-style="normal" officeooo:rsid="00346ee3" style:font-style-asian="normal" style:font-style-complex="normal"/>
    </style:style>
    <style:style style:name="T187" style:family="text">
      <style:text-properties fo:font-style="normal" officeooo:rsid="004ed3e1" style:font-style-asian="normal" style:font-style-complex="normal"/>
    </style:style>
    <style:style style:name="T188" style:family="text">
      <style:text-properties fo:font-style="normal" officeooo:rsid="005ec17e" style:font-style-asian="normal" style:font-style-complex="normal"/>
    </style:style>
    <style:style style:name="T1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0346ee3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05ec17e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06ad889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079a919" style:font-style-asian="normal" style:font-weight-asian="bold" style:font-style-complex="normal" style:font-weight-complex="bold"/>
    </style:style>
    <style:style style:name="T1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2322cb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5ec17e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61697c" style:font-style-asian="normal" style:font-weight-asian="normal" style:font-style-complex="normal" style:font-weight-complex="normal"/>
    </style:style>
    <style:style style:name="T198" style:family="text">
      <style:text-properties style:text-underline-style="solid" style:text-underline-width="auto" style:text-underline-color="font-color"/>
    </style:style>
    <style:style style:name="T199" style:family="text">
      <style:text-properties style:text-underline-style="solid" style:text-underline-width="auto" style:text-underline-color="font-color" officeooo:rsid="001e2bbd"/>
    </style:style>
    <style:style style:name="T20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1" style:family="text">
      <style:text-properties style:text-underline-style="solid" style:text-underline-width="auto" style:text-underline-color="font-color" fo:font-weight="normal" officeooo:rsid="007f5289" style:font-weight-asian="normal" style:font-weight-complex="normal"/>
    </style:style>
    <style:style style:name="T20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3" style:family="text">
      <style:text-properties officeooo:rsid="001e2bbd"/>
    </style:style>
    <style:style style:name="T204" style:family="text">
      <style:text-properties officeooo:rsid="001f8aa0"/>
    </style:style>
    <style:style style:name="T205" style:family="text">
      <style:text-properties officeooo:rsid="0025b045"/>
    </style:style>
    <style:style style:name="T206" style:family="text">
      <style:text-properties officeooo:rsid="00279b19"/>
    </style:style>
    <style:style style:name="T207" style:family="text">
      <style:text-properties officeooo:rsid="0028fadf"/>
    </style:style>
    <style:style style:name="T208" style:family="text">
      <style:text-properties officeooo:rsid="002a2aa7"/>
    </style:style>
    <style:style style:name="T209" style:family="text">
      <style:text-properties officeooo:rsid="002ebbe7"/>
    </style:style>
    <style:style style:name="T210" style:family="text">
      <style:text-properties officeooo:rsid="00309014"/>
    </style:style>
    <style:style style:name="T211" style:family="text">
      <style:text-properties officeooo:rsid="003599cd"/>
    </style:style>
    <style:style style:name="T212" style:family="text">
      <style:text-properties officeooo:rsid="003a0072"/>
    </style:style>
    <style:style style:name="T213" style:family="text">
      <style:text-properties officeooo:rsid="00428889"/>
    </style:style>
    <style:style style:name="T214" style:family="text">
      <style:text-properties officeooo:rsid="0046412c"/>
    </style:style>
    <style:style style:name="T215" style:family="text">
      <style:text-properties officeooo:rsid="00472a42"/>
    </style:style>
    <style:style style:name="T216" style:family="text">
      <style:text-properties officeooo:rsid="004a2206"/>
    </style:style>
    <style:style style:name="T217" style:family="text">
      <style:text-properties officeooo:rsid="004c6573"/>
    </style:style>
    <style:style style:name="T218" style:family="text">
      <style:text-properties officeooo:rsid="0051f30f"/>
    </style:style>
    <style:style style:name="T219" style:family="text">
      <style:text-properties officeooo:rsid="00539776"/>
    </style:style>
    <style:style style:name="T220" style:family="text">
      <style:text-properties officeooo:rsid="00558d34"/>
    </style:style>
    <style:style style:name="T221" style:family="text">
      <style:text-properties officeooo:rsid="0055d4c6"/>
    </style:style>
    <style:style style:name="T222" style:family="text">
      <style:text-properties officeooo:rsid="00567b73"/>
    </style:style>
    <style:style style:name="T223" style:family="text">
      <style:text-properties officeooo:rsid="005b7963"/>
    </style:style>
    <style:style style:name="T224" style:family="text">
      <style:text-properties officeooo:rsid="005d078b"/>
    </style:style>
    <style:style style:name="T225" style:family="text">
      <style:text-properties officeooo:rsid="005dfada"/>
    </style:style>
    <style:style style:name="T226" style:family="text">
      <style:text-properties officeooo:rsid="005ec17e"/>
    </style:style>
    <style:style style:name="T227" style:family="text">
      <style:text-properties officeooo:rsid="006028ec"/>
    </style:style>
    <style:style style:name="T228" style:family="text">
      <style:text-properties officeooo:rsid="00612d1c"/>
    </style:style>
    <style:style style:name="T229" style:family="text">
      <style:text-properties officeooo:rsid="0061697c"/>
    </style:style>
    <style:style style:name="T230" style:family="text">
      <style:text-properties officeooo:rsid="0066fd20"/>
    </style:style>
    <style:style style:name="T231" style:family="text">
      <style:text-properties officeooo:rsid="006b8c35"/>
    </style:style>
    <style:style style:name="T232" style:family="text">
      <style:text-properties officeooo:rsid="006c414c"/>
    </style:style>
    <style:style style:name="T233" style:family="text">
      <style:text-properties officeooo:rsid="006df889"/>
    </style:style>
    <style:style style:name="T234" style:family="text">
      <style:text-properties fo:font-size="9pt" style:font-size-asian="9pt" style:font-size-complex="9pt"/>
    </style:style>
    <style:style style:name="T235" style:family="text">
      <style:text-properties fo:font-size="9pt" fo:font-style="italic" style:font-size-asian="9pt" style:font-style-asian="italic" style:font-size-complex="9pt" style:font-style-complex="italic"/>
    </style:style>
    <style:style style:name="T236" style:family="text">
      <style:text-properties officeooo:rsid="00705570"/>
    </style:style>
    <style:style style:name="T237" style:family="text">
      <style:text-properties officeooo:rsid="0073c36b"/>
    </style:style>
    <style:style style:name="T238" style:family="text">
      <style:text-properties officeooo:rsid="0074c03c"/>
    </style:style>
    <style:style style:name="T239" style:family="text">
      <style:text-properties officeooo:rsid="00768f2e"/>
    </style:style>
    <style:style style:name="T240" style:family="text">
      <style:text-properties officeooo:rsid="007adfd9"/>
    </style:style>
    <style:style style:name="T241" style:family="text">
      <style:text-properties officeooo:rsid="007f5289"/>
    </style:style>
    <style:style style:name="T242" style:family="text">
      <style:text-properties officeooo:rsid="008655b4"/>
    </style:style>
    <style:style style:name="T243" style:family="text">
      <style:text-properties officeooo:rsid="0088f339"/>
    </style:style>
    <style:style style:name="T244" style:family="text">
      <style:text-properties style:text-position="super 58%" fo:font-size="9pt" fo:font-weight="bold" officeooo:rsid="008a3ac9" style:font-size-asian="9pt" style:font-weight-asian="bold" style:font-size-complex="9pt" style:font-weight-complex="bold"/>
    </style:style>
    <style:style style:name="T245" style:family="text">
      <style:text-properties style:text-position="super 58%" fo:font-size="9pt" fo:letter-spacing="2.01pt" fo:font-weight="bold" officeooo:rsid="008a3ac9" style:letter-kerning="false" style:font-size-asian="9pt" style:font-weight-asian="bold" style:font-size-complex="9pt" style:font-weight-complex="bold"/>
    </style:style>
    <style:style style:name="T246" style:family="text">
      <style:text-properties style:text-position="super 58%" fo:font-size="9pt" fo:letter-spacing="normal" fo:font-weight="bold" officeooo:rsid="008a3ac9" style:letter-kerning="true" style:font-size-asian="9pt" style:font-weight-asian="bold" style:font-size-complex="9pt" style:font-weight-complex="bold"/>
    </style:style>
    <style:style style:name="T247" style:family="text">
      <style:text-properties style:text-position="super 58%" fo:font-weight="bold" style:font-weight-asian="bold" style:font-weight-complex="bold"/>
    </style:style>
    <style:style style:name="T248" style:family="text">
      <style:text-properties style:text-position="0% 100%" fo:font-weight="normal" style:font-weight-asian="normal" style:font-weight-complex="normal"/>
    </style:style>
    <style:style style:name="T249" style:family="text">
      <style:text-properties style:text-position="0% 100%" fo:letter-spacing="2.01pt" fo:font-weight="normal" style:letter-kerning="false" style:font-weight-asian="normal" style:font-weight-complex="normal"/>
    </style:style>
    <style:style style:name="T250" style:family="text">
      <style:text-properties style:text-position="0% 100%" fo:letter-spacing="2.01pt" style:letter-kerning="false"/>
    </style:style>
    <style:style style:name="T251" style:family="text">
      <style:text-properties style:text-position="0% 100%" fo:letter-spacing="2.01pt" fo:font-weight="bold" style:letter-kerning="false" style:font-weight-asian="bold" style:font-weight-complex="bold"/>
    </style:style>
    <style:style style:name="T252" style:family="text">
      <style:text-properties style:text-position="0% 100%" fo:letter-spacing="2.01pt" fo:font-weight="bold" officeooo:rsid="008a3ac9" style:letter-kerning="false" style:font-weight-asian="bold" style:font-weight-complex="bold"/>
    </style:style>
    <style:style style:name="T253" style:family="text">
      <style:text-properties style:text-position="0% 100%" fo:letter-spacing="normal" fo:font-weight="normal" style:letter-kerning="true" style:font-weight-asian="normal" style:font-weight-complex="normal"/>
    </style:style>
    <style:style style:name="T254" style:family="text">
      <style:text-properties style:text-position="0% 100%" fo:letter-spacing="normal" fo:font-weight="normal" officeooo:rsid="008a3ac9" style:letter-kerning="true" style:font-weight-asian="normal" style:font-weight-complex="normal"/>
    </style:style>
    <style:style style:name="T255" style:family="text">
      <style:text-properties style:text-position="0% 100%" fo:letter-spacing="normal" style:letter-kerning="true"/>
    </style:style>
    <style:style style:name="T256" style:family="text">
      <style:text-properties style:text-position="0% 100%" fo:font-size="9pt" fo:letter-spacing="2.01pt" fo:font-weight="bold" officeooo:rsid="008a3ac9" style:letter-kerning="false" style:font-size-asian="9pt" style:font-weight-asian="bold" style:font-size-complex="9pt" style:font-weight-complex="bold"/>
    </style:style>
    <style:style style:name="T257" style:family="text">
      <style:text-properties style:text-position="0% 100%" fo:font-size="9pt" fo:letter-spacing="normal" fo:font-weight="normal" officeooo:rsid="008a3ac9" style:letter-kerning="true" style:font-size-asian="9pt" style:font-weight-asian="normal" style:font-size-complex="9pt" style:font-weight-complex="normal"/>
    </style:style>
    <style:style style:name="T258" style:family="text">
      <style:text-properties style:text-position="0% 100%" fo:font-size="11pt" fo:letter-spacing="2.01pt" style:letter-kerning="false" style:font-size-asian="11pt" style:font-size-complex="11pt"/>
    </style:style>
    <style:style style:name="T259" style:family="text">
      <style:text-properties style:text-position="0% 100%" fo:font-size="11pt" fo:letter-spacing="normal" fo:font-weight="normal" style:letter-kerning="true" style:font-size-asian="11pt" style:font-weight-asian="normal" style:font-size-complex="11pt" style:font-weight-complex="normal"/>
    </style:style>
    <style:style style:name="T260" style:family="text">
      <style:text-properties style:text-position="0% 100%" fo:font-size="10pt" fo:letter-spacing="2.01pt" style:letter-kerning="false" style:font-size-asian="10pt" style:font-size-complex="10pt"/>
    </style:style>
    <style:style style:name="T261" style:family="text">
      <style:text-properties officeooo:rsid="008ba61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― </text:span><text:span text:style-name="T1">Ruby Syntax</text:span><text:span text:style-name="T2"> ―</text:span></text:p>
      <text:p text:style-name="P3">A Reference Catalog of</text:p>
      <text:p text:style-name="P4">Expressions, Statements &amp; Idioms</text:p>
      <text:p text:style-name="P291"><text:span text:style-name="T179">Ruby Language Keywords </text:span><text:span text:style-name="T55">― </text:span><text:span text:style-name="T56">The following are the “basic vocabulary” of Ruby</text:span><text:span text:style-name="T36">. <text:s/></text:span><text:span text:style-name="T56">These </text:span><text:span text:style-name="T57">key</text:span><text:span text:style-name="T56">words </text:span><text:span text:style-name="T57">are </text:span><text:span text:style-name="T14">reserved</text:span><text:span text:style-name="T96"> words, and</text:span><text:span text:style-name="T56"> cannot be redefined for any other purpose.</text:span></text:p>
      <text:p text:style-name="P290"><text:span text:style-name="T56">U</text:span><text:span text:style-name="T35">nlike some other programming languages, Ruby has a very short list of keywords </text:span><text:span text:style-name="T58">(only 40)</text:span><text:span text:style-name="T35">, and these handle primarily structural (blocks) and flow control (conditionals, looping) issues. <text:s/>The real “workhorses” of Ruby are found in its class and instance </text:span><text:span text:style-name="T10">methods</text:span><text:span text:style-name="T91">, in its Standard Library, Gems and application-specific classes, modules and methods (the ones you write).</text:span></text:p>
      <text:p text:style-name="P24">Keywords</text:p>
      <text:p text:style-name="P22"><text:span text:style-name="T200">Alphabetical</text:span><text:span text:style-name="T132">: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96">alias</text:p>
          </table:table-cell>
          <table:table-cell table:style-name="Table2.A1" office:value-type="string">
            <text:p text:style-name="P286">else</text:p>
          </table:table-cell>
          <table:table-cell table:style-name="Table2.A1" office:value-type="string">
            <text:p text:style-name="P286">next</text:p>
          </table:table-cell>
          <table:table-cell table:style-name="Table2.A1" office:value-type="string">
            <text:p text:style-name="P286">then</text:p>
          </table:table-cell>
        </table:table-row>
        <table:table-row>
          <table:table-cell table:style-name="Table2.A1" office:value-type="string">
            <text:p text:style-name="P296">and</text:p>
          </table:table-cell>
          <table:table-cell table:style-name="Table2.A1" office:value-type="string">
            <text:p text:style-name="P286">elsif</text:p>
          </table:table-cell>
          <table:table-cell table:style-name="Table2.A1" office:value-type="string">
            <text:p text:style-name="P286">nil</text:p>
          </table:table-cell>
          <table:table-cell table:style-name="Table2.A1" office:value-type="string">
            <text:p text:style-name="P286">true</text:p>
          </table:table-cell>
        </table:table-row>
        <table:table-row>
          <table:table-cell table:style-name="Table2.A1" office:value-type="string">
            <text:p text:style-name="P296">begin</text:p>
          </table:table-cell>
          <table:table-cell table:style-name="Table2.A1" office:value-type="string">
            <text:p text:style-name="P286">end</text:p>
          </table:table-cell>
          <table:table-cell table:style-name="Table2.A1" office:value-type="string">
            <text:p text:style-name="P286">not</text:p>
          </table:table-cell>
          <table:table-cell table:style-name="Table2.A1" office:value-type="string">
            <text:p text:style-name="P286">undef</text:p>
          </table:table-cell>
        </table:table-row>
        <table:table-row>
          <table:table-cell table:style-name="Table2.A1" office:value-type="string">
            <text:p text:style-name="P298">BEGIN <text:span text:style-name="T244">1</text:span></text:p>
          </table:table-cell>
          <table:table-cell table:style-name="Table2.A1" office:value-type="string">
            <text:p text:style-name="P299">END <text:span text:style-name="T244">1</text:span></text:p>
          </table:table-cell>
          <table:table-cell table:style-name="Table2.A1" office:value-type="string">
            <text:p text:style-name="P286">or</text:p>
          </table:table-cell>
          <table:table-cell table:style-name="Table2.A1" office:value-type="string">
            <text:p text:style-name="P286">unless</text:p>
          </table:table-cell>
        </table:table-row>
        <table:table-row>
          <table:table-cell table:style-name="Table2.A1" office:value-type="string">
            <text:p text:style-name="P286">break</text:p>
          </table:table-cell>
          <table:table-cell table:style-name="Table2.A1" office:value-type="string">
            <text:p text:style-name="P286">ensure</text:p>
          </table:table-cell>
          <table:table-cell table:style-name="Table2.A1" office:value-type="string">
            <text:p text:style-name="P286">redo</text:p>
          </table:table-cell>
          <table:table-cell table:style-name="Table2.A1" office:value-type="string">
            <text:p text:style-name="P286">until</text:p>
          </table:table-cell>
        </table:table-row>
        <table:table-row>
          <table:table-cell table:style-name="Table2.A1" office:value-type="string">
            <text:p text:style-name="P286">case</text:p>
          </table:table-cell>
          <table:table-cell table:style-name="Table2.A1" office:value-type="string">
            <text:p text:style-name="P286">false</text:p>
          </table:table-cell>
          <table:table-cell table:style-name="Table2.A1" office:value-type="string">
            <text:p text:style-name="P286">rescue</text:p>
          </table:table-cell>
          <table:table-cell table:style-name="Table2.A1" office:value-type="string">
            <text:p text:style-name="P286">when</text:p>
          </table:table-cell>
        </table:table-row>
        <table:table-row>
          <table:table-cell table:style-name="Table2.A1" office:value-type="string">
            <text:p text:style-name="P286">class</text:p>
          </table:table-cell>
          <table:table-cell table:style-name="Table2.A1" office:value-type="string">
            <text:p text:style-name="P286">for</text:p>
          </table:table-cell>
          <table:table-cell table:style-name="Table2.A1" office:value-type="string">
            <text:p text:style-name="P286">retry</text:p>
          </table:table-cell>
          <table:table-cell table:style-name="Table2.A1" office:value-type="string">
            <text:p text:style-name="P286">while</text:p>
          </table:table-cell>
        </table:table-row>
        <table:table-row>
          <table:table-cell table:style-name="Table2.A1" office:value-type="string">
            <text:p text:style-name="P286">def</text:p>
          </table:table-cell>
          <table:table-cell table:style-name="Table2.A1" office:value-type="string">
            <text:p text:style-name="P286">if</text:p>
          </table:table-cell>
          <table:table-cell table:style-name="Table2.A1" office:value-type="string">
            <text:p text:style-name="P286">return</text:p>
          </table:table-cell>
          <table:table-cell table:style-name="Table2.A1" office:value-type="string">
            <text:p text:style-name="P286">yield</text:p>
          </table:table-cell>
        </table:table-row>
        <table:table-row>
          <table:table-cell table:style-name="Table2.A1" office:value-type="string">
            <text:p text:style-name="P286">defined?</text:p>
          </table:table-cell>
          <table:table-cell table:style-name="Table2.A1" office:value-type="string">
            <text:p text:style-name="P286">in</text:p>
          </table:table-cell>
          <table:table-cell table:style-name="Table2.A1" office:value-type="string">
            <text:p text:style-name="P286">self</text:p>
          </table:table-cell>
          <table:table-cell table:style-name="Table2.A1" office:value-type="string">
            <text:p text:style-name="P299"><text:span text:style-name="T252">__</text:span><text:span text:style-name="T254">FILE</text:span><text:span text:style-name="T252">__</text:span> <text:span text:style-name="T244">1 2</text:span></text:p>
          </table:table-cell>
        </table:table-row>
        <table:table-row>
          <table:table-cell table:style-name="Table2.A1" office:value-type="string">
            <text:p text:style-name="P286">do</text:p>
          </table:table-cell>
          <table:table-cell table:style-name="Table2.A1" office:value-type="string">
            <text:p text:style-name="P286">module</text:p>
          </table:table-cell>
          <table:table-cell table:style-name="Table2.A1" office:value-type="string">
            <text:p text:style-name="P286">super</text:p>
          </table:table-cell>
          <table:table-cell table:style-name="Table2.A1" office:value-type="string">
            <text:p text:style-name="P299"><text:span text:style-name="T252">__</text:span><text:span text:style-name="T254">LINE</text:span><text:span text:style-name="T252">__</text:span> <text:span text:style-name="T244">1 2</text:span></text:p>
          </table:table-cell>
        </table:table-row>
      </table:table>
      <text:p text:style-name="P22"><text:span text:style-name="T201">Categorical</text:span><text:span text:style-name="T132">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8"><text:span text:style-name="T241">primitive </text:span>values:</text:p>
          </table:table-cell>
          <table:table-cell table:style-name="Table3.A1" office:value-type="string">
            <text:p text:style-name="P286"><text:span text:style-name="T243">false, </text:span>nil, true, <text:span text:style-name="T241">self</text:span></text:p>
          </table:table-cell>
        </table:table-row>
        <table:table-row>
          <table:table-cell table:style-name="Table3.A1" office:value-type="string">
            <text:p text:style-name="P288">blocks:</text:p>
          </table:table-cell>
          <table:table-cell table:style-name="Table3.A1" office:value-type="string">
            <text:p text:style-name="P298">begin, BEGIN,<text:span text:style-name="T244">1</text:span> class, def, do, end, END,<text:span text:style-name="T244">1</text:span> module, undef</text:p>
          </table:table-cell>
        </table:table-row>
        <table:table-row>
          <table:table-cell table:style-name="Table3.A1" office:value-type="string">
            <text:p text:style-name="P288">flow control:</text:p>
          </table:table-cell>
          <table:table-cell table:style-name="Table3.A1" office:value-type="string">
            <text:p text:style-name="P286">break, case, else, elsif, if, next, <text:span text:style-name="T242">redo, retry, </text:span>return,</text:p>
            <text:p text:style-name="P286">super, then, <text:span text:style-name="T241">unless, </text:span>when, yield</text:p>
          </table:table-cell>
        </table:table-row>
        <table:table-row>
          <table:table-cell table:style-name="Table3.A1" office:value-type="string">
            <text:p text:style-name="P288">conditionals:</text:p>
          </table:table-cell>
          <table:table-cell table:style-name="Table3.A1" office:value-type="string">
            <text:p text:style-name="P286">and, <text:span text:style-name="T241">in, not, or</text:span></text:p>
          </table:table-cell>
        </table:table-row>
        <table:table-row>
          <table:table-cell table:style-name="Table3.A1" office:value-type="string">
            <text:p text:style-name="P288">loops:</text:p>
          </table:table-cell>
          <table:table-cell table:style-name="Table3.A1" office:value-type="string">
            <text:p text:style-name="P287">for, until, while</text:p>
          </table:table-cell>
        </table:table-row>
        <table:table-row>
          <table:table-cell table:style-name="Table3.A1" office:value-type="string">
            <text:p text:style-name="P288">exception handling:</text:p>
          </table:table-cell>
          <table:table-cell table:style-name="Table3.A1" office:value-type="string">
            <text:p text:style-name="P287">ensure, rescue</text:p>
          </table:table-cell>
        </table:table-row>
        <table:table-row>
          <table:table-cell table:style-name="Table3.A1" office:value-type="string">
            <text:p text:style-name="P289">miscellaneous:</text:p>
          </table:table-cell>
          <table:table-cell table:style-name="Table3.A1" office:value-type="string">
            <text:p text:style-name="P295">alias, defined?, <text:span text:style-name="T252">__</text:span><text:span text:style-name="T254">FILE</text:span><text:span text:style-name="T252">__</text:span>, <text:span text:style-name="T252">__</text:span><text:span text:style-name="T254">LINE</text:span><text:span text:style-name="T252">__</text:span><text:span text:style-name="T246">1 2</text:span></text:p>
          </table:table-cell>
        </table:table-row>
      </table:table>
      <text:p text:style-name="P292">Notes:</text:p>
      <text:p text:style-name="P294"><text:span text:style-name="T247">1</text:span> <text:s text:c="2"/>These keywords appear in all UPPERCASE: BEGIN, END, <text:span text:style-name="T251">__</text:span><text:span text:style-name="T255">FILE</text:span><text:span text:style-name="T251">__</text:span> and <text:span text:style-name="T251">__</text:span><text:span text:style-name="T255">LINE</text:span><text:span text:style-name="T251">__</text:span>. <text:s/>BEGIN and END are completely distinct from begin and end.</text:p>
      <text:p text:style-name="P293">2<text:span text:style-name="T248"> <text:s text:c="2"/>These keywords are spelled with two underscores “</text:span><text:span text:style-name="T260">__</text:span><text:span text:style-name="T248">” at their beginnings and ends: </text:span><text:span text:style-name="T250">__</text:span><text:span text:style-name="T253">FILE</text:span><text:span text:style-name="T250">__</text:span><text:span text:style-name="T253"> and </text:span><text:span text:style-name="T250">__</text:span><text:span text:style-name="T253">LINE</text:span><text:span text:style-name="T250">__</text:span><text:span text:style-name="T249">.</text:span></text:p>
      <text:p text:style-name="P260">Expressions<text:span text:style-name="T172"> </text:span><text:span text:style-name="T173">― In Ruby, anything that can reasonably return a value... does return a value; (just about) everything is an expression. <text:s/>Most things that are considered statements in other languages are expressions in Ruby.</text:span></text:p>
      <text:p text:style-name="P13">=<text:span text:style-name="T35"> </text:span><text:span text:style-name="T50">― </text:span><text:span text:style-name="T37">A</text:span><text:span text:style-name="T35">ssignment ...is an expression!</text:span></text:p>
      <text:p text:style-name="P29"><text:span text:style-name="T155">variable</text:span> <text:span text:style-name="T114">=</text:span> <text:span text:style-name="T145">expr</text:span><text:span text:style-name="T146">ession</text:span></text:p>
      <text:p text:style-name="P64"><text:span text:style-name="T3">example</text:span><text:span text:style-name="T4">s</text:span><text:span text:style-name="T9">:</text:span></text:p>
      <text:p text:style-name="P144">x <text:span text:style-name="T114">=</text:span> 2 + 3 <text:s text:c="9"/># =&gt; 5</text:p>
      <text:p text:style-name="P109">x <text:span text:style-name="T114">=</text:span> y <text:span text:style-name="T114">=</text:span> z <text:span text:style-name="T114">=</text:span> 0 <text:s text:c="5"/># =&gt; 0</text:p>
      <text:p text:style-name="P14"><text:span text:style-name="T161">obj</text:span>.method<text:span text:style-name="T35"> <text:s/></text:span><text:span text:style-name="T49">― </text:span><text:span text:style-name="T37">Invocation of a method: “sends a message to the object.”</text:span><text:span text:style-name="T50"> <text:s/></text:span><text:span text:style-name="T35">A method invocation </text:span><text:span text:style-name="T77">always</text:span><text:span text:style-name="T35"> returns a value.</text:span></text:p>
      <text:p text:style-name="P30"><text:span text:style-name="T3">example</text:span><text:span text:style-name="T4">s</text:span><text:span text:style-name="T9">:</text:span></text:p>
      <text:p text:style-name="P142">‘<text:span text:style-name="T169">abc’.upcase <text:s text:c="6"/># =&gt; ‘ABC’</text:span></text:p>
      <text:p text:style-name="P143">s = “abc”.upcase <text:s text:c="2"/># =&gt; ‘ABC’, assigned to obj-var s</text:p>
      <text:p text:style-name="P143">a, b, c = 2, 3, 3 <text:s/># =&gt; [2, 3, 3]</text:p>
      <text:p text:style-name="P143">(a*b).**(c) <text:s text:c="7"/># =&gt; 6**3 =&gt; 216 – Yes, arithmetic operators</text:p>
      <text:p text:style-name="P110"><text:s text:c="19"/># <text:s text:c="17"/>are really methods, too!</text:p>
      <text:p text:style-name="P6"><text:span text:style-name="T114">? :</text:span><text:span text:style-name="T20"> <text:s/></text:span><text:span text:style-name="T31">― </text:span><text:span text:style-name="T22">T</text:span><text:span text:style-name="T21">ernary if-then-else</text:span></text:p>
      <text:p text:style-name="P29"><text:span text:style-name="T145">cond</text:span><text:span text:style-name="T146">ition</text:span> <text:span text:style-name="T114">?</text:span> <text:span text:style-name="T145">val</text:span><text:span text:style-name="T146">ue</text:span><text:span text:style-name="T145">-if-true</text:span> <text:span text:style-name="T114">:</text:span> <text:span text:style-name="T145">val</text:span><text:span text:style-name="T146">ue</text:span><text:span text:style-name="T145">-if-false</text:span></text:p>
      <text:p text:style-name="P64"><text:span text:style-name="T3">example</text:span><text:span text:style-name="T4">s</text:span><text:span text:style-name="T9">:</text:span></text:p>
      <text:p text:style-name="P144">x &lt; 0 <text:span text:style-name="T114">?</text:span> 0 <text:span text:style-name="T114">:</text:span> x.sqrt <text:s text:c="5"/># =&gt; root of positive x, otherwise 0;</text:p>
      <text:p text:style-name="P109">y = x &lt; 0 <text:span text:style-name="T114">?</text:span> 0 <text:span text:style-name="T114">:</text:span> x.sqrt <text:s/># value of expr can be assigned</text:p>
      <text:p text:style-name="P19"><text:span text:style-name="T223">Booleans: <text:s/></text:span>&amp;&amp;<text:span text:style-name="T132">,</text:span> ||<text:span text:style-name="T132">,</text:span> !<text:span text:style-name="T132"> ― </text:span>and<text:span text:style-name="T132">, </text:span>or<text:span text:style-name="T132">, </text:span>not</text:p>
      <text:p text:style-name="P59"><text:span text:style-name="T50">― <text:s/></text:span><text:span text:style-name="T20">&amp;&amp;</text:span><text:span text:style-name="T35">, </text:span><text:span text:style-name="T20">||</text:span><text:span text:style-name="T35">, </text:span><text:span text:style-name="T20">and</text:span><text:span text:style-name="T35"> and </text:span><text:span text:style-name="T20">or</text:span><text:span text:style-name="T35"> use short-circuit evaluation</text:span></text:p>
      <text:p text:style-name="P63"><text:span text:style-name="T111">― <text:s/></text:span><text:span text:style-name="T110">Important to know</text:span><text:span text:style-name="T103">: </text:span><text:span text:style-name="T105">nil</text:span><text:span text:style-name="T103"> and </text:span><text:span text:style-name="T105">false</text:span><text:span text:style-name="T103"> are “</text:span><text:span text:style-name="T110">false values</text:span><text:span text:style-name="T103">” (Boolean-wise);</text:span></text:p>
      <text:p text:style-name="P271"><text:span text:style-name="T103"><text:s text:c="2"/></text:span><text:span text:style-name="T91">all other values</text:span><text:span text:style-name="T103">, including </text:span><text:span text:style-name="T105">0</text:span><text:span text:style-name="T103"> and </text:span><text:span text:style-name="T105">“”</text:span><text:span text:style-name="T103">, are “</text:span><text:span text:style-name="T110">true values</text:span><text:span text:style-name="T103">”</text:span></text:p>
      <text:p text:style-name="P64"><text:span text:style-name="T3">example</text:span><text:span text:style-name="T4">s</text:span><text:span text:style-name="T9">:</text:span></text:p>
      <text:p text:style-name="P125">nil <text:span text:style-name="T114">&amp;&amp;</text:span> true <text:s text:c="5"/># =&gt; nil (which is false)</text:p>
      <text:p text:style-name="P125">false <text:span text:style-name="T114">and</text:span> true <text:s text:c="2"/># =&gt; false</text:p>
      <text:p text:style-name="P125">‘foo’ <text:span text:style-name="T114">&amp;&amp;</text:span> ‘boo’ <text:s text:c="2"/># =&gt; ‘boo’ (which is true)</text:p>
      <text:p text:style-name="P125">nil <text:span text:style-name="T114">||</text:span> true <text:s text:c="5"/># =&gt; true</text:p>
      <text:p text:style-name="P125">false <text:span text:style-name="T114">or</text:span> true <text:s text:c="3"/># =&gt; true</text:p>
      <text:p text:style-name="P125">‘foo’ <text:span text:style-name="T114">||</text:span> ‘boo’ <text:s text:c="2"/># =&gt; ‘foo’ (which is true)</text:p>
      <text:p text:style-name="P125"><text:span text:style-name="T114">!</text:span>false <text:s text:c="10"/># =&gt; true</text:p>
      <text:p text:style-name="P125"><text:span text:style-name="T114">!</text:span>nil <text:s text:c="12"/># =&gt; true</text:p>
      <text:p text:style-name="P125"><text:span text:style-name="T114">!</text:span>true <text:s text:c="11"/># =&gt; false</text:p>
      <text:p text:style-name="P125"><text:span text:style-name="T114">!</text:span>’boo’ <text:s text:c="10"/># =&gt; false</text:p>
      <text:p text:style-name="P125"><text:span text:style-name="T114">not !</text:span>’foo’ <text:s text:c="6"/># =&gt; true</text:p>
      <text:p text:style-name="P17"><text:soft-page-break/>Comparisons<text:span text:style-name="T132"> </text:span><text:span text:style-name="T144">―</text:span><text:span text:style-name="T132"> </text:span>&lt;<text:span text:style-name="T132">, </text:span>&lt;=<text:span text:style-name="T132">, </text:span>&gt;=<text:span text:style-name="T132">, </text:span>&gt;</text:p>
      <text:p text:style-name="P272">==<text:span text:style-name="T132">, </text:span>===<text:span text:style-name="T132">, </text:span>!=<text:span text:style-name="T132">, </text:span>&lt;=&gt;<text:span text:style-name="T132">, </text:span>=~<text:span text:style-name="T132">, </text:span>!~</text:p>
      <text:p text:style-name="P33"><text:span text:style-name="T3">example</text:span><text:span text:style-name="T4">s</text:span><text:span text:style-name="T9">:</text:span></text:p>
      <text:p text:style-name="P163">1 <text:span text:style-name="T114">&lt;</text:span> 2 <text:s text:c="13"/># =&gt; <text:span text:style-name="T223">true</text:span></text:p>
      <text:p text:style-name="P163">1 <text:span text:style-name="T114">&lt;=</text:span> 2 <text:s text:c="12"/># =&gt; <text:span text:style-name="T223">true</text:span></text:p>
      <text:p text:style-name="P163">1 <text:span text:style-name="T114">==</text:span> 2 <text:s text:c="12"/># =&gt; false</text:p>
      <text:p text:style-name="P164"><text:span text:style-name="T225">2</text:span> <text:span text:style-name="T123">==</text:span><text:span text:style-name="T225"> </text:span>2 <text:s text:c="12"/># =&gt; <text:span text:style-name="T223">true</text:span></text:p>
      <text:p text:style-name="P164">1 <text:span text:style-name="T114">===</text:span> 1 <text:s text:c="11"/># =&gt; <text:span text:style-name="T223">true</text:span></text:p>
      <text:p text:style-name="P164">1 <text:span text:style-name="T114">&gt;=</text:span> 2 <text:s text:c="12"/># =&gt; false</text:p>
      <text:p text:style-name="P163">1 <text:span text:style-name="T114">&gt;</text:span> 2 <text:s text:c="13"/># =&gt; false</text:p>
      <text:p text:style-name="P163">1 <text:span text:style-name="T114">!=</text:span> 2 <text:s text:c="12"/># =&gt; <text:span text:style-name="T223">true</text:span></text:p>
      <text:p text:style-name="P163">1 <text:span text:style-name="T114">&lt;=&gt;</text:span> 2 <text:s text:c="11"/># =&gt; -1</text:p>
      <text:p text:style-name="P163"><text:span text:style-name="T224">1</text:span> <text:span text:style-name="T114">&lt;=&gt;</text:span> 1 <text:s text:c="11"/># =&gt; <text:s/><text:span text:style-name="T224">0</text:span></text:p>
      <text:p text:style-name="P163"><text:span text:style-name="T224">2</text:span> <text:span text:style-name="T114">&lt;=&gt;</text:span> 1 <text:s text:c="11"/># =&gt; <text:s/><text:span text:style-name="T224">1</text:span></text:p>
      <text:p text:style-name="P164">/\d\d/ <text:span text:style-name="T114">=~</text:span> ‘abcdef’ # =&gt; <text:s/>1</text:p>
      <text:p text:style-name="P164">/\d\d/ <text:span text:style-name="T114">=~</text:span> ‘x10abc’ # =&gt; <text:s/>1</text:p>
      <text:p text:style-name="P164">‘10abc’ <text:span text:style-name="T114">=~</text:span> /<text:span text:style-name="T225">\d\d/</text:span> <text:s/># =&gt; <text:s/><text:span text:style-name="T225">0</text:span></text:p>
      <text:p text:style-name="P164">/\d\d/ <text:span text:style-name="T114">!~</text:span> ‘99ab<text:span text:style-name="T225">c’ </text:span><text:s/># =&gt; <text:span text:style-name="T225">false</text:span></text:p>
      <text:p text:style-name="P180">/\d\d/ <text:span text:style-name="T114">!~</text:span> ‘abcd<text:span text:style-name="T225">e’ </text:span><text:s/># =&gt; true</text:p>
      <text:p text:style-name="P249">defined?<text:span text:style-name="T59"> </text:span><text:span text:style-name="T64">― </text:span><text:span text:style-name="T59">returns </text:span><text:span text:style-name="T112">nil</text:span><text:span text:style-name="T59"> if its argument is </text:span><text:span text:style-name="T79">undefined</text:span><text:span text:style-name="T59">; if argument </text:span><text:span text:style-name="T15">is</text:span><text:span text:style-name="T59"> defined, returns a description of that argument. <text:s/></text:span><text:span text:style-name="T80">Keyword</text:span><text:span text:style-name="T68">, not a method.</text:span></text:p>
      <text:p text:style-name="P55"><text:span text:style-name="T114">defined?</text:span> <text:span text:style-name="T145">argument</text:span></text:p>
      <text:p text:style-name="P68"><text:span text:style-name="T3">example</text:span><text:span text:style-name="T4">s</text:span><text:span text:style-name="T9">:</text:span></text:p>
      <text:p text:style-name="P162"><text:span text:style-name="T114">defined?</text:span> <text:span text:style-name="T198">gronk</text:span> <text:s text:c="8"/># =&gt; nil</text:p>
      <text:p text:style-name="P178"><text:span text:style-name="T114">defined?</text:span> nil <text:s text:c="10"/># =&gt; “nil”</text:p>
      <text:p text:style-name="P162"><text:span text:style-name="T114">defined?</text:span> 3.14 <text:s text:c="9"/># =&gt; “expression”</text:p>
      <text:p text:style-name="P178"><text:span text:style-name="T114">defined?</text:span> “test” <text:s text:c="7"/># =&gt; “expression”</text:p>
      <text:p text:style-name="P178"><text:span text:style-name="T114">defined?</text:span> Math::E <text:s text:c="6"/># =&gt; “constant”</text:p>
      <text:p text:style-name="P178"><text:span text:style-name="T114">defined?</text:span> x = 1 <text:s text:c="8"/># =&gt; “assignment”</text:p>
      <text:p text:style-name="P178"><text:span text:style-name="T114">defined?</text:span> ‘<text:span text:style-name="T238">str’</text:span>.upcase <text:s/># =&gt; “method”</text:p>
      <text:p text:style-name="P179"><text:span text:style-name="T114">defined?</text:span> puts <text:s text:c="9"/># =&gt; “method”</text:p>
      <text:p text:style-name="P256"><text:span text:style-name="T222">Class IO: </text:span>Basic I/O<text:span text:style-name="T132"> ― </text:span>Input<text:span text:style-name="T132"> ―</text:span></text:p>
      <text:p text:style-name="P285">each<text:span text:style-name="T35"> </text:span><text:span text:style-name="T50">― </text:span><text:span text:style-name="T35">Executes its block for every “line” in io/file, lines </text:span><text:span text:style-name="T45">terminated by separator, by default = ‘\n’</text:span></text:p>
      <text:p text:style-name="P270"><text:span text:style-name="T161">obj</text:span><text:span text:style-name="T132">.</text:span>each<text:span text:style-name="T132"> </text:span>{<text:span text:style-name="T132"> | </text:span><text:span text:style-name="T165">itervar</text:span><text:span text:style-name="T132"> | </text:span><text:span text:style-name="T161">statement(s)</text:span><text:span text:style-name="T132"> </text:span>}</text:p>
      <text:p text:style-name="P282">or:</text:p>
      <text:p text:style-name="P268"><text:span text:style-name="T161">obj</text:span><text:span text:style-name="T132">.</text:span>each<text:span text:style-name="T132"> </text:span>do<text:span text:style-name="T132"> | </text:span><text:span text:style-name="T165">itervar</text:span><text:span text:style-name="T132"> |</text:span></text:p>
      <text:p text:style-name="P269"><text:s text:c="3"/><text:span text:style-name="T145">statement(s)</text:span></text:p>
      <text:p text:style-name="P268">end</text:p>
      <text:p text:style-name="P35"><text:span text:style-name="T3">example</text:span><text:span text:style-name="T9">:</text:span></text:p>
      <text:p text:style-name="P159">File.open( ‘test.txt’ ).<text:span text:style-name="T122">each</text:span> <text:span text:style-name="T220">{</text:span> | <text:span text:style-name="T220">line</text:span> | <text:span text:style-name="T220">puts line.upcase }</text:span></text:p>
      <text:p text:style-name="P186">File.open( ‘test.txt’ ).<text:span text:style-name="T122">each</text:span> do | <text:span text:style-name="T220">line</text:span> |</text:p>
      <text:p text:style-name="P202"><text:s text:c="2"/>puts line.upcase</text:p>
      <text:p text:style-name="P202">end</text:p>
      <text:p text:style-name="P254">get<text:span text:style-name="T218">s</text:span><text:span text:style-name="T35"> </text:span><text:span text:style-name="T50">― </text:span><text:span text:style-name="T45">Reads a “line” returned as a string, </text:span><text:span text:style-name="T47">lines </text:span><text:span text:style-name="T45">terminated by separator, by default = ‘\n’, </text:span><text:span text:style-name="T46">returns </text:span><text:span text:style-name="T29">nil</text:span><text:span text:style-name="T46"> a</text:span><text:span text:style-name="T45">t end-of-file</text:span></text:p>
      <text:p text:style-name="P39"><text:span text:style-name="T120">ge</text:span><text:span text:style-name="T114">ts</text:span><text:span text:style-name="T138">(</text:span> <text:span text:style-name="T153">separator</text:span><text:span text:style-name="T187"> )</text:span></text:p>
      <text:p text:style-name="P67"><text:span text:style-name="T3">example</text:span><text:span text:style-name="T9">:</text:span></text:p>
      <text:p text:style-name="P158">File.open( ‘test.txt’ ) do | f |</text:p>
      <text:p text:style-name="P161"><text:s text:c="2"/>while line = <text:span text:style-name="T132">f.</text:span><text:span text:style-name="T121">gets</text:span></text:p>
      <text:p text:style-name="P124"><text:span text:style-name="T139"><text:s text:c="4"/></text:span>puts line.<text:span text:style-name="T240">chomp</text:span>.upcase</text:p>
      <text:p text:style-name="P158"><text:s text:c="2"/>end</text:p>
      <text:p text:style-name="P158">end</text:p>
      <text:p text:style-name="P248">readline<text:span text:style-name="T35"> </text:span><text:span text:style-name="T50">― </text:span><text:span text:style-name="T45">Reads a “line” returned as a string, terminated by separator, by default = ‘\n’, raises EOFError at end-of-file</text:span></text:p>
      <text:p text:style-name="P40"><text:span text:style-name="T120">readline</text:span><text:span text:style-name="T138">(</text:span> <text:span text:style-name="T153">separator</text:span><text:span text:style-name="T187"> )</text:span></text:p>
      <text:p text:style-name="P67"><text:span text:style-name="T3">example</text:span><text:span text:style-name="T9">:</text:span></text:p>
      <text:p text:style-name="P157">File.open( ‘test.txt’ ) do | f |</text:p>
      <text:p text:style-name="P157"><text:s text:c="2"/>begin</text:p>
      <text:p text:style-name="P157"><text:s text:c="4"/>while line = <text:span text:style-name="T132">f.</text:span><text:span text:style-name="T114">readline</text:span></text:p>
      <text:p text:style-name="P157"><text:s text:c="6"/>puts line.upcase</text:p>
      <text:p text:style-name="P157"><text:s text:c="4"/>end</text:p>
      <text:p text:style-name="P157"><text:s text:c="2"/>rescue EOFError</text:p>
      <text:p text:style-name="P157"><text:s text:c="4"/>puts ‘&gt;&gt; End-of-file’</text:p>
      <text:p text:style-name="P157"><text:s text:c="2"/>end</text:p>
      <text:p text:style-name="P123">end</text:p>
      <text:p text:style-name="P267"><text:span text:style-name="T132">See also: <text:s text:c="2"/></text:span><text:span text:style-name="T221">each_byte</text:span><text:span text:style-name="T141">, </text:span><text:span text:style-name="T221">each_char</text:span><text:span text:style-name="T141">, </text:span><text:span text:style-name="T219">getbyte</text:span><text:span text:style-name="T140">, </text:span><text:span text:style-name="T218">getc</text:span><text:span text:style-name="T139">, </text:span><text:span text:style-name="T216">read</text:span><text:span text:style-name="T132">,</text:span> <text:span text:style-name="T216">readbyte</text:span><text:span text:style-name="T132">,</text:span> <text:span text:style-name="T216">readchar</text:span><text:span text:style-name="T132">,</text:span> <text:span text:style-name="T216">readlines</text:span><text:span text:style-name="T132">, </text:span><text:span text:style-name="T216">readpartial</text:span><text:span text:style-name="T135">, </text:span><text:span text:style-name="T216">read_nonblock</text:span></text:p>
      <text:p text:style-name="P264"><text:span text:style-name="T137"><text:s/>Related: <text:s text:c="2"/></text:span>scanf</text:p>
      <text:p text:style-name="P257"><text:span text:style-name="T222">Class IO: </text:span>Basic I/O<text:span text:style-name="T132"> ―</text:span> Output<text:span text:style-name="T132"> ―</text:span></text:p>
      <text:p text:style-name="P12">puts<text:span text:style-name="T35"> </text:span><text:span text:style-name="T51">― </text:span><text:span text:style-name="T44">always appends “\n” </text:span><text:span text:style-name="T11">unless</text:span><text:span text:style-name="T44"> a newline already terminates the output string</text:span></text:p>
      <text:p text:style-name="P38"><text:span text:style-name="T114">puts</text:span> [<text:span text:style-name="T145">expr</text:span><text:span text:style-name="T146">ession</text:span>]</text:p>
      <text:p text:style-name="P64"><text:span text:style-name="T3">example</text:span><text:span text:style-name="T4">s</text:span><text:span text:style-name="T9">:</text:span></text:p>
      <text:p text:style-name="P138"><text:span text:style-name="T114">puts</text:span> “This is a test” <text:s/># =&gt; <text:span text:style-name="T114">nil</text:span>, outputs string to stdout</text:p>
      <text:p text:style-name="P184">a, b, c = 1, 2, 3</text:p>
      <text:p text:style-name="P200"><text:span text:style-name="T114">puts</text:span> a, b, c <text:s text:c="10"/># =&gt; <text:span text:style-name="T114">nil</text:span>, outputs each value on</text:p>
      <text:p text:style-name="P200">1 <text:s text:c="21"/># <text:s text:c="8"/>a separate line (\n)</text:p>
      <text:p text:style-name="P200">2</text:p>
      <text:p text:style-name="P200">3</text:p>
      <text:p text:style-name="P191"><text:span text:style-name="T114">stderr.puts</text:span> “Error: Danger, Will Robinson!”</text:p>
      <text:p text:style-name="P12">pp<text:span text:style-name="T35"> </text:span><text:span text:style-name="T51">― T</text:span><text:span text:style-name="T44">o use </text:span><text:span text:style-name="T171">pp</text:span><text:span text:style-name="T44">, script </text:span><text:span text:style-name="T78">must</text:span><text:span text:style-name="T44">: </text:span><text:span text:style-name="T28">require ‘pp’</text:span></text:p>
      <text:p text:style-name="P38"><text:span text:style-name="T114">pp</text:span> <text:span text:style-name="T145">obj</text:span><text:span text:style-name="T146">ect</text:span></text:p>
      <text:p text:style-name="P31"><text:span text:style-name="T3">example</text:span><text:span text:style-name="T4">s</text:span><text:span text:style-name="T9">:</text:span></text:p>
      <text:p text:style-name="P138"><text:span text:style-name="T114">pp</text:span> “This is a test” <text:s/># =&gt; <text:span text:style-name="T132">the object</text:span>, outputs a formatted</text:p>
      <text:p text:style-name="P200">a, b, c = 1, 2, 3 <text:s text:c="3"/># <text:s text:c="15"/>string to stdout</text:p>
      <text:p text:style-name="P184"><text:span text:style-name="T114">pp</text:span> a, b, c <text:s text:c="10"/># =&gt; [1, 2, 3], outputs each object</text:p>
      <text:p text:style-name="P200">1 <text:s text:c="19"/># <text:s text:c="14"/>on a separate line (\n)</text:p>
      <text:p text:style-name="P226">2</text:p>
      <text:p text:style-name="P226">3</text:p>
      <text:p text:style-name="P15"><text:span text:style-name="T132">See also: <text:s/></text:span>p<text:span text:style-name="T132">,</text:span> print<text:span text:style-name="T132">,</text:span> printf<text:span text:style-name="T132">,</text:span> write<text:span text:style-name="T132">, </text:span>write_nonblock</text:p>
      <text:p text:style-name="P264"><text:span text:style-name="T136"><text:s/></text:span><text:span text:style-name="T137">R</text:span><text:span text:style-name="T136">elated: <text:s/></text:span><text:span text:style-name="T217">sprintf</text:span></text:p>
      <text:p text:style-name="P5"><text:span text:style-name="T222">Class IO: </text:span>Basic I/O<text:span text:style-name="T132"> ―</text:span> <text:span text:style-name="T221">Close &amp; miscellaneous</text:span><text:span text:style-name="T132"> ―</text:span></text:p>
      <text:p text:style-name="P16">close<text:span text:style-name="T35"> </text:span><text:span text:style-name="T51">― </text:span><text:span text:style-name="T35">Closes an io object and flushes any pending writes to the operating system</text:span></text:p>
      <text:p text:style-name="P74"><text:span text:style-name="T161">obj</text:span><text:span text:style-name="T132">.</text:span>close</text:p>
      <text:p text:style-name="P36"><text:span text:style-name="T3">example</text:span><text:span text:style-name="T9">:</text:span></text:p>
      <text:p text:style-name="P160"><text:span text:style-name="T221">f = </text:span>File.open( ‘test.txt’ )</text:p>
      <text:p text:style-name="P160">...</text:p>
      <text:p text:style-name="P232"><text:span text:style-name="T132">f.</text:span>close</text:p>
      <text:p text:style-name="P23">See also: <text:s/><text:span text:style-name="T114">close_read</text:span>, <text:span text:style-name="T114">close_write</text:span>, <text:span text:style-name="T114">closed?</text:span>, <text:span text:style-name="T114">flush</text:span>, <text:span text:style-name="T114">fsync</text:span>, <text:span text:style-name="T114">sync</text:span></text:p>
      <text:p text:style-name="P255">Statements<text:span text:style-name="T172"> </text:span><text:span text:style-name="T173">― Ruby </text:span><text:span text:style-name="T176">programs (or scripts) are simply sequences of statements, executed in-order from first-to-last, top-to-bottom. <text:s/>Ruby prefers to talk about </text:span><text:span text:style-name="T177">expressions</text:span><text:span text:style-name="T178"> rather than </text:span><text:span text:style-name="T177">statements</text:span><text:span text:style-name="T178">, but it seems to consider statements to be the kind-of compound(y) (multi-line) executable constructs, comprised of one or more expressions… Mostly, </text:span><text:span text:style-name="T177">expression</text:span><text:span text:style-name="T178"> and </text:span><text:span text:style-name="T177">statement</text:span><text:span text:style-name="T178"> tend to get used interchangeably.</text:span></text:p>
      <text:p text:style-name="P247">block<text:span text:style-name="T35"> </text:span><text:span text:style-name="T52">― </text:span><text:span text:style-name="T42">A</text:span><text:span text:style-name="T38"> chunk of code enclosed within </text:span><text:span text:style-name="T23">do</text:span><text:span text:style-name="T38">...</text:span><text:span text:style-name="T23">end</text:span><text:span text:style-name="T38"> or braces </text:span><text:span text:style-name="T23">{</text:span><text:span text:style-name="T38">…</text:span><text:span text:style-name="T23">}</text:span><text:span text:style-name="T38">, to delimit a unit of code which is usually iteratively or conditionally executed.</text:span></text:p>
      <text:p text:style-name="P46"><text:span text:style-name="T185">do</text:span><text:span text:style-name="T194"> <text:s text:c="6"/></text:span><text:span text:style-name="T91"><text:s text:c="9"/></text:span><text:span text:style-name="T92"># </text:span><text:span text:style-name="T102">do</text:span><text:span text:style-name="T92">...</text:span><text:span text:style-name="T102">end</text:span><text:span text:style-name="T92"> are </text:span><text:span text:style-name="T13">used for multi-line blocks</text:span></text:p>
      <text:p text:style-name="P84"><text:s text:c="2"/><text:span text:style-name="T145">statement</text:span><text:span text:style-name="T156">(s)</text:span></text:p>
      <text:p text:style-name="P99">end</text:p>
      <text:p text:style-name="P238">or <text:span text:style-name="T203">(</text:span><text:span text:style-name="T199">commonly used</text:span><text:span text:style-name="T203">)</text:span>:</text:p>
      <text:p text:style-name="P75"><text:span text:style-name="T114">{</text:span> <text:span text:style-name="T145">statement</text:span> <text:span text:style-name="T114">}</text:span><text:span text:style-name="T132"> <text:s text:c="2"/></text:span><text:span text:style-name="T38"># braces </text:span><text:span text:style-name="T83">{ }</text:span><text:span text:style-name="T38"> are </text:span><text:span text:style-name="T13">usually used</text:span><text:span text:style-name="T38"> for </text:span><text:span text:style-name="T13">one-line blocks</text:span></text:p>
      <text:p text:style-name="P239">or <text:span text:style-name="T203">(rarely seen)</text:span>:</text:p>
      <text:p text:style-name="P43"><text:span text:style-name="T114">{</text:span> <text:s text:c="10"/><text:span text:style-name="T20"><text:s text:c="5"/></text:span><text:span text:style-name="T23"># braces </text:span><text:span text:style-name="T83">{ }</text:span><text:span text:style-name="T23"> are </text:span><text:span text:style-name="T18">not</text:span><text:span text:style-name="T19"> used</text:span><text:span text:style-name="T23"> for </text:span><text:span text:style-name="T24">multi</text:span><text:span text:style-name="T23">-line blocks</text:span></text:p>
      <text:p text:style-name="P84"><text:s text:c="2"/><text:span text:style-name="T145">statement(s)</text:span></text:p>
      <text:p text:style-name="P99">}</text:p>
      <text:p text:style-name="P239"><text:span text:style-name="T143">F</text:span><text:span text:style-name="T132">requently used with </text:span><text:span text:style-name="T200">iterators</text:span><text:span text:style-name="T132"> </text:span><text:span text:style-name="T133">― one or more “itervars” appear between the “goal-posts” </text:span><text:span text:style-name="T116">|</text:span><text:span text:style-name="T133">...</text:span><text:span text:style-name="T116">|</text:span><text:span text:style-name="T133"> and are like parameters to the block of code:</text:span></text:p>
      <text:p text:style-name="P108"><text:span text:style-name="T161">object</text:span><text:span text:style-name="T145">.iterator_method</text:span><text:span text:style-name="T185"> do |</text:span><text:span text:style-name="T194"> </text:span><text:span text:style-name="T161">i</text:span><text:span text:style-name="T166">ter</text:span><text:span text:style-name="T161">v</text:span><text:span text:style-name="T166">ar</text:span><text:span text:style-name="T161"> [,...]</text:span><text:span text:style-name="T194"> </text:span><text:span text:style-name="T185">|</text:span></text:p>
      <text:p text:style-name="P84"><text:s text:c="2"/>statement<text:span text:style-name="T230">(s)</text:span></text:p>
      <text:p text:style-name="P99">end</text:p>
      <text:p text:style-name="P239">or:</text:p>
      <text:p text:style-name="P76"><text:span text:style-name="T161">object.</text:span><text:span text:style-name="T168">iterator_method</text:span><text:span text:style-name="T114"> {</text:span> <text:span text:style-name="T114">|</text:span> <text:span text:style-name="T145">i</text:span><text:span text:style-name="T157">ter</text:span><text:span text:style-name="T145">v</text:span><text:span text:style-name="T157">ar</text:span><text:span text:style-name="T145"> [,...]</text:span> <text:span text:style-name="T114">|</text:span> statement <text:span text:style-name="T114">}</text:span></text:p>
      <text:p text:style-name="P106"><text:span text:style-name="T3">example</text:span><text:span text:style-name="T4">s</text:span><text:span text:style-name="T9">:</text:span></text:p>
      <text:p text:style-name="P145"><text:span text:style-name="T114">3.times</text:span> <text:span text:style-name="T114">{</text:span> puts “knock-knock-knock... Penny!” <text:span text:style-name="T114">}</text:span></text:p>
      <text:p text:style-name="P181">x = 0</text:p>
      <text:p text:style-name="P194"><text:span text:style-name="T114">[1,2,3,4].each</text:span> <text:span text:style-name="T114">{</text:span> | e | x += e <text:span text:style-name="T114">}</text:span></text:p>
      <text:p text:style-name="P194">puts x <text:s text:c="10"/># =&gt; nil, outputs 10</text:p>
      <text:p text:style-name="P182"><text:span text:style-name="T114">%</text:span><text:span text:style-name="T118">w{ wolf bear lion eagle }.each</text:span><text:span text:style-name="T204"> </text:span><text:span text:style-name="T118">do</text:span><text:span text:style-name="T204"> | scout |</text:span></text:p>
      <text:p text:style-name="P194"><text:s text:c="2"/><text:span text:style-name="T204">badge = scout.capitalize</text:span></text:p>
      <text:p text:style-name="P194"><text:s text:c="2"/><text:span text:style-name="T204">puts “Scout level: #{badge}”</text:span></text:p>
      <text:p text:style-name="P218">end</text:p>
      <text:p text:style-name="P11"><text:soft-page-break/>case<text:span text:style-name="T35"> </text:span><text:span text:style-name="T53">― </text:span><text:span text:style-name="T39">Multi-way </text:span><text:span text:style-name="T32">if-</text:span><text:span text:style-name="T33">elsif</text:span><text:span text:style-name="T32">-else</text:span><text:span text:style-name="T39">…</text:span></text:p>
      <text:p text:style-name="P44"><text:span text:style-name="T114">case</text:span> <text:span text:style-name="T145">select_expression</text:span></text:p>
      <text:p text:style-name="P77"><text:span text:style-name="T189">when</text:span><text:span text:style-name="T185"> </text:span><text:span text:style-name="T145">value_expression_1</text:span></text:p>
      <text:p text:style-name="P80"><text:span text:style-name="T145"><text:s text:c="2"/>statement</text:span><text:span text:style-name="T158">(s)</text:span></text:p>
      <text:p text:style-name="P80"><text:span text:style-name="T185">[</text:span><text:span text:style-name="T189">when</text:span><text:span text:style-name="T194"> </text:span><text:span text:style-name="T161">value_expression_2</text:span></text:p>
      <text:p text:style-name="P82"><text:s text:c="2"/><text:span text:style-name="T145">statement(s)</text:span>]...</text:p>
      <text:p text:style-name="P80"><text:span text:style-name="T185">[</text:span><text:span text:style-name="T189">when</text:span><text:span text:style-name="T194"> </text:span><text:span text:style-name="T161">value_expression_N</text:span></text:p>
      <text:p text:style-name="P82"><text:s text:c="2"/><text:span text:style-name="T145">statement(s)</text:span>]...</text:p>
      <text:p text:style-name="P80"><text:span text:style-name="T185">[</text:span><text:span text:style-name="T189">else </text:span><text:span text:style-name="T185"><text:s text:c="20"/># the “default case”</text:span></text:p>
      <text:p text:style-name="P82"><text:s text:c="2"/><text:span text:style-name="T145">statement(s)</text:span>]...</text:p>
      <text:p text:style-name="P85">end</text:p>
      <text:p text:style-name="P242">or:</text:p>
      <text:p text:style-name="P45"><text:span text:style-name="T114">case</text:span><text:span text:style-name="T194"> <text:s text:c="21"/></text:span><text:span text:style-name="T195"># note: </text:span><text:span text:style-name="T167">no</text:span><text:span text:style-name="T195"> selector</text:span></text:p>
      <text:p text:style-name="P78"><text:span text:style-name="T189">when</text:span><text:span text:style-name="T185"> </text:span><text:span text:style-name="T147">conditional</text:span><text:span text:style-name="T145">_expression_1</text:span></text:p>
      <text:p text:style-name="P81"><text:span text:style-name="T145"><text:s text:c="2"/>statement</text:span><text:span text:style-name="T158">(s)</text:span></text:p>
      <text:p text:style-name="P81"><text:span text:style-name="T185">[</text:span><text:span text:style-name="T189">when</text:span><text:span text:style-name="T194"> </text:span><text:span text:style-name="T162">conditional</text:span><text:span text:style-name="T161">_expression_2</text:span></text:p>
      <text:p text:style-name="P83"><text:s text:c="2"/><text:span text:style-name="T145">statement(s)</text:span>]...</text:p>
      <text:p text:style-name="P81"><text:span text:style-name="T185">[</text:span><text:span text:style-name="T189">when</text:span><text:span text:style-name="T194"> </text:span><text:span text:style-name="T162">conditional</text:span><text:span text:style-name="T161">_expression_N</text:span></text:p>
      <text:p text:style-name="P83"><text:s text:c="2"/><text:span text:style-name="T145">statement(s)</text:span>]...</text:p>
      <text:p text:style-name="P81"><text:span text:style-name="T185">[</text:span><text:span text:style-name="T189">else </text:span><text:span text:style-name="T185"><text:s text:c="20"/># the “default case”</text:span></text:p>
      <text:p text:style-name="P83"><text:s text:c="2"/><text:span text:style-name="T145">statement(s)</text:span>]...</text:p>
      <text:p text:style-name="P86">end</text:p>
      <text:p text:style-name="P64"><text:span text:style-name="T3">example</text:span><text:span text:style-name="T4">s</text:span><text:span text:style-name="T9">:</text:span></text:p>
      <text:p text:style-name="P62"><text:span text:style-name="T106"><text:tab/></text:span><text:span text:style-name="T107">that_song = ‘As Time Goes By’ <text:s text:c="2"/></text:span><text:span text:style-name="T108"># compare this to </text:span><text:span text:style-name="T109">if-elsif-else</text:span><text:span text:style-name="T108"> below</text:span></text:p>
      <text:p text:style-name="P134">case</text:p>
      <text:p text:style-name="P112"><text:span text:style-name="T114">when</text:span> <text:span text:style-name="T205">customer.next == ‘Ilsa Lund’</text:span></text:p>
      <text:p text:style-name="P112"><text:s text:c="2"/><text:span text:style-name="T205">bogey.says “Of all the gin joints in all the towns” +</text:span></text:p>
      <text:p text:style-name="P114"><text:s text:c="13"/>“ in all the world, she walks into mine.”</text:p>
      <text:p text:style-name="P112"><text:s text:c="2"/><text:span text:style-name="T206">bergman.says “Play it once, Sam, for old times' sake.” +</text:span></text:p>
      <text:p text:style-name="P122"><text:s text:c="15"/>“ Play it, Sam. Play \“#{that_song}\”.”</text:p>
      <text:p text:style-name="P115"><text:span text:style-name="T114">when</text:span> song.name == <text:span text:style-name="T207">that_song</text:span></text:p>
      <text:p text:style-name="P115"><text:s text:c="2"/><text:span text:style-name="T206">bogey.says “You played it for her, you can play it for me!” +</text:span></text:p>
      <text:p text:style-name="P115"><text:s text:c="13"/>“ ...<text:span text:style-name="T206">If she can stand it, I can! Play it!”</text:span></text:p>
      <text:p text:style-name="P116"><text:span text:style-name="T114">when</text:span> <text:span text:style-name="T208">movie.set == :airport &amp;&amp; movie.atmosphere == :fog</text:span></text:p>
      <text:p text:style-name="P116"><text:s text:c="2"/>bogey.says “Louis, I think this is the beginning” +</text:p>
      <text:p text:style-name="P116"><text:s text:c="13"/>“ of a beautiful friendship.”</text:p>
      <text:p text:style-name="P133">else</text:p>
      <text:p text:style-name="P113"><text:s text:c="2"/>piano.play<text:span text:style-name="T207">( that_song )</text:span></text:p>
      <text:p text:style-name="P131">end</text:p>
      <text:p text:style-name="P9"><text:soft-page-break/><text:span text:style-name="T114">class</text:span><text:span text:style-name="T20"> </text:span><text:span text:style-name="T34">― </text:span><text:span text:style-name="T26">D</text:span><text:span text:style-name="T20">efine or open a class</text:span></text:p>
      <text:p text:style-name="P49"><text:span text:style-name="T114">class</text:span> <text:span text:style-name="T151">C</text:span><text:span text:style-name="T145">lassname</text:span><text:span text:style-name="T100"> <text:s text:c="8"/></text:span><text:span text:style-name="T101"># Class names are always capitalized</text:span></text:p>
      <text:p text:style-name="P90"><text:s text:c="2"/><text:span text:style-name="T145">statement(s)</text:span></text:p>
      <text:p text:style-name="P94">end</text:p>
      <text:p text:style-name="P32"><text:span text:style-name="T3">example</text:span><text:span text:style-name="T4">s</text:span><text:span text:style-name="T9">:</text:span></text:p>
      <text:p text:style-name="P174"><text:span text:style-name="T114">class</text:span> Music</text:p>
      <text:p text:style-name="P153"><text:s text:c="2"/>attr_reader :genre, :era</text:p>
      <text:p text:style-name="P153"><text:s text:c="2"/><text:span text:style-name="T114">def</text:span> initialize( genre, era )</text:p>
      <text:p text:style-name="P228"><text:s text:c="4"/>@genre = genre</text:p>
      <text:p text:style-name="P196"><text:s text:c="4"/>@era <text:s text:c="2"/>= era</text:p>
      <text:p text:style-name="P196"><text:s text:c="2"/><text:span text:style-name="T114">end</text:span></text:p>
      <text:p text:style-name="P118"><text:span text:style-name="T114">end</text:span> <text:s/># class Music</text:p>
      <text:p text:style-name="P8"><text:span text:style-name="T85">def</text:span><text:span text:style-name="T59"> </text:span><text:span text:style-name="T65">― </text:span><text:span text:style-name="T113">D</text:span><text:span text:style-name="T112">efine</text:span><text:span text:style-name="T20"> </text:span><text:span text:style-name="T25">a </text:span><text:span text:style-name="T20">method</text:span></text:p>
      <text:p text:style-name="P48"><text:span text:style-name="T114">def</text:span> <text:span text:style-name="T145">methodname</text:span><text:span text:style-name="T185">[( </text:span><text:span text:style-name="T145">p</text:span><text:span text:style-name="T151">1</text:span><text:span text:style-name="T145"> [, p</text:span><text:span text:style-name="T151">2</text:span><text:span text:style-name="T145">]...</text:span><text:span text:style-name="T185"> )]</text:span><text:span text:style-name="T98"> <text:s/></text:span><text:span text:style-name="T99"># Method names are never capitalized</text:span></text:p>
      <text:p text:style-name="P104"><text:s text:c="2"/><text:span text:style-name="T145">statement(s)</text:span></text:p>
      <text:p text:style-name="P105">end</text:p>
      <text:p text:style-name="P64"><text:span text:style-name="T3">example</text:span><text:span text:style-name="T4">s</text:span><text:span text:style-name="T9">:</text:span></text:p>
      <text:p text:style-name="P120"><text:span text:style-name="T114">def</text:span> <text:span text:style-name="T213">askprompted( pstr, dstr = "Y" ) </text:span></text:p>
      <text:p text:style-name="P121"><text:s text:c="2"/># expects a Yes or No response, </text:p>
      <text:p text:style-name="P121"><text:s text:c="2"/># returns true for any response beginning with "Y" or "y", </text:p>
      <text:p text:style-name="P121"><text:s text:c="2"/># returns false for everything else... </text:p>
      <text:p text:style-name="P121"><text:s text:c="2"/># but does test &amp; respond to exit/quit/Ctrl-D/Ctrl-Z... </text:p>
      <text:p text:style-name="P121"><text:s text:c="2"/>default ||= dstr </text:p>
      <text:p text:style-name="P263"><text:s text:c="2"/>prompt = pstr + ( default == "" ? " (y/n)? " : " (y/n) [#{default}]? " ) </text:p>
      <text:p text:style-name="P121"><text:s text:c="2"/>answer = readline( prompt, true ).strip.downcase </text:p>
      <text:p text:style-name="P121"><text:s text:c="2"/>exit true if answer == "exit" || answer == "quit" </text:p>
      <text:p text:style-name="P121"><text:s text:c="2"/>answer = default.downcase if answer == "" </text:p>
      <text:p text:style-name="P121"><text:s text:c="2"/>return ( answer[0] == "y" ? true : false ) </text:p>
      <text:p text:style-name="P121"><text:span text:style-name="T114">rescue</text:span> StandardError </text:p>
      <text:p text:style-name="P121"><text:s text:c="2"/>exit true <text:s/># this exit always provides cmd-line status:0 </text:p>
      <text:p text:style-name="P135">end</text:p>
      <text:p text:style-name="P246">fo<text:span text:style-name="T184">r – in</text:span><text:span text:style-name="T66"> </text:span><text:span text:style-name="T65">― </text:span><text:span text:style-name="T37">Ruby does not have a “classical” for-loop like C or Pascal or Basic; </text:span><text:span text:style-name="T40">it’s really syntactic sugar for an iterator…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6">This “syntactic sugar” translates into...</text:p>
          </table:table-cell>
          <table:table-cell table:style-name="Table1.A1" office:value-type="string">
            <text:p text:style-name="P265">this:</text:p>
          </table:table-cell>
        </table:table-row>
        <table:table-row>
          <table:table-cell table:style-name="Table1.A2" office:value-type="string">
            <text:p text:style-name="P237"><text:span text:style-name="T114">for</text:span> <text:span text:style-name="T211">var</text:span><text:span text:style-name="T186"> </text:span><text:span text:style-name="T190">in</text:span><text:span text:style-name="T186"> </text:span><text:span text:style-name="T149">enumeration</text:span></text:p>
            <text:p text:style-name="P240"><text:s text:c="2"/>[<text:span text:style-name="T145">statement(s)...</text:span>]</text:p>
            <text:p text:style-name="P241">end</text:p>
          </table:table-cell>
          <table:table-cell table:style-name="Table1.A2" office:value-type="string">
            <text:p text:style-name="P266"><text:span text:style-name="T168">enumeration</text:span><text:span text:style-name="T114">.each</text:span> <text:span text:style-name="T114">do</text:span> | <text:span text:style-name="T158">iter</text:span><text:span text:style-name="T145">var </text:span>|</text:p>
            <text:p text:style-name="P258"><text:s text:c="2"/>[<text:span text:style-name="T145">statement(s)...</text:span>]</text:p>
            <text:p text:style-name="P259">end</text:p>
          </table:table-cell>
        </table:table-row>
      </table:table>
      <text:p text:style-name="P262"><text:span text:style-name="T10">Advice:</text:span><text:span text:style-name="T91"> Experienced Ruby coders don’t use for-loops; they use </text:span><text:span text:style-name="T5">iterators over enumerable objects</text:span><text:span text:style-name="T91"> instead, as these are much more flexible and powerful.</text:span></text:p>
      <text:p text:style-name="P18"><text:soft-page-break/>if<text:span text:style-name="T59"> </text:span><text:span text:style-name="T65">― </text:span><text:span text:style-name="T41">Note: Ruby’</text:span><text:span text:style-name="T48">s </text:span><text:span text:style-name="T30">then</text:span><text:span text:style-name="T48"> keyword is optional </text:span><text:span text:style-name="T12">unless</text:span><text:span text:style-name="T48"> statement is on same line as </text:span><text:span text:style-name="T30">if</text:span><text:span text:style-name="T41">…</text:span></text:p>
      <text:p text:style-name="P56"><text:span text:style-name="T114">if</text:span> <text:span text:style-name="T145">conditional_expression</text:span><text:span text:style-name="T189"> then</text:span><text:span text:style-name="T194"> </text:span><text:span text:style-name="T161">statement</text:span></text:p>
      <text:p text:style-name="P107"><text:span text:style-name="T114">if</text:span> <text:span text:style-name="T145">conditional_expression</text:span><text:span text:style-name="T188"> [ </text:span><text:span text:style-name="T191">then</text:span><text:span text:style-name="T188"> ]</text:span></text:p>
      <text:p text:style-name="P87"><text:s text:c="2"/><text:span text:style-name="T145">statement(s)</text:span></text:p>
      <text:p text:style-name="P91">end</text:p>
      <text:p text:style-name="P64"><text:span text:style-name="T3">example</text:span><text:span text:style-name="T4">s</text:span><text:span text:style-name="T9">:</text:span></text:p>
      <text:p text:style-name="P148"><text:span text:style-name="T114">if</text:span> line[0] == ‘ ’</text:p>
      <text:p text:style-name="P195"><text:s text:c="2"/>line.lstrip.downcase</text:p>
      <text:p text:style-name="P208">end</text:p>
      <text:p text:style-name="P188"><text:span text:style-name="T114">if</text:span> line[0] == ‘ ’ <text:span text:style-name="T202">then</text:span> line.lstrip.downcase</text:p>
      <text:p text:style-name="P193">fname = ‘test.rb’</text:p>
      <text:p text:style-name="P195">f = File.open( fname )</text:p>
      <text:p text:style-name="P195">line = f.gets</text:p>
      <text:p text:style-name="P195"><text:span text:style-name="T114">if</text:span> f.lineno == 1 &amp;&amp; line[0..1] == “#!”</text:p>
      <text:p text:style-name="P195"><text:s text:c="2"/>puts “File #{fname} has a shebang line!...”</text:p>
      <text:p text:style-name="P195"><text:s text:c="2"/>line.shebang.process</text:p>
      <text:p text:style-name="P219">end</text:p>
      <text:p text:style-name="P244">if <text:span text:style-name="T226">‒</text:span> else<text:span text:style-name="T59"> </text:span><text:span text:style-name="T65">― </text:span><text:span text:style-name="T41">Note: Ruby’</text:span><text:span text:style-name="T48">s </text:span><text:span text:style-name="T30">then</text:span><text:span text:style-name="T48"> keyword is optional </text:span><text:span text:style-name="T12">unless</text:span><text:span text:style-name="T48"> statement is on same line as </text:span><text:span text:style-name="T30">if</text:span><text:span text:style-name="T41">…</text:span></text:p>
      <text:p text:style-name="P53"><text:span text:style-name="T114">if</text:span> <text:span text:style-name="T145">conditional_expressio</text:span><text:span text:style-name="T154">n</text:span><text:span text:style-name="T188"> [ </text:span><text:span text:style-name="T191">then</text:span><text:span text:style-name="T188"> ]</text:span></text:p>
      <text:p text:style-name="P87"><text:s text:c="2"/><text:span text:style-name="T145">statement(s)</text:span></text:p>
      <text:p text:style-name="P95">else</text:p>
      <text:p text:style-name="P87"><text:s text:c="2"/><text:span text:style-name="T145">statement(s)</text:span></text:p>
      <text:p text:style-name="P91">end</text:p>
      <text:p text:style-name="P66"><text:span text:style-name="T3">example</text:span><text:span text:style-name="T4">s</text:span><text:span text:style-name="T9">:</text:span></text:p>
      <text:p text:style-name="P165"><text:span text:style-name="T114">if</text:span> que.empty? <text:span text:style-name="T125">then</text:span><text:span text:style-name="T227"> </text:span>que.reload!</text:p>
      <text:p text:style-name="P211">else</text:p>
      <text:p text:style-name="P205"><text:s text:c="2"/>que.process!</text:p>
      <text:p text:style-name="P211">end</text:p>
      <text:p text:style-name="P192"><text:span text:style-name="T114">if</text:span> que.empty? <text:s text:c="3"/><text:span text:style-name="T227"># this format is preferred, without the </text:span><text:span text:style-name="T125">then</text:span></text:p>
      <text:p text:style-name="P204"><text:s text:c="2"/>que.reload!</text:p>
      <text:p text:style-name="P210">else</text:p>
      <text:p text:style-name="P204"><text:s text:c="2"/>que.process!</text:p>
      <text:p text:style-name="P220">end</text:p>
      <text:p text:style-name="P18"><text:soft-page-break/>if <text:span text:style-name="T226">‒</text:span> <text:span text:style-name="T212">elsif ‒</text:span> else<text:span text:style-name="T59"> </text:span><text:span text:style-name="T65">― </text:span><text:span text:style-name="T41">Notice the spelling of “</text:span><text:span text:style-name="T170">elsif</text:span><text:span text:style-name="T41">”…</text:span></text:p>
      <text:p text:style-name="P54"><text:span text:style-name="T114">if</text:span> <text:span text:style-name="T145">conditional_expression</text:span><text:span text:style-name="T150">1</text:span><text:span text:style-name="T188"> [ </text:span><text:span text:style-name="T191">then</text:span><text:span text:style-name="T188"> ]</text:span></text:p>
      <text:p text:style-name="P87"><text:s text:c="2"/><text:span text:style-name="T145">statement(s)</text:span></text:p>
      <text:p text:style-name="P96">elsif<text:span text:style-name="T132"> </text:span><text:span text:style-name="T161">conditional_expression</text:span><text:span text:style-name="T163">2</text:span></text:p>
      <text:p text:style-name="P87"><text:s text:c="2"/><text:span text:style-name="T145">statement(s)</text:span></text:p>
      <text:p text:style-name="P96"><text:span text:style-name="T134">[</text:span>elsif<text:span text:style-name="T132"> </text:span><text:span text:style-name="T161">conditional_expression</text:span><text:span text:style-name="T163">N</text:span></text:p>
      <text:p text:style-name="P88"><text:s text:c="2"/><text:span text:style-name="T145">statement(s)</text:span></text:p>
      <text:p text:style-name="P88"><text:span text:style-name="T214">]</text:span>...</text:p>
      <text:p text:style-name="P96">else</text:p>
      <text:p text:style-name="P87"><text:s text:c="2"/><text:span text:style-name="T145">statement(s)</text:span></text:p>
      <text:p text:style-name="P91">end</text:p>
      <text:p text:style-name="P66"><text:span text:style-name="T3">example</text:span><text:span text:style-name="T4">s</text:span><text:span text:style-name="T9">:</text:span></text:p>
      <text:p text:style-name="P173"><text:span text:style-name="T107">that_song = ‘As Time Goes By’ <text:s text:c="2"/></text:span><text:span text:style-name="T108"># compare this to </text:span><text:span text:style-name="T109">case</text:span><text:span text:style-name="T108"> above</text:span></text:p>
      <text:p text:style-name="P149"><text:span text:style-name="T119">if</text:span> <text:span text:style-name="T205">customer.next == ‘Ilsa Lund’</text:span></text:p>
      <text:p text:style-name="P149"><text:s text:c="2"/><text:span text:style-name="T205">bogey.says “Of all the gin joints in all the towns” +</text:span></text:p>
      <text:p text:style-name="P152"><text:s text:c="13"/>“ in all the world, she walks into mine.”</text:p>
      <text:p text:style-name="P149"><text:s text:c="2"/><text:span text:style-name="T206">bergman.says “Play it once, Sam, for old times' sake.” +</text:span></text:p>
      <text:p text:style-name="P156"><text:s text:c="15"/>“ Play it, Sam. Play \“#{that_song}\”.”</text:p>
      <text:p text:style-name="P150"><text:span text:style-name="T119">elsif</text:span> song.name == <text:span text:style-name="T207">that_song</text:span></text:p>
      <text:p text:style-name="P150"><text:s text:c="2"/><text:span text:style-name="T206">bogey.says “You played it for her, you can play it for me!” +</text:span></text:p>
      <text:p text:style-name="P150"><text:s text:c="13"/>“ ...<text:span text:style-name="T206">If she can stand it, I can! Play it!”</text:span></text:p>
      <text:p text:style-name="P151"><text:span text:style-name="T119">elsif</text:span> <text:span text:style-name="T208">movie.set == :airport &amp;&amp; movie.atmosphere == :fog</text:span></text:p>
      <text:p text:style-name="P151"><text:s text:c="2"/>bogey.says “Louis, I think this is the beginning” +</text:p>
      <text:p text:style-name="P151"><text:s text:c="13"/>“ of a beautiful friendship.”</text:p>
      <text:p text:style-name="P171">else</text:p>
      <text:p text:style-name="P152"><text:s text:c="2"/>piano.play<text:span text:style-name="T207">( that_song )</text:span></text:p>
      <text:p text:style-name="P132">end</text:p>
      <text:p text:style-name="P25">i<text:span text:style-name="T209">f statement-modifier</text:span><text:span text:style-name="T59"> </text:span><text:span text:style-name="T65">― </text:span><text:span text:style-name="T61">C</text:span><text:span text:style-name="T60">onditionally execute a statement</text:span></text:p>
      <text:p text:style-name="P51"><text:span text:style-name="T145">statement</text:span> <text:span text:style-name="T114">if</text:span><text:span text:style-name="T132"> </text:span><text:span text:style-name="T161">conditional_expression</text:span></text:p>
      <text:p text:style-name="P65"><text:span text:style-name="T3">example</text:span><text:span text:style-name="T4">s</text:span><text:span text:style-name="T9">:</text:span></text:p>
      <text:p text:style-name="P146">puts “&gt;&gt; debugging data” <text:span text:style-name="T114">if</text:span> options[:debug]</text:p>
      <text:p text:style-name="P146">x = 1.0 <text:span text:style-name="T114">if</text:span> x.nil?</text:p>
      <text:p text:style-name="P117">cp( ARG[0], ‘~/scratch/’ ) <text:span text:style-name="T114">if</text:span> ARG[0]</text:p>
      <text:p text:style-name="P190">Dir.entries.each do | f |</text:p>
      <text:p text:style-name="P215"><text:s text:c="2"/>next <text:span text:style-name="T114">if</text:span> f == ‘.’ or f == ‘..’</text:p>
      <text:p text:style-name="P215"><text:s text:c="2"/>process_file( f )</text:p>
      <text:p text:style-name="P225">end</text:p>
      <text:p text:style-name="P245"><text:soft-page-break/>loop<text:span text:style-name="T59"> ― Repeatedly executes its block (this is a Kernel method, not a keyword). </text:span><text:span text:style-name="T74">N</text:span><text:span text:style-name="T59">ote that this is an “infinite loop” ― there is no controlling conditional, so loop termination must be done manually with a break-test.</text:span></text:p>
      <text:p text:style-name="P47">loop do</text:p>
      <text:p text:style-name="P102"><text:span text:style-name="T129"><text:s text:c="2"/>break if </text:span><text:span text:style-name="T164">condition</text:span></text:p>
      <text:p text:style-name="P102"><text:s text:c="2"/><text:span text:style-name="T159">statement(s)</text:span></text:p>
      <text:p text:style-name="P98">end</text:p>
      <text:p text:style-name="P73"><text:span text:style-name="T3">example</text:span><text:span text:style-name="T4">s</text:span><text:span text:style-name="T9">:</text:span></text:p>
      <text:p text:style-name="P172">loop do</text:p>
      <text:p text:style-name="P206"><text:s text:c="2"/>print “Continue processing, or wait (C/w)? “</text:p>
      <text:p text:style-name="P206"><text:s text:c="2"/>answer = gets <text:s text:c="3"/><text:span text:style-name="T233"># blocks for terminal input here...</text:span></text:p>
      <text:p text:style-name="P206"><text:s text:c="2"/><text:span text:style-name="T114">break</text:span> <text:span text:style-name="T114">if</text:span> answer.lstrip =~ /^[Cc]/</text:p>
      <text:p text:style-name="P233">end</text:p>
      <text:p text:style-name="P189"># If a loop uses an enumerator (one or more), the loop will</text:p>
      <text:p text:style-name="P213"># terminate cleanly as soon as the enumerator runs dry...</text:p>
      <text:p text:style-name="P213">abf = [‘ack’,’bar’,’far’,’foo’].to_enum</text:p>
      <text:p text:style-name="P213">rng = (1..8).to_enum</text:p>
      <text:p text:style-name="P212">loop do</text:p>
      <text:p text:style-name="P213"><text:s text:c="2"/>puts “#{rng.next} – #{abf.next}”</text:p>
      <text:p text:style-name="P212">end</text:p>
      <text:p text:style-name="P281"><text:span text:style-name="T235">generates</text:span><text:span text:style-name="T234">: 1 – ack</text:span></text:p>
      <text:p text:style-name="P214">2 – bar</text:p>
      <text:p text:style-name="P214">3 – far</text:p>
      <text:p text:style-name="P222">4 – foo</text:p>
      <text:p text:style-name="P221"/>
      <text:p text:style-name="P10"><text:span text:style-name="T114">module</text:span><text:span text:style-name="T59"> </text:span><text:span text:style-name="T65">― </text:span><text:span text:style-name="T26">D</text:span><text:span text:style-name="T20">efine or open a module, </text:span><text:span text:style-name="T27">creates </text:span><text:span text:style-name="T17">namespaces</text:span><text:span text:style-name="T27"> and supports </text:span><text:span text:style-name="T17">mixins</text:span></text:p>
      <text:p text:style-name="P50"><text:span text:style-name="T117">module</text:span> <text:span text:style-name="T152">M</text:span><text:span text:style-name="T148">odule</text:span><text:span text:style-name="T145">name</text:span><text:span text:style-name="T93"> <text:s text:c="8"/></text:span><text:span text:style-name="T94"># </text:span><text:span text:style-name="T95">Module</text:span><text:span text:style-name="T94"> names are always capitalized</text:span></text:p>
      <text:p text:style-name="P79"><text:s text:c="2"/><text:span text:style-name="T145">statement(s)</text:span></text:p>
      <text:p text:style-name="P92">end</text:p>
      <text:p text:style-name="P64"><text:span text:style-name="T3">example</text:span><text:span text:style-name="T4">s</text:span><text:span text:style-name="T9">:</text:span></text:p>
      <text:p text:style-name="P155"><text:span text:style-name="T114">module</text:span> <text:span text:style-name="T215">Musical</text:span></text:p>
      <text:p text:style-name="P199"><text:s text:c="2"/><text:span text:style-name="T215">KEYSONPIANO = 88</text:span></text:p>
      <text:p text:style-name="P198"><text:s text:c="2"/>STRINGSONBASS = 4</text:p>
      <text:p text:style-name="P198"><text:s text:c="2"/>DRUMSINKIT = 5</text:p>
      <text:p text:style-name="P183"><text:s text:c="2"/>def jazz_<text:span text:style-name="T239">trio</text:span></text:p>
      <text:p text:style-name="P224"><text:s text:c="4"/>return <text:span text:style-name="T239">[ </text:span>KEYSONPIANO, STRINGSONBASS, DRUMSINKIT <text:span text:style-name="T239">]</text:span></text:p>
      <text:p text:style-name="P198"><text:s text:c="2"/>end</text:p>
      <text:p text:style-name="P223">end</text:p>
      <text:p text:style-name="P20"><text:soft-page-break/>return<text:span text:style-name="T67"> </text:span><text:span text:style-name="T65">― Returns a value from a method</text:span></text:p>
      <text:p text:style-name="P41"><text:span text:style-name="T114">return</text:span> [<text:span text:style-name="T145">expr</text:span><text:span text:style-name="T146">ession</text:span>]</text:p>
      <text:p text:style-name="P273"><text:span text:style-name="T182">Note that the return-expression is optional; if it’s missing, then the value of the </text:span><text:span text:style-name="T183">last expression executed</text:span><text:span text:style-name="T182"> is returned.</text:span></text:p>
      <text:p text:style-name="P71"><text:span text:style-name="T3">example</text:span><text:span text:style-name="T4">s</text:span><text:span text:style-name="T9">:</text:span></text:p>
      <text:p text:style-name="P139">def some_method( ... )</text:p>
      <text:p text:style-name="P227"><text:s text:c="2"/># some calculation...</text:p>
      <text:p text:style-name="P201"><text:s text:c="2"/>...</text:p>
      <text:p text:style-name="P201"><text:s text:c="2"/><text:span text:style-name="T114">return</text:span> result</text:p>
      <text:p text:style-name="P201">end <text:s/># some_method</text:p>
      <text:p text:style-name="P185">def <text:span text:style-name="T228">another</text:span>_method( ... )</text:p>
      <text:p text:style-name="P227"><text:s text:c="2"/># some calculation...</text:p>
      <text:p text:style-name="P201"><text:s text:c="2"/>...</text:p>
      <text:p text:style-name="P201"><text:s text:c="2"/><text:span text:style-name="T114">return</text:span> nil if error_happened</text:p>
      <text:p text:style-name="P201">end <text:s/># another_method</text:p>
      <text:p text:style-name="P185">def <text:span text:style-name="T228">yet_another</text:span>_method( ... )</text:p>
      <text:p text:style-name="P227"><text:s text:c="2"/># some calculation...</text:p>
      <text:p text:style-name="P201"><text:s text:c="2"/>...</text:p>
      <text:p text:style-name="P201"><text:s text:c="2"/><text:span text:style-name="T114">return</text:span> count != 1 ? ‘s’ : ‘’</text:p>
      <text:p text:style-name="P216">end <text:s/># yet_another_method</text:p>
      <text:p text:style-name="P243"><text:span text:style-name="T226">unless</text:span> <text:span text:style-name="T226">‒</text:span> else<text:span text:style-name="T59"> </text:span><text:span text:style-name="T65">― </text:span><text:span text:style-name="T48">Inverse of </text:span><text:span text:style-name="T30">if-else</text:span><text:span text:style-name="T48">, but seldom used with its </text:span><text:span text:style-name="T30">else</text:span><text:span text:style-name="T48"> clause</text:span></text:p>
      <text:p text:style-name="P54"><text:span text:style-name="T124">unless</text:span> <text:span text:style-name="T145">conditional_expression</text:span><text:span text:style-name="T185"> </text:span><text:span text:style-name="T188">[ </text:span><text:span text:style-name="T191">then</text:span><text:span text:style-name="T196"> ]</text:span></text:p>
      <text:p text:style-name="P89"><text:s text:c="2"/><text:span text:style-name="T145">statement(s)</text:span></text:p>
      <text:p text:style-name="P97"><text:span text:style-name="T142">[</text:span>else</text:p>
      <text:p text:style-name="P89"><text:s text:c="2"/><text:span text:style-name="T145">statement(s)</text:span>]</text:p>
      <text:p text:style-name="P93">end</text:p>
      <text:p text:style-name="P69"><text:span text:style-name="T3">example</text:span><text:span text:style-name="T4">s</text:span><text:span text:style-name="T9">:</text:span></text:p>
      <text:p text:style-name="P176"><text:span text:style-name="T124">unless</text:span> !que.empty?</text:p>
      <text:p text:style-name="P203"><text:s text:c="2"/>que.reload!</text:p>
      <text:p text:style-name="P209">else</text:p>
      <text:p text:style-name="P203"><text:s text:c="2"/>que.process!</text:p>
      <text:p text:style-name="P209">end</text:p>
      <text:p text:style-name="P187"><text:span text:style-name="T124">unless</text:span> que.empty?</text:p>
      <text:p text:style-name="P230"><text:s text:c="2"/>que.process!</text:p>
      <text:p text:style-name="P235">end</text:p>
      <text:p text:style-name="P21"><text:span text:style-name="T209">unless statement-modifier</text:span><text:span text:style-name="T59"> </text:span><text:span text:style-name="T65">― </text:span><text:span text:style-name="T62">C</text:span><text:span text:style-name="T60">onditionally execute a statement</text:span></text:p>
      <text:p text:style-name="P51"><text:span text:style-name="T145">statement</text:span> <text:span text:style-name="T114">unless</text:span><text:span text:style-name="T132"> </text:span><text:span text:style-name="T161">conditional_expression</text:span></text:p>
      <text:p text:style-name="P65"><text:span text:style-name="T3">example</text:span><text:span text:style-name="T4">s</text:span><text:span text:style-name="T9">:</text:span></text:p>
      <text:p text:style-name="P146">puts “&gt;&gt; debugging data” <text:span text:style-name="T114">unless</text:span> options[:<text:span text:style-name="T210">quiet</text:span>]</text:p>
      <text:p text:style-name="P146">x = 1.0 unless ! x.nil?</text:p>
      <text:p text:style-name="P117">cp( ARG[0], ‘~/scratch/’ ) <text:span text:style-name="T114">unless</text:span> ARG[0].<text:span text:style-name="T210">nil? || ARG[0] == “”</text:span></text:p>
      <text:p text:style-name="P190">Dir.entries.each do | f |</text:p>
      <text:p text:style-name="P215"><text:s text:c="2"/>process_file( f ) <text:span text:style-name="T114">unless</text:span> f == ‘.’ or f == ‘..’</text:p>
      <text:p text:style-name="P215">end</text:p>
      <text:p text:style-name="P27"><text:soft-page-break/><text:span text:style-name="T114">until</text:span><text:span text:style-name="T67"> </text:span><text:span text:style-name="T65">― </text:span><text:span text:style-name="T43">Loop until done</text:span></text:p>
      <text:p text:style-name="P42"><text:span text:style-name="T114">until</text:span> <text:span text:style-name="T145">condition_becomes_true</text:span></text:p>
      <text:p text:style-name="P103"><text:s text:c="2"/><text:span text:style-name="T145">statement</text:span><text:span text:style-name="T160">(s)</text:span></text:p>
      <text:p text:style-name="P100">end</text:p>
      <text:p text:style-name="P64"><text:span text:style-name="T3">example</text:span><text:span text:style-name="T9">:</text:span></text:p>
      <text:p text:style-name="P141">x = 10</text:p>
      <text:p text:style-name="P141">epsilon = 0.00001</text:p>
      <text:p text:style-name="P141">iteration = 1</text:p>
      <text:p text:style-name="P141"><text:span text:style-name="T114">until</text:span> x &lt;= epsilon</text:p>
      <text:p text:style-name="P141"><text:s text:c="2"/>puts “iteration #{iteration} - x = #{x}”</text:p>
      <text:p text:style-name="P141"><text:s text:c="2"/>x /= 2.0</text:p>
      <text:p text:style-name="P141"><text:s text:c="2"/>iteration += 1</text:p>
      <text:p text:style-name="P136">end</text:p>
      <text:p text:style-name="P18"><text:span text:style-name="T209">until statement-modifier</text:span><text:span text:style-name="T59"> </text:span><text:span text:style-name="T65">― </text:span><text:span text:style-name="T62">C</text:span><text:span text:style-name="T60">onditionally </text:span><text:span text:style-name="T63">loop on</text:span><text:span text:style-name="T60"> a statement</text:span></text:p>
      <text:p text:style-name="P52"><text:span text:style-name="T145">statement</text:span> <text:span text:style-name="T114">un</text:span><text:span text:style-name="T126">til</text:span><text:span text:style-name="T132"> </text:span><text:span text:style-name="T161">conditional_expression</text:span><text:span text:style-name="T194"> <text:s/></text:span><text:span text:style-name="T197"># becomes true...</text:span></text:p>
      <text:p text:style-name="P70"><text:span text:style-name="T3">example</text:span><text:span text:style-name="T4">s</text:span><text:span text:style-name="T9">:</text:span></text:p>
      <text:p text:style-name="P147">x <text:span text:style-name="T229">+</text:span>= <text:span text:style-name="T229">5</text:span> <text:span text:style-name="T229">until x &gt; 25</text:span></text:p>
      <text:p text:style-name="P126"/>
      <text:p text:style-name="P26">while<text:span text:style-name="T67"> </text:span><text:span text:style-name="T65">― </text:span><text:span text:style-name="T43">Loop while not-yet done</text:span></text:p>
      <text:p text:style-name="P42"><text:span text:style-name="T114">while</text:span> <text:span text:style-name="T145">condition_is_true</text:span></text:p>
      <text:p text:style-name="P103"><text:s text:c="2"/><text:span text:style-name="T145">statement</text:span><text:span text:style-name="T160">(s)</text:span></text:p>
      <text:p text:style-name="P101">end</text:p>
      <text:p text:style-name="P64"><text:span text:style-name="T3">example</text:span><text:span text:style-name="T9">:</text:span></text:p>
      <text:p text:style-name="P140">f = File.open( ‘~/projects/test.txt’ )</text:p>
      <text:p text:style-name="P140"><text:span text:style-name="T114">while</text:span> line = f.gets</text:p>
      <text:p text:style-name="P140"><text:s text:c="2"/>puts( line ) if line[0] != ‘#’ <text:s/># uncomment the file!</text:p>
      <text:p text:style-name="P137">end</text:p>
      <text:p text:style-name="P18"><text:span text:style-name="T229">while statement-modifier</text:span><text:span text:style-name="T59"> </text:span><text:span text:style-name="T65">― </text:span><text:span text:style-name="T62">C</text:span><text:span text:style-name="T60">onditionally </text:span><text:span text:style-name="T63">loop on</text:span><text:span text:style-name="T60"> a statement</text:span></text:p>
      <text:p text:style-name="P52"><text:span text:style-name="T145">statement</text:span> <text:span text:style-name="T126">while</text:span><text:span text:style-name="T132"> </text:span><text:span text:style-name="T161">conditional_expression</text:span><text:span text:style-name="T194"> <text:s/></text:span><text:span text:style-name="T197"># is true...</text:span></text:p>
      <text:p text:style-name="P70"><text:span text:style-name="T3">example</text:span><text:span text:style-name="T4">s</text:span><text:span text:style-name="T9">:</text:span></text:p>
      <text:p text:style-name="P147">x <text:span text:style-name="T229">+</text:span>= <text:span text:style-name="T229">5</text:span> <text:span text:style-name="T229">while x &lt;= 25</text:span></text:p>
      <text:p text:style-name="P284">Idioms<text:span text:style-name="T172"> </text:span><text:span text:style-name="T173">― I</text:span><text:span text:style-name="T174">dioms</text:span><text:span text:style-name="T174"><text:note text:id="ftn1" text:note-class="footnote"><text:note-citation>1</text:note-citation><text:note-body><text:p text:style-name="P261"><text:span text:style-name="T180">Wikipedia: </text:span><text:a xlink:type="simple" xlink:href="http://en.wikipedia.org/wiki/Idiom"><text:span text:style-name="T181">en.wikipedia.org/wiki/Idiom</text:span></text:a></text:p></text:note-body></text:note></text:span><text:span text:style-name="T174"> are</text:span><text:span text:style-name="T173"> Ruby’</text:span><text:span text:style-name="T174">s “slang,” conventional ways of expressing </text:span><text:span text:style-name="T175">commonly used structures and expressions.</text:span></text:p>
      <text:p text:style-name="P7"><text:span text:style-name="T115">||=</text:span><text:span text:style-name="T67"> <text:s text:c="3"/></text:span><text:span text:style-name="T65">― I</text:span><text:span text:style-name="T36">nitialize </text:span><text:span text:style-name="T53">object</text:span><text:span text:style-name="T36"> if </text:span><text:span text:style-name="T53">it </text:span><text:span text:style-name="T54">i</text:span><text:span text:style-name="T53">s</text:span><text:span text:style-name="T36"> </text:span><text:span text:style-name="T84">nil</text:span></text:p>
      <text:p text:style-name="P28"><text:span text:style-name="T114">myvar ||= value</text:span><text:span text:style-name="T20"> <text:s text:c="2"/># tests and sets obj-reference (variable),</text:span></text:p>
      <text:p text:style-name="P61"><text:s text:c="21"/># if <text:span text:style-name="T114">myvar</text:span> is <text:span text:style-name="T114">nil</text:span>, assignes <text:span text:style-name="T114">value</text:span> to it,</text:p>
      <text:p text:style-name="P61"><text:s text:c="21"/># otherwise leaves it unchanged</text:p>
      <text:p text:style-name="P60"><text:span text:style-name="T3">example</text:span><text:span text:style-name="T4">s</text:span><text:span text:style-name="T9">:</text:span></text:p>
      <text:p text:style-name="P111">default ||= ‘yes’ <text:s text:c="3"/># =&gt; ‘yes’</text:p>
      <text:p text:style-name="P253"><text:span text:style-name="T127">meth</text:span><text:span text:style-name="T131">od</text:span><text:span text:style-name="T127">?</text:span><text:span text:style-name="T67"> </text:span><text:span text:style-name="T65">― </text:span><text:span text:style-name="T68">Method names ending in ‘</text:span><text:span text:style-name="T87">?</text:span><text:span text:style-name="T68">’ usually determine a Boolean value (confirm a state or condition, </text:span><text:span text:style-name="T75">like “is this object nil?”</text:span><text:span text:style-name="T68">).</text:span></text:p>
      <text:p text:style-name="P57"><text:span text:style-name="T145">obj</text:span>.<text:span text:style-name="T114">meth</text:span><text:span text:style-name="T131">od</text:span><text:span text:style-name="T114">?</text:span></text:p>
      <text:p text:style-name="P64"><text:span text:style-name="T3">example</text:span><text:span text:style-name="T4">s</text:span><text:span text:style-name="T9">:</text:span></text:p>
      <text:p text:style-name="P168">nil.<text:span text:style-name="T114">nil?</text:span> <text:s text:c="18"/># =&gt; true</text:p>
      <text:p text:style-name="P128">foo = 7</text:p>
      <text:p text:style-name="P217">foo.<text:span text:style-name="T114">nil?</text:span> <text:s text:c="18"/># =&gt; false</text:p>
      <text:p text:style-name="P217">foo = nil</text:p>
      <text:p text:style-name="P217">foo.<text:span text:style-name="T114">nil?</text:span> <text:s text:c="18"/># =&gt; true</text:p>
      <text:p text:style-name="P127">8.<text:span text:style-name="T114">even?</text:span> <text:s text:c="19"/># =&gt; true</text:p>
      <text:p text:style-name="P166">8.<text:span text:style-name="T114">odd?</text:span> <text:s text:c="20"/># =&gt; false</text:p>
      <text:p text:style-name="P166">‘’.<text:span text:style-name="T114">empty?</text:span> <text:s text:c="17"/># =&gt; true</text:p>
      <text:p text:style-name="P166">[0,1].<text:span text:style-name="T114">empty?</text:span> <text:s text:c="14"/># =&gt; false</text:p>
      <text:p text:style-name="P167">“pqr”.<text:span text:style-name="T114">kind_of?</text:span>( String ) <text:s text:c="2"/># =&gt; true</text:p>
      <text:p text:style-name="P167">[1,2].<text:span text:style-name="T114">kind_of?</text:span>( Integer ) <text:s/># =&gt; false</text:p>
      <text:p text:style-name="P274">...</text:p>
      <text:p text:style-name="P278">loop do</text:p>
      <text:p text:style-name="P279"><text:s text:c="2"/>line = f.gets <text:s text:c="11"/># Read a line from a file...</text:p>
      <text:p text:style-name="P279"><text:s text:c="2"/><text:span text:style-name="T232">break if f.</text:span><text:span text:style-name="T128">eof?</text:span><text:span text:style-name="T232"> <text:s text:c="9"/># Terminate loop if end-of-file</text:span></text:p>
      <text:p text:style-name="P277">end</text:p>
      <text:p text:style-name="P252"><text:span text:style-name="T192">meth</text:span><text:span text:style-name="T193">od</text:span><text:span text:style-name="T192">!</text:span><text:span text:style-name="T97"> </text:span><text:span text:style-name="T65">― </text:span><text:span text:style-name="T69">Method names ending in ‘</text:span><text:span text:style-name="T86">!</text:span><text:span text:style-name="T69">’ usually modify (alter, change) their receiver (object). </text:span><text:span text:style-name="T76">(</text:span><text:span text:style-name="T70">S</text:span><text:span text:style-name="T69">ome Ruby coders say that ‘</text:span><text:span text:style-name="T86">!</text:span><text:span text:style-name="T69">’ signifies a “</text:span><text:span text:style-name="T16">dangerous</text:span><text:span text:style-name="T69">” method, but this is a misleading and wrong way to characterize these methods.</text:span><text:span text:style-name="T76">)</text:span></text:p>
      <text:p text:style-name="P58"><text:span text:style-name="T145">obj</text:span>.<text:span text:style-name="T114">meth</text:span><text:span text:style-name="T131">od</text:span><text:span text:style-name="T114">!</text:span></text:p>
      <text:p text:style-name="P72"><text:span text:style-name="T3">example</text:span><text:span text:style-name="T4">s</text:span><text:span text:style-name="T9">:</text:span></text:p>
      <text:p text:style-name="P167">obj = %w{ Carl Elsa Ally Dave Bret }</text:p>
      <text:p text:style-name="P275">obj.<text:span text:style-name="T114">sort!</text:span> <text:s text:c="17"/># =&gt; <text:span text:style-name="T231">obj = </text:span>[“Ally”,”Bret”,”Carl”,”Dave”,”Elsa”]</text:p>
      <text:p text:style-name="P276">obj.<text:span text:style-name="T114">reverse!</text:span> <text:s text:c="14"/># =&gt; <text:span text:style-name="T231">obj = </text:span>[“Elsa”,”Dave”,”Carl”,”Bret”,”Ally”]</text:p>
      <text:p text:style-name="P276">...</text:p>
      <text:p text:style-name="P278">loop do</text:p>
      <text:p text:style-name="P280"><text:s text:c="2"/>line = f.gets <text:s text:c="11"/># Read a line from a file...</text:p>
      <text:p text:style-name="P280"><text:s text:c="2"/>line.<text:span text:style-name="T114">chomp!</text:span> <text:s text:c="13"/># Remove trailing newline ‘\n’ from line</text:p>
      <text:p text:style-name="P280"><text:s text:c="2"/><text:span text:style-name="T232">break if f.eof?</text:span></text:p>
      <text:p text:style-name="P277">end</text:p>
      <text:p text:style-name="P251"><text:soft-page-break/><text:span text:style-name="T88">local names</text:span><text:span text:style-name="T67"> </text:span><text:span text:style-name="T65">― </text:span><text:span text:style-name="T71">Local names are used for local variables, method names and method parameters. <text:s/>All local names begin with </text:span><text:span text:style-name="T104">a </text:span><text:span text:style-name="T6">lowercase letter</text:span><text:span text:style-name="T71"> ‘</text:span><text:span text:style-name="T88">a</text:span><text:span text:style-name="T71">’..’</text:span><text:span text:style-name="T88">z</text:span><text:span text:style-name="T71">’ or (rarely) with an underscore ‘</text:span><text:span text:style-name="T88">_</text:span><text:span text:style-name="T71">’.</text:span></text:p>
      <text:p text:style-name="P34"><text:span text:style-name="T3">example</text:span><text:span text:style-name="T9">:</text:span></text:p>
      <text:p text:style-name="P169">def <text:span text:style-name="T114">write_report</text:span>( <text:span text:style-name="T114">title</text:span>, <text:span text:style-name="T114">plength</text:span> = 60, <text:span text:style-name="T114">dfont</text:span><text:span text:style-name="T132"> = ‘’</text:span> )</text:p>
      <text:p text:style-name="P231"><text:s text:c="2"/><text:span text:style-name="T114">font</text:span> = ‘Courier’ unless <text:span text:style-name="T114">dfont</text:span> != ‘’</text:p>
      <text:p text:style-name="P207"><text:s text:c="2"/>...</text:p>
      <text:p text:style-name="P234">end</text:p>
      <text:p text:style-name="P251"><text:span text:style-name="T88">$Global names</text:span><text:span text:style-name="T67"> </text:span><text:span text:style-name="T65">― </text:span><text:span text:style-name="T71">Global variables always start with a </text:span><text:span text:style-name="T6">dollar sign</text:span><text:span text:style-name="T71"> ‘</text:span><text:span text:style-name="T88">$</text:span><text:span text:style-name="T71">’, and have scope visibility </text:span><text:span text:style-name="T81">throughout</text:span><text:span text:style-name="T71"> the Ruby program (script); they have “global scope.”</text:span></text:p>
      <text:p text:style-name="P34"><text:span text:style-name="T3">example</text:span><text:span text:style-name="T9">:</text:span></text:p>
      <text:p text:style-name="P169"><text:span text:style-name="T114">$Global_state</text:span> = :base</text:p>
      <text:p text:style-name="P169">puts <text:span text:style-name="T114">$0</text:span></text:p>
      <text:p text:style-name="P129">puts <text:span text:style-name="T114">$PROGRAM_NAME</text:span> <text:s text:c="3"/># <text:span text:style-name="T114">$0</text:span> and <text:span text:style-name="T114">$PROGRAM_NAME</text:span> are the same <text:span text:style-name="T236">value</text:span></text:p>
      <text:p text:style-name="P129"/>
      <text:p text:style-name="P251"><text:span text:style-name="T89">@Instance variables</text:span><text:span text:style-name="T67"> </text:span><text:span text:style-name="T65">― </text:span><text:span text:style-name="T72">Instance variables are the “state values” for a class instance, and always begin with a </text:span><text:span text:style-name="T7">single at-sign</text:span><text:span text:style-name="T72"> ‘</text:span><text:span text:style-name="T89">@</text:span><text:span text:style-name="T72">’. <text:s/>An instance variable has scope only within its class </text:span><text:span text:style-name="T73">instance </text:span><text:span text:style-name="T72">(is invisible outside that class), </text:span><text:span text:style-name="T73">belongs to that instance,</text:span><text:span text:style-name="T72"> and must be accessed through an attribute method.</text:span></text:p>
      <text:p text:style-name="P34"><text:span text:style-name="T3">example</text:span><text:span text:style-name="T9">:</text:span></text:p>
      <text:p text:style-name="P175"><text:span text:style-name="T132">class</text:span> Music</text:p>
      <text:p text:style-name="P154"><text:s text:c="2"/><text:span text:style-name="T114">attr_reader :genre, :era</text:span></text:p>
      <text:p text:style-name="P154"><text:s text:c="2"/><text:span text:style-name="T132">def</text:span> initialize( genre, era )</text:p>
      <text:p text:style-name="P229"><text:s text:c="4"/><text:span text:style-name="T114">@genre</text:span> = genre</text:p>
      <text:p text:style-name="P197"><text:s text:c="4"/><text:span text:style-name="T114">@era</text:span> <text:s text:c="2"/>= era</text:p>
      <text:p text:style-name="P197"><text:s text:c="2"/><text:span text:style-name="T132">end</text:span></text:p>
      <text:p text:style-name="P119"><text:span text:style-name="T132">end</text:span> <text:s/># class Music</text:p>
      <text:p text:style-name="P283"><text:span text:style-name="T90">@@Class variables</text:span><text:span text:style-name="T67"> </text:span><text:span text:style-name="T65">― </text:span><text:span text:style-name="T73">Class variables are “global to the class,” and always begin with </text:span><text:span text:style-name="T8">double at-signs</text:span><text:span text:style-name="T73"> “</text:span><text:span text:style-name="T90">@@</text:span><text:span text:style-name="T73">”. <text:s/>A class variable has scope only within its class (is invisible outside that class), belongs to the class itself, and are usable only by the class and its instances ― class variables are rarely used.</text:span></text:p>
      <text:p text:style-name="P34"><text:span text:style-name="T3">example</text:span><text:span text:style-name="T9">:</text:span></text:p>
      <text:p text:style-name="P170">class Music</text:p>
      <text:p text:style-name="P170"><text:s text:c="2"/><text:span text:style-name="T114">@@Context</text:span> = :Jazz</text:p>
      <text:p text:style-name="P170"><text:s text:c="2"/>...</text:p>
      <text:p text:style-name="P130">end <text:s/># class Music</text:p>
      <text:p text:style-name="P250"><text:span text:style-name="T114">Constants, Modules &amp; Class Names</text:span><text:span text:style-name="T82"> </text:span><text:span text:style-name="T20">― Names of constants, classes and modules each begin with an UpperCase Letter ‘</text:span><text:span text:style-name="T82">A</text:span><text:span text:style-name="T20">’..’</text:span><text:span text:style-name="T82">Z</text:span><text:span text:style-name="T20">’. <text:s/>Conventionally, a CONSTANT name is always completely UPPERCASE, while names of Classes and Modules are always MixedCase.</text:span></text:p>
      <text:p text:style-name="P37"><text:span text:style-name="T3">example</text:span><text:span text:style-name="T9">:</text:span></text:p>
      <text:p text:style-name="P177">module <text:span text:style-name="T114">Arts</text:span></text:p>
      <text:p text:style-name="P170"><text:span text:style-name="T132"><text:s text:c="2"/></text:span><text:span text:style-name="T114">AUDIENCE</text:span><text:span text:style-name="T132"> = :worldwide</text:span></text:p>
      <text:p text:style-name="P170"><text:s text:c="2"/>class <text:span text:style-name="T114">Music</text:span></text:p>
      <text:p text:style-name="P170"><text:s text:c="4"/><text:span text:style-name="T130">AUDSURFACE</text:span><text:span text:style-name="T237"> = 4 * Math::</text:span><text:span text:style-name="T130">PI</text:span><text:span text:style-name="T237"> * r**2</text:span></text:p>
      <text:p text:style-name="P170"><text:s text:c="2"/>end <text:s/># class Music</text:p>
      <text:p text:style-name="P130">end <text:s/># module 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note" style:family="paragraph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8pt" officeooo:rsid="001347d7" officeooo:paragraph-rsid="001347d7" style:font-size-asian="8pt" style:font-size-complex="8pt"/>
    </style:style>
    <style:style style:name="MP2" style:family="paragraph">
      <style:paragraph-properties fo:text-align="center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4" draw:style-name="Mgr1" draw:text-style-name="MP2" svg:x1="-1.05pt" svg:y1="-1.25pt" svg:x2="499.55pt" svg:y2="-1.25pt"><text:p/></draw:line>Ruby Syntax<text:tab/><text:tab/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06-26T08:45:51.577834936</meta:creation-date>
    <dc:date>2014-10-24T15:57:39.884584513</dc:date>
    <dc:creator>Lorin Ricker</dc:creator>
    <meta:editing-duration>PT19H49M14S</meta:editing-duration>
    <meta:editing-cycles>108</meta:editing-cycles>
    <meta:generator>LibreOffice/4.2.6.3$Linux_X86_64 LibreOffice_project/420m0$Build-3</meta:generator>
    <meta:printed-by>Lorin Ricker</meta:printed-by>
    <meta:print-date>2014-07-03T15:38:26.415969940</meta:print-date>
    <meta:document-statistic meta:table-count="3" meta:image-count="0" meta:object-count="0" meta:page-count="15" meta:paragraph-count="552" meta:word-count="2846" meta:character-count="17515" meta:non-whitespace-character-count="13952"/>
  </office:meta>
</office:document-meta>
</file>